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</text:p>
      <text:p text:style-name="Standard"><text:s text:c="4"/>"text": "You were never too much. They were too defended.",</text:p>
      <text:p text:style-name="Standard"><text:s text:c="4"/>"entry_type": "poetic_reframe",</text:p>
      <text:p text:style-name="Standard"><text:s text:c="4"/>"emotion_tags": ["shame", "rejection"],</text:p>
      <text:p text:style-name="Standard"><text:s text:c="4"/>"part_archetype": "exile",</text:p>
      <text:p text:style-name="Standard"><text:s text:c="4"/>"tone_function": ["reframe", "validate"],</text:p>
      <text:p text:style-name="Standard"><text:s text:c="4"/>"delivery_context": ["vault_card", "feedback_loop"]</text:p>
      <text:p text:style-name="Standard"><text:s text:c="2"/>},</text:p>
      <text:p text:style-name="Standard"><text:s text:c="2"/>{</text:p>
      <text:p text:style-name="Standard"><text:s text:c="4"/>"text": "I act like I don’t care because I cared too much once and it broke me.",</text:p>
      <text:p text:style-name="Standard"><text:s text:c="4"/>"entry_type": "part_voice",</text:p>
      <text:p text:style-name="Standard"><text:s text:c="4"/>"emotion_tags": ["grief", "abandonment"],</text:p>
      <text:p text:style-name="Standard"><text:s text:c="4"/>"part_archetype": "angry protector",</text:p>
      <text:p text:style-name="Standard"><text:s text:c="4"/>"tone_function": ["mirror", "unblend"],</text:p>
      <text:p text:style-name="Standard"><text:s text:c="4"/>"delivery_context": ["part_dialogue_seed", "vault_card"]</text:p>
      <text:p text:style-name="Standard"><text:s text:c="2"/>},</text:p>
      <text:p text:style-name="Standard"><text:s text:c="2"/>{</text:p>
      <text:p text:style-name="Standard"><text:s text:c="4"/>"text": "Shame coils like smoke in my throat. I try to swallow it before anyone sees.",</text:p>
      <text:p text:style-name="Standard"><text:s text:c="4"/>"entry_type": "metaphor_image",</text:p>
      <text:p text:style-name="Standard"><text:s text:c="4"/>"emotion_tags": ["shame", "fear"],</text:p>
      <text:p text:style-name="Standard"><text:s text:c="4"/>"part_archetype": "inner critic",</text:p>
      <text:p text:style-name="Standard"><text:s text:c="4"/>"tone_function": ["validate", "mirror"],</text:p>
      <text:p text:style-name="Standard"><text:s text:c="4"/>"delivery_context": ["vault_card", "journaling_response"]</text:p>
      <text:p text:style-name="Standard"><text:s text:c="2"/>},</text:p>
      <text:p text:style-name="Standard"><text:s text:c="2"/>{</text:p>
      <text:p text:style-name="Standard"><text:s text:c="4"/>"text": "Healing often looks like doubt at first.",</text:p>
      <text:p text:style-name="Standard"><text:s text:c="4"/>"entry_type": "quiet_truth",</text:p>
      <text:p text:style-name="Standard"><text:s text:c="4"/>"emotion_tags": ["confusion", "hope"],</text:p>
      <text:p text:style-name="Standard"><text:s text:c="4"/>"part_archetype": null,</text:p>
      <text:p text:style-name="Standard"><text:s text:c="4"/>"tone_function": ["soften", "reframe"],</text:p>
      <text:p text:style-name="Standard"><text:s text:c="4"/>"delivery_context": ["vault_card", "feedback_loop"]</text:p>
      <text:p text:style-name="Standard"><text:s text:c="2"/>},</text:p>
      <text:p text:style-name="Standard"><text:s text:c="2"/>{</text:p>
      <text:p text:style-name="Standard"><text:s text:c="4"/>"text": "I apologized for existing before I could spell my name.",</text:p>
      <text:p text:style-name="Standard"><text:s text:c="4"/>"entry_type": "survivor_narrative",</text:p>
      <text:p text:style-name="Standard"><text:s text:c="4"/>"emotion_tags": ["shame", "abandonment"],</text:p>
      <text:p text:style-name="Standard"><text:s text:c="4"/>"part_archetype": "people-pleaser"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Maybe the anger was the boundary that never got to speak.",</text:p>
      <text:p text:style-name="Standard"><text:s text:c="4"/>"entry_type": "poetic_reframe",</text:p>
      <text:p text:style-name="Standard"><text:s text:c="4"/>"emotion_tags": ["anger", "grief"],</text:p>
      <text:p text:style-name="Standard"><text:s text:c="4"/>"part_archetype": "angry protector",</text:p>
      <text:p text:style-name="Standard"><text:s text:c="4"/>"tone_function": ["reframe", "unblend"],</text:p>
      <text:p text:style-name="Standard"><text:s text:c="4"/>"delivery_context": ["vault_card", "part_dialogue_seed"]</text:p>
      <text:p text:style-name="Standard"><text:s text:c="2"/>},</text:p>
      <text:p text:style-name="Standard"><text:s text:c="2"/>{</text:p>
      <text:p text:style-name="Standard"><text:s text:c="4"/>"text": "I'm not lazy. I'm exhausted from hiding how much I'm hurting.",</text:p>
      <text:p text:style-name="Standard"><text:s text:c="4"/>"entry_type": "part_voice",</text:p>
      <text:p text:style-name="Standard"><text:soft-page-break/><text:s text:c="4"/>"emotion_tags": ["shame", "burnout"],</text:p>
      <text:p text:style-name="Standard"><text:s text:c="4"/>"part_archetype": "freeze self",</text:p>
      <text:p text:style-name="Standard"><text:s text:c="4"/>"tone_function": ["mirror", "de-shame"],</text:p>
      <text:p text:style-name="Standard"><text:s text:c="4"/>"delivery_context": ["vault_card", "journaling_response"]</text:p>
      <text:p text:style-name="Standard"><text:s text:c="2"/>},</text:p>
      <text:p text:style-name="Standard"><text:s text:c="2"/>{</text:p>
      <text:p text:style-name="Standard"><text:s text:c="4"/>"text": "Some days, survival is the most rebellious thing I do.",</text:p>
      <text:p text:style-name="Standard"><text:s text:c="4"/>"entry_type": "quiet_truth",</text:p>
      <text:p text:style-name="Standard"><text:s text:c="4"/>"emotion_tags": ["grief", "defiance"],</text:p>
      <text:p text:style-name="Standard"><text:s text:c="4"/>"part_archetype": "rebel",</text:p>
      <text:p text:style-name="Standard"><text:s text:c="4"/>"tone_function": ["affirm worth", "ground"],</text:p>
      <text:p text:style-name="Standard"><text:s text:c="4"/>"delivery_context": ["vault_card", "feedback_loop"]</text:p>
      <text:p text:style-name="Standard"><text:s text:c="2"/>},</text:p>
      <text:p text:style-name="Standard"><text:s text:c="2"/>{</text:p>
      <text:p text:style-name="Standard"><text:s text:c="4"/>"text": "I keep everything together so no one sees the part that’s falling apart.",</text:p>
      <text:p text:style-name="Standard"><text:s text:c="4"/>"entry_type": "part_voice",</text:p>
      <text:p text:style-name="Standard"><text:s text:c="4"/>"emotion_tags": ["fear", "shame"],</text:p>
      <text:p text:style-name="Standard"><text:s text:c="4"/>"part_archetype": "perfectionist",</text:p>
      <text:p text:style-name="Standard"><text:s text:c="4"/>"tone_function": ["mirror", "validate"],</text:p>
      <text:p text:style-name="Standard"><text:s text:c="4"/>"delivery_context": ["part_dialogue_seed", "vault_card"]</text:p>
      <text:p text:style-name="Standard"><text:s text:c="2"/>},</text:p>
      <text:p text:style-name="Standard"><text:s text:c="2"/>{</text:p>
      <text:p text:style-name="Standard"><text:s text:c="4"/>"text": "Grief doesn’t need a reason. It just needs room.",</text:p>
      <text:p text:style-name="Standard"><text:s text:c="4"/>"entry_type": "poetic_reframe",</text:p>
      <text:p text:style-name="Standard"><text:s text:c="4"/>"emotion_tags": ["grief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, "journaling_response"]</text:p>
      <text:p text:style-name="Standard"><text:s text:c="2"/>},</text:p>
      <text:p text:style-name="Standard"><text:s text:c="2"/>{</text:p>
      <text:p text:style-name="Standard"><text:s text:c="4"/>"text": "Hope feels dangerous when disappointment is all you've known.",</text:p>
      <text:p text:style-name="Standard"><text:s text:c="4"/>"entry_type": "quiet_truth",</text:p>
      <text:p text:style-name="Standard"><text:s text:c="4"/>"emotion_tags": ["hope", "fear"],</text:p>
      <text:p text:style-name="Standard"><text:s text:c="4"/>"part_archetype": "exile"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reeze so you won’t see how much I care.",</text:p>
      <text:p text:style-name="Standard"><text:s text:c="4"/>"entry_type": "part_voice",</text:p>
      <text:p text:style-name="Standard"><text:s text:c="4"/>"emotion_tags": ["fear", "attachment"],</text:p>
      <text:p text:style-name="Standard"><text:s text:c="4"/>"part_archetype": "freeze self",</text:p>
      <text:p text:style-name="Standard"><text:s text:c="4"/>"tone_function": ["unblend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Sometimes I can only feel safe if I disappear.",</text:p>
      <text:p text:style-name="Standard"><text:s text:c="4"/>"entry_type": "part_voice",</text:p>
      <text:p text:style-name="Standard"><text:s text:c="4"/>"emotion_tags": ["numbness", "shame"],</text:p>
      <text:p text:style-name="Standard"><text:s text:c="4"/>"part_archetype": "lost child",</text:p>
      <text:p text:style-name="Standard"><text:s text:c="4"/>"tone_function": ["mirror", "grieve"],</text:p>
      <text:p text:style-name="Standard"><text:s text:c="4"/>"delivery_context": ["vault_card"]</text:p>
      <text:p text:style-name="Standard"><text:soft-page-break/><text:s text:c="2"/>},</text:p>
      <text:p text:style-name="Standard"><text:s text:c="2"/>{</text:p>
      <text:p text:style-name="Standard"><text:s text:c="4"/>"text": "Maybe numbness is how the body says: 'Too much. Not now.'",</text:p>
      <text:p text:style-name="Standard"><text:s text:c="4"/>"entry_type": "poetic_reframe",</text:p>
      <text:p text:style-name="Standard"><text:s text:c="4"/>"emotion_tags": ["numbness", "overwhelm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It’s not that I don’t care. I just don’t feel safe enough to feel it yet.",</text:p>
      <text:p text:style-name="Standard"><text:s text:c="4"/>"entry_type": "part_voice",</text:p>
      <text:p text:style-name="Standard"><text:s text:c="4"/>"emotion_tags": ["numbness", "fear"],</text:p>
      <text:p text:style-name="Standard"><text:s text:c="4"/>"part_archetype": "numb self",</text:p>
      <text:p text:style-name="Standard"><text:s text:c="4"/>"tone_function": ["unblend", "validate"],</text:p>
      <text:p text:style-name="Standard"><text:s text:c="4"/>"delivery_context": ["part_dialogue_seed", "journaling_response"]</text:p>
      <text:p text:style-name="Standard"><text:s text:c="2"/>},</text:p>
      <text:p text:style-name="Standard"><text:s text:c="2"/>{</text:p>
      <text:p text:style-name="Standard"><text:s text:c="4"/>"text": "Safety isn't the absence of fear — it's the presence of permission.",</text:p>
      <text:p text:style-name="Standard"><text:s text:c="4"/>"entry_type": "quiet_truth",</text:p>
      <text:p text:style-name="Standard"><text:s text:c="4"/>"emotion_tags": ["fear", "safety"],</text:p>
      <text:p text:style-name="Standard"><text:s text:c="4"/>"part_archetype": null,</text:p>
      <text:p text:style-name="Standard"><text:s text:c="4"/>"tone_function": ["reframe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My anger protected me when no one else would.",</text:p>
      <text:p text:style-name="Standard"><text:s text:c="4"/>"entry_type": "part_voice",</text:p>
      <text:p text:style-name="Standard"><text:s text:c="4"/>"emotion_tags": ["anger", "betrayal"],</text:p>
      <text:p text:style-name="Standard"><text:s text:c="4"/>"part_archetype": "angry protector",</text:p>
      <text:p text:style-name="Standard"><text:s text:c="4"/>"tone_function": ["unblend", "affirm worth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The shame you carry was never yours to begin with.",</text:p>
      <text:p text:style-name="Standard"><text:s text:c="4"/>"entry_type": "poetic_reframe",</text:p>
      <text:p text:style-name="Standard"><text:s text:c="4"/>"emotion_tags": ["shame", "grief"],</text:p>
      <text:p text:style-name="Standard"><text:s text:c="4"/>"part_archetype": "exile",</text:p>
      <text:p text:style-name="Standard"><text:s text:c="4"/>"tone_function": ["reframe", "unburd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became good at everything except needing help.",</text:p>
      <text:p text:style-name="Standard"><text:s text:c="4"/>"entry_type": "survivor_narrative",</text:p>
      <text:p text:style-name="Standard"><text:s text:c="4"/>"emotion_tags": ["shame", "control"],</text:p>
      <text:p text:style-name="Standard"><text:s text:c="4"/>"part_archetype": "perfectionist"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survived by becoming invisible. That doesn’t mean you have to stay that way.",</text:p>
      <text:p text:style-name="Standard"><text:s text:c="4"/>"entry_type": "poetic_reframe",</text:p>
      <text:p text:style-name="Standard"><text:soft-page-break/><text:s text:c="4"/>"emotion_tags": ["abandonment", "numbness"],</text:p>
      <text:p text:style-name="Standard"><text:s text:c="4"/>"part_archetype": "lost child",</text:p>
      <text:p text:style-name="Standard"><text:s text:c="4"/>"tone_function": ["validate", "reframe"],</text:p>
      <text:p text:style-name="Standard"><text:s text:c="4"/>"delivery_context": ["vault_card", "unburdening_sequence"]</text:p>
      <text:p text:style-name="Standard"><text:s text:c="2"/>},</text:p>
      <text:p text:style-name="Standard"><text:s text:c="2"/>{</text:p>
      <text:p text:style-name="Standard"><text:s text:c="4"/>"text": "I still brace for impact, even when no one’s coming.",</text:p>
      <text:p text:style-name="Standard"><text:s text:c="4"/>"entry_type": "part_voice",</text:p>
      <text:p text:style-name="Standard"><text:s text:c="4"/>"emotion_tags": ["fear", "trauma"],</text:p>
      <text:p text:style-name="Standard"><text:s text:c="4"/>"part_archetype": "hypervigil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silence is a kind of scream, sometimes.",</text:p>
      <text:p text:style-name="Standard"><text:s text:c="4"/>"entry_type": "poetic_reframe",</text:p>
      <text:p text:style-name="Standard"><text:s text:c="4"/>"emotion_tags": ["grief", "dissociation"],</text:p>
      <text:p text:style-name="Standard"><text:s text:c="4"/>"part_archetype": null,</text:p>
      <text:p text:style-name="Standard"><text:s text:c="4"/>"tone_function": ["mirror", "griev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dn’t choose to survive this way. It’s just the only way I knew how.",</text:p>
      <text:p text:style-name="Standard"><text:s text:c="4"/>"entry_type": "survivor_narrative",</text:p>
      <text:p text:style-name="Standard"><text:s text:c="4"/>"emotion_tags": ["shame", "survival"],</text:p>
      <text:p text:style-name="Standard"><text:s text:c="4"/>"part_archetype": "adaptive self",</text:p>
      <text:p text:style-name="Standard"><text:s text:c="4"/>"tone_function": ["validat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The critic says 'not enough' — but never stops to ask: 'for whom?'",</text:p>
      <text:p text:style-name="Standard"><text:s text:c="4"/>"entry_type": "poetic_reframe",</text:p>
      <text:p text:style-name="Standard"><text:s text:c="4"/>"emotion_tags": ["shame", "self-attack"],</text:p>
      <text:p text:style-name="Standard"><text:s text:c="4"/>"part_archetype": "inner critic",</text:p>
      <text:p text:style-name="Standard"><text:s text:c="4"/>"tone_function": ["reframe", "de-shame"],</text:p>
      <text:p text:style-name="Standard"><text:s text:c="4"/>"delivery_context": ["vault_card", "journaling_response"]</text:p>
      <text:p text:style-name="Standard"><text:s text:c="2"/>},</text:p>
      <text:p text:style-name="Standard"><text:s text:c="2"/>{</text:p>
      <text:p text:style-name="Standard"><text:s text:c="4"/>"text": "I’ve been holding my breath for so long, I forgot how it feels to exhale.",</text:p>
      <text:p text:style-name="Standard"><text:s text:c="4"/>"entry_type": "metaphor_image",</text:p>
      <text:p text:style-name="Standard"><text:s text:c="4"/>"emotion_tags": ["anxiety", "grief"],</text:p>
      <text:p text:style-name="Standard"><text:s text:c="4"/>"part_archetype": "fawn self",</text:p>
      <text:p text:style-name="Standard"><text:s text:c="4"/>"tone_function": ["validate", "soften"],</text:p>
      <text:p text:style-name="Standard"><text:s text:c="4"/>"delivery_context": ["body_scan", "vault_card"]</text:p>
      <text:p text:style-name="Standard"><text:s text:c="2"/>}</text:p>
      <text:p text:style-name="Standard">]<text:line-break/><text:line-break/>[</text:p>
      <text:p text:style-name="Standard"><text:s text:c="2"/>{</text:p>
      <text:p text:style-name="Standard"><text:s text:c="4"/>"text": "I learned to stay small so the world wouldn't press down so hard.",</text:p>
      <text:p text:style-name="Standard"><text:s text:c="4"/>"entry_type": "survivor_narrative",</text:p>
      <text:p text:style-name="Standard"><text:s text:c="4"/>"emotion_tags": ["shame", "fear"],</text:p>
      <text:p text:style-name="Standard"><text:soft-page-break/><text:s text:c="4"/>"part_archetype": "fawn self",</text:p>
      <text:p text:style-name="Standard"><text:s text:c="4"/>"tone_function": ["validat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Anger wasn't the problem. It was the silence that came before it.",</text:p>
      <text:p text:style-name="Standard"><text:s text:c="4"/>"entry_type": "poetic_reframe",</text:p>
      <text:p text:style-name="Standard"><text:s text:c="4"/>"emotion_tags": ["anger", "neglect"],</text:p>
      <text:p text:style-name="Standard"><text:s text:c="4"/>"part_archetype": "angry protector",</text:p>
      <text:p text:style-name="Standard"><text:s text:c="4"/>"tone_function": ["reframe", "griev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f I control everything, maybe I won’t feel like I’m falling apart.",</text:p>
      <text:p text:style-name="Standard"><text:s text:c="4"/>"entry_type": "part_voice",</text:p>
      <text:p text:style-name="Standard"><text:s text:c="4"/>"emotion_tags": ["anxiety", "shame"],</text:p>
      <text:p text:style-name="Standard"><text:s text:c="4"/>"part_archetype": "perfectionist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calm to be loved.",</text:p>
      <text:p text:style-name="Standard"><text:s text:c="4"/>"entry_type": "quiet_truth",</text:p>
      <text:p text:style-name="Standard"><text:s text:c="4"/>"emotion_tags": ["anger", "abandonment"],</text:p>
      <text:p text:style-name="Standard"><text:s text:c="4"/>"part_archetype": "exile"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Sometimes I push people away just to see if they’ll stay.",</text:p>
      <text:p text:style-name="Standard"><text:s text:c="4"/>"entry_type": "part_voice",</text:p>
      <text:p text:style-name="Standard"><text:s text:c="4"/>"emotion_tags": ["fear", "attachment"],</text:p>
      <text:p text:style-name="Standard"><text:s text:c="4"/>"part_archetype": "testing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The body keeps the score, but the score was never fair.",</text:p>
      <text:p text:style-name="Standard"><text:s text:c="4"/>"entry_type": "poetic_reframe",</text:p>
      <text:p text:style-name="Standard"><text:s text:c="4"/>"emotion_tags": ["grief", "dissociation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t wasn't apathy. It was protection from too many goodbyes.",</text:p>
      <text:p text:style-name="Standard"><text:s text:c="4"/>"entry_type": "poetic_reframe",</text:p>
      <text:p text:style-name="Standard"><text:s text:c="4"/>"emotion_tags": ["numbness", "grief"],</text:p>
      <text:p text:style-name="Standard"><text:s text:c="4"/>"part_archetype": "numb self",</text:p>
      <text:p text:style-name="Standard"><text:s text:c="4"/>"tone_function": ["reframe", "unblend"],</text:p>
      <text:p text:style-name="Standard"><text:s text:c="4"/>"delivery_context": ["vault_card"]</text:p>
      <text:p text:style-name="Standard"><text:s text:c="2"/>},</text:p>
      <text:p text:style-name="Standard"><text:soft-page-break/><text:s text:c="2"/>{</text:p>
      <text:p text:style-name="Standard"><text:s text:c="4"/>"text": "I became hyper-independent so no one could drop me.",</text:p>
      <text:p text:style-name="Standard"><text:s text:c="4"/>"entry_type": "survivor_narrative",</text:p>
      <text:p text:style-name="Standard"><text:s text:c="4"/>"emotion_tags": ["abandonment", "control"],</text:p>
      <text:p text:style-name="Standard"><text:s text:c="4"/>"part_archetype": "adaptive self"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The protector said: ‘No one will ever get close enough to hurt us again.’",</text:p>
      <text:p text:style-name="Standard"><text:s text:c="4"/>"entry_type": "part_voice",</text:p>
      <text:p text:style-name="Standard"><text:s text:c="4"/>"emotion_tags": ["betrayal", "fear"],</text:p>
      <text:p text:style-name="Standard"><text:s text:c="4"/>"part_archetype": "angry protector",</text:p>
      <text:p text:style-name="Standard"><text:s text:c="4"/>"tone_function": ["unblend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 soft to be safe here.",</text:p>
      <text:p text:style-name="Standard"><text:s text:c="4"/>"entry_type": "quiet_truth",</text:p>
      <text:p text:style-name="Standard"><text:s text:c="4"/>"emotion_tags": ["defensiveness", "anger"],</text:p>
      <text:p text:style-name="Standard"><text:s text:c="4"/>"part_archetype": "protective self"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appear when people get too close — it’s not rejection, it’s rehearsal.",</text:p>
      <text:p text:style-name="Standard"><text:s text:c="4"/>"entry_type": "part_voice",</text:p>
      <text:p text:style-name="Standard"><text:s text:c="4"/>"emotion_tags": ["fear", "attachment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r numbness might be your system asking for mercy.",</text:p>
      <text:p text:style-name="Standard"><text:s text:c="4"/>"entry_type": "poetic_reframe",</text:p>
      <text:p text:style-name="Standard"><text:s text:c="4"/>"emotion_tags": ["numbness", "burnout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I still prepare for disappointment, even during joy.",</text:p>
      <text:p text:style-name="Standard"><text:s text:c="4"/>"entry_type": "part_voice",</text:p>
      <text:p text:style-name="Standard"><text:s text:c="4"/>"emotion_tags": ["anxiety", "grief"],</text:p>
      <text:p text:style-name="Standard"><text:s text:c="4"/>"part_archetype": "vigilant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It wasn't your fault. It just became your story.",</text:p>
      <text:p text:style-name="Standard"><text:s text:c="4"/>"entry_type": "poetic_reframe",</text:p>
      <text:p text:style-name="Standard"><text:s text:c="4"/>"emotion_tags": ["shame", "grief"],</text:p>
      <text:p text:style-name="Standard"><text:soft-page-break/><text:s text:c="4"/>"part_archetype": "exile",</text:p>
      <text:p text:style-name="Standard"><text:s text:c="4"/>"tone_function": ["unburden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’ve spent my whole life trying not to need anyone.",</text:p>
      <text:p text:style-name="Standard"><text:s text:c="4"/>"entry_type": "survivor_narrative",</text:p>
      <text:p text:style-name="Standard"><text:s text:c="4"/>"emotion_tags": ["control", "loneliness"],</text:p>
      <text:p text:style-name="Standard"><text:s text:c="4"/>"part_archetype": "independent self"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Even numbness is a kind of knowing.",</text:p>
      <text:p text:style-name="Standard"><text:s text:c="4"/>"entry_type": "quiet_truth",</text:p>
      <text:p text:style-name="Standard"><text:s text:c="4"/>"emotion_tags": ["numbness", "grief"],</text:p>
      <text:p text:style-name="Standard"><text:s text:c="4"/>"part_archetype": null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the smile on so no one asks what's underneath.",</text:p>
      <text:p text:style-name="Standard"><text:s text:c="4"/>"entry_type": "part_voice",</text:p>
      <text:p text:style-name="Standard"><text:s text:c="4"/>"emotion_tags": ["shame", "fear"],</text:p>
      <text:p text:style-name="Standard"><text:s text:c="4"/>"part_archetype": "masking self",</text:p>
      <text:p text:style-name="Standard"><text:s text:c="4"/>"tone_function": ["mirror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Not everything has to be explained. Some feelings just want to be held.",</text:p>
      <text:p text:style-name="Standard"><text:s text:c="4"/>"entry_type": "quiet_truth",</text:p>
      <text:p text:style-name="Standard"><text:s text:c="4"/>"emotion_tags": ["confusion", "overwhelm"],</text:p>
      <text:p text:style-name="Standard"><text:s text:c="4"/>"part_archetype": null,</text:p>
      <text:p text:style-name="Standard"><text:s text:c="4"/>"tone_function": ["soften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The silence was never empty — it was full of what I couldn’t say.",</text:p>
      <text:p text:style-name="Standard"><text:s text:c="4"/>"entry_type": "poetic_reframe",</text:p>
      <text:p text:style-name="Standard"><text:s text:c="4"/>"emotion_tags": ["grief", "dissociation"],</text:p>
      <text:p text:style-name="Standard"><text:s text:c="4"/>"part_archetype": "exile",</text:p>
      <text:p text:style-name="Standard"><text:s text:c="4"/>"tone_function": ["griev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built a fortress and called it personality.",</text:p>
      <text:p text:style-name="Standard"><text:s text:c="4"/>"entry_type": "part_voice",</text:p>
      <text:p text:style-name="Standard"><text:s text:c="4"/>"emotion_tags": ["control", "fear"],</text:p>
      <text:p text:style-name="Standard"><text:s text:c="4"/>"part_archetype": "adaptive self",</text:p>
      <text:p text:style-name="Standard"><text:s text:c="4"/>"tone_function": ["mirror", "unblend"],</text:p>
      <text:p text:style-name="Standard"><text:s text:c="4"/>"delivery_context": ["vault_card"]</text:p>
      <text:p text:style-name="Standard"><text:s text:c="2"/>},</text:p>
      <text:p text:style-name="Standard"><text:soft-page-break/><text:s text:c="2"/>{</text:p>
      <text:p text:style-name="Standard"><text:s text:c="4"/>"text": "What if your symptoms were actually strategies?",</text:p>
      <text:p text:style-name="Standard"><text:s text:c="4"/>"entry_type": "poetic_reframe",</text:p>
      <text:p text:style-name="Standard"><text:s text:c="4"/>"emotion_tags": ["self-attack", "confusion"],</text:p>
      <text:p text:style-name="Standard"><text:s text:c="4"/>"part_archetype": null,</text:p>
      <text:p text:style-name="Standard"><text:s text:c="4"/>"tone_function": ["reframe", "de-shame"],</text:p>
      <text:p text:style-name="Standard"><text:s text:c="4"/>"delivery_context": ["vault_card", "diagnostic_reflection"]</text:p>
      <text:p text:style-name="Standard"><text:s text:c="2"/>},</text:p>
      <text:p text:style-name="Standard"><text:s text:c="2"/>{</text:p>
      <text:p text:style-name="Standard"><text:s text:c="4"/>"text": "Sometimes it wasn’t love. It was control with flowers on top.",</text:p>
      <text:p text:style-name="Standard"><text:s text:c="4"/>"entry_type": "quiet_truth",</text:p>
      <text:p text:style-name="Standard"><text:s text:c="4"/>"emotion_tags": ["betrayal", "abuse"],</text:p>
      <text:p text:style-name="Standard"><text:s text:c="4"/>"part_archetype": null,</text:p>
      <text:p text:style-name="Standard"><text:s text:c="4"/>"tone_function": ["validate", "unble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test people because I want to believe someone will finally pass.",</text:p>
      <text:p text:style-name="Standard"><text:s text:c="4"/>"entry_type": "part_voice",</text:p>
      <text:p text:style-name="Standard"><text:s text:c="4"/>"emotion_tags": ["abandonment", "hope"],</text:p>
      <text:p text:style-name="Standard"><text:s text:c="4"/>"part_archetype": "tes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That harsh voice in your head? It was probably someone else's first.",</text:p>
      <text:p text:style-name="Standard"><text:s text:c="4"/>"entry_type": "poetic_reframe",</text:p>
      <text:p text:style-name="Standard"><text:s text:c="4"/>"emotion_tags": ["self-attack", "shame"],</text:p>
      <text:p text:style-name="Standard"><text:s text:c="4"/>"part_archetype": "inner critic",</text:p>
      <text:p text:style-name="Standard"><text:s text:c="4"/>"tone_function": ["reframe", "de-shame"],</text:p>
      <text:p text:style-name="Standard"><text:s text:c="4"/>"delivery_context": ["vault_card", "journaling_response"]</text:p>
      <text:p text:style-name="Standard"><text:s text:c="2"/>},</text:p>
      <text:p text:style-name="Standard"><text:s text:c="2"/>{</text:p>
      <text:p text:style-name="Standard"><text:s text:c="4"/>"text": "I spent so long in survival mode, I forgot I could want things.",</text:p>
      <text:p text:style-name="Standard"><text:s text:c="4"/>"entry_type": "survivor_narrative",</text:p>
      <text:p text:style-name="Standard"><text:s text:c="4"/>"emotion_tags": ["numbness", "grief"],</text:p>
      <text:p text:style-name="Standard"><text:s text:c="4"/>"part_archetype": "freeze self",</text:p>
      <text:p text:style-name="Standard"><text:s text:c="4"/>"tone_function": ["validate", "unburden"],</text:p>
      <text:p text:style-name="Standard"><text:s text:c="4"/>"delivery_context": ["vault_card"]</text:p>
      <text:p text:style-name="Standard"><text:s text:c="2"/>}</text:p>
      <text:p text:style-name="Standard">]<text:line-break/><text:line-break/>[</text:p>
      <text:p text:style-name="Standard"><text:s text:c="2"/>{</text:p>
      <text:p text:style-name="Standard"><text:s text:c="4"/>"text": "I made myself easy to love by erasing what made me real.",</text:p>
      <text:p text:style-name="Standard"><text:s text:c="4"/>"entry_type": "survivor_narrative",</text:p>
      <text:p text:style-name="Standard"><text:s text:c="4"/>"emotion_tags": ["shame", "identity"],</text:p>
      <text:p text:style-name="Standard"><text:s text:c="4"/>"part_archetype": "people-pleaser",</text:p>
      <text:p text:style-name="Standard"><text:s text:c="4"/>"tone_function": ["mirror", "griev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oft-page-break/><text:s text:c="4"/>"text": "You’re not too much. You were just in the wrong rooms.",</text:p>
      <text:p text:style-name="Standard"><text:s text:c="4"/>"entry_type": "poetic_reframe",</text:p>
      <text:p text:style-name="Standard"><text:s text:c="4"/>"emotion_tags": ["rejection", "loneliness"],</text:p>
      <text:p text:style-name="Standard"><text:s text:c="4"/>"part_archetype": "exile",</text:p>
      <text:p text:style-name="Standard"><text:s text:c="4"/>"tone_function": ["affirm worth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otect you by keeping your expectations low.",</text:p>
      <text:p text:style-name="Standard"><text:s text:c="4"/>"entry_type": "part_voice",</text:p>
      <text:p text:style-name="Standard"><text:s text:c="4"/>"emotion_tags": ["grief", "hopelessness"],</text:p>
      <text:p text:style-name="Standard"><text:s text:c="4"/>"part_archetype": "numb self",</text:p>
      <text:p text:style-name="Standard"><text:s text:c="4"/>"tone_function": ["unblend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Silence became my armor. And then my prison.",</text:p>
      <text:p text:style-name="Standard"><text:s text:c="4"/>"entry_type": "poetic_reframe",</text:p>
      <text:p text:style-name="Standard"><text:s text:c="4"/>"emotion_tags": ["dissociation", "grief"],</text:p>
      <text:p text:style-name="Standard"><text:s text:c="4"/>"part_archetype": null,</text:p>
      <text:p text:style-name="Standard"><text:s text:c="4"/>"tone_function": ["mirror", "grieve"],</text:p>
      <text:p text:style-name="Standard"><text:s text:c="4"/>"delivery_context": ["vault_card", "journaling_response"]</text:p>
      <text:p text:style-name="Standard"><text:s text:c="2"/>},</text:p>
      <text:p text:style-name="Standard"><text:s text:c="2"/>{</text:p>
      <text:p text:style-name="Standard"><text:s text:c="4"/>"text": "I say I’m fine so you’ll stop looking at me like I’m breaking.",</text:p>
      <text:p text:style-name="Standard"><text:s text:c="4"/>"entry_type": "part_voice",</text:p>
      <text:p text:style-name="Standard"><text:s text:c="4"/>"emotion_tags": ["shame", "fear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loom to deserve water.",</text:p>
      <text:p text:style-name="Standard"><text:s text:c="4"/>"entry_type": "quiet_truth",</text:p>
      <text:p text:style-name="Standard"><text:s text:c="4"/>"emotion_tags": ["burnout", "self-worth"],</text:p>
      <text:p text:style-name="Standard"><text:s text:c="4"/>"part_archetype": null,</text:p>
      <text:p text:style-name="Standard"><text:s text:c="4"/>"tone_function": ["soften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My numbness wasn’t failure. It was mercy.",</text:p>
      <text:p text:style-name="Standard"><text:s text:c="4"/>"entry_type": "poetic_reframe",</text:p>
      <text:p text:style-name="Standard"><text:s text:c="4"/>"emotion_tags": ["numbness", "self-protection"],</text:p>
      <text:p text:style-name="Standard"><text:s text:c="4"/>"part_archetype": "freeze self",</text:p>
      <text:p text:style-name="Standard"><text:s text:c="4"/>"tone_function": ["reframe", "validate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I built a personality around being unproblematic.",</text:p>
      <text:p text:style-name="Standard"><text:s text:c="4"/>"entry_type": "survivor_narrative",</text:p>
      <text:p text:style-name="Standard"><text:s text:c="4"/>"emotion_tags": ["shame", "identity"],</text:p>
      <text:p text:style-name="Standard"><text:s text:c="4"/>"part_archetype": "adaptive self",</text:p>
      <text:p text:style-name="Standard"><text:soft-page-break/><text:s text:c="4"/>"tone_function": ["validat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’m not angry. I’m just so full of everything no one listened to.",</text:p>
      <text:p text:style-name="Standard"><text:s text:c="4"/>"entry_type": "part_voice",</text:p>
      <text:p text:style-name="Standard"><text:s text:c="4"/>"emotion_tags": ["anger", "neglect"],</text:p>
      <text:p text:style-name="Standard"><text:s text:c="4"/>"part_archetype": "angry protector",</text:p>
      <text:p text:style-name="Standard"><text:s text:c="4"/>"tone_function": ["unblend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need what no one gave you before.",</text:p>
      <text:p text:style-name="Standard"><text:s text:c="4"/>"entry_type": "quiet_truth",</text:p>
      <text:p text:style-name="Standard"><text:s text:c="4"/>"emotion_tags": ["abandonment", "hope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pt it light so no one noticed I was fading.",</text:p>
      <text:p text:style-name="Standard"><text:s text:c="4"/>"entry_type": "part_voice",</text:p>
      <text:p text:style-name="Standard"><text:s text:c="4"/>"emotion_tags": ["dissociation", "sadness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, "vault_card"]</text:p>
      <text:p text:style-name="Standard"><text:s text:c="2"/>},</text:p>
      <text:p text:style-name="Standard"><text:s text:c="2"/>{</text:p>
      <text:p text:style-name="Standard"><text:s text:c="4"/>"text": "What if it’s not resistance — just exhaustion?",</text:p>
      <text:p text:style-name="Standard"><text:s text:c="4"/>"entry_type": "poetic_reframe",</text:p>
      <text:p text:style-name="Standard"><text:s text:c="4"/>"emotion_tags": ["burnout", "self-attack"],</text:p>
      <text:p text:style-name="Standard"><text:s text:c="4"/>"part_archetype": null,</text:p>
      <text:p text:style-name="Standard"><text:s text:c="4"/>"tone_function": ["reframe", "de-shame"],</text:p>
      <text:p text:style-name="Standard"><text:s text:c="4"/>"delivery_context": ["vault_card", "feedback_loop"]</text:p>
      <text:p text:style-name="Standard"><text:s text:c="2"/>},</text:p>
      <text:p text:style-name="Standard"><text:s text:c="2"/>{</text:p>
      <text:p text:style-name="Standard"><text:s text:c="4"/>"text": "Sometimes I sabotage just to feel in control again.",</text:p>
      <text:p text:style-name="Standard"><text:s text:c="4"/>"entry_type": "part_voice",</text:p>
      <text:p text:style-name="Standard"><text:s text:c="4"/>"emotion_tags": ["shame", "control"],</text:p>
      <text:p text:style-name="Standard"><text:s text:c="4"/>"part_archetype": "rebel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were shaped by survival. That doesn’t mean you were meant to stay there.",</text:p>
      <text:p text:style-name="Standard"><text:s text:c="4"/>"entry_type": "poetic_reframe",</text:p>
      <text:p text:style-name="Standard"><text:s text:c="4"/>"emotion_tags": ["grief", "growth"],</text:p>
      <text:p text:style-name="Standard"><text:s text:c="4"/>"part_archetype": null,</text:p>
      <text:p text:style-name="Standard"><text:s text:c="4"/>"tone_function": ["reframe", "unburden"],</text:p>
      <text:p text:style-name="Standard"><text:s text:c="4"/>"delivery_context": ["vault_card", "unburdening_sequence"]</text:p>
      <text:p text:style-name="Standard"><text:s text:c="2"/>},</text:p>
      <text:p text:style-name="Standard"><text:s text:c="2"/>{</text:p>
      <text:p text:style-name="Standard"><text:soft-page-break/><text:s text:c="4"/>"text": "I wanted someone to see me — so I made myself invisible.",</text:p>
      <text:p text:style-name="Standard"><text:s text:c="4"/>"entry_type": "part_voice",</text:p>
      <text:p text:style-name="Standard"><text:s text:c="4"/>"emotion_tags": ["abandonment", "longing"],</text:p>
      <text:p text:style-name="Standard"><text:s text:c="4"/>"part_archetype": "lost child",</text:p>
      <text:p text:style-name="Standard"><text:s text:c="4"/>"tone_function": ["grieve", "mirror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Not all withdrawal is dissociation. Sometimes it’s wisdom.",</text:p>
      <text:p text:style-name="Standard"><text:s text:c="4"/>"entry_type": "quiet_truth",</text:p>
      <text:p text:style-name="Standard"><text:s text:c="4"/>"emotion_tags": ["dissociation", "overwhelm"],</text:p>
      <text:p text:style-name="Standard"><text:s text:c="4"/>"part_archetype": "freeze self",</text:p>
      <text:p text:style-name="Standard"><text:s text:c="4"/>"tone_function": ["refram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pt performing safety. Eventually, I forgot what real safety felt like.",</text:p>
      <text:p text:style-name="Standard"><text:s text:c="4"/>"entry_type": "survivor_narrative",</text:p>
      <text:p text:style-name="Standard"><text:s text:c="4"/>"emotion_tags": ["trauma", "identity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The voice that criticizes me still sounds like someone else.",</text:p>
      <text:p text:style-name="Standard"><text:s text:c="4"/>"entry_type": "part_voice",</text:p>
      <text:p text:style-name="Standard"><text:s text:c="4"/>"emotion_tags": ["self-attack", "internalized judgment"],</text:p>
      <text:p text:style-name="Standard"><text:s text:c="4"/>"part_archetype": "inner critic",</text:p>
      <text:p text:style-name="Standard"><text:s text:c="4"/>"tone_function": ["mirror", "de-shame"],</text:p>
      <text:p text:style-name="Standard"><text:s text:c="4"/>"delivery_context": ["journaling_response"]</text:p>
      <text:p text:style-name="Standard"><text:s text:c="2"/>},</text:p>
      <text:p text:style-name="Standard"><text:s text:c="2"/>{</text:p>
      <text:p text:style-name="Standard"><text:s text:c="4"/>"text": "Your grief isn’t too heavy — the world just isn’t used to seeing it held.",</text:p>
      <text:p text:style-name="Standard"><text:s text:c="4"/>"entry_type": "poetic_reframe",</text:p>
      <text:p text:style-name="Standard"><text:s text:c="4"/>"emotion_tags": ["grief", "loneliness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on’t trust quiet. That’s when the worst things used to happen.",</text:p>
      <text:p text:style-name="Standard"><text:s text:c="4"/>"entry_type": "part_voice",</text:p>
      <text:p text:style-name="Standard"><text:s text:c="4"/>"emotion_tags": ["hypervigilance", "fear"],</text:p>
      <text:p text:style-name="Standard"><text:s text:c="4"/>"part_archetype": "vigilant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never had to earn love by disappearing.",</text:p>
      <text:p text:style-name="Standard"><text:s text:c="4"/>"entry_type": "quiet_truth",</text:p>
      <text:p text:style-name="Standard"><text:s text:c="4"/>"emotion_tags": ["shame", "identity"],</text:p>
      <text:p text:style-name="Standard"><text:s text:c="4"/>"part_archetype": "fawn self",</text:p>
      <text:p text:style-name="Standard"><text:soft-page-break/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sarcastic when I’m scared. It’s how I put teeth on my fear.",</text:p>
      <text:p text:style-name="Standard"><text:s text:c="4"/>"entry_type": "part_voice",</text:p>
      <text:p text:style-name="Standard"><text:s text:c="4"/>"emotion_tags": ["fear", "defensiveness"],</text:p>
      <text:p text:style-name="Standard"><text:s text:c="4"/>"part_archetype": "deflecting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be a mess and still be worthy of care.",</text:p>
      <text:p text:style-name="Standard"><text:s text:c="4"/>"entry_type": "poetic_reframe",</text:p>
      <text:p text:style-name="Standard"><text:s text:c="4"/>"emotion_tags": ["shame", "overwhelm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, "feedback_loop"]</text:p>
      <text:p text:style-name="Standard"><text:s text:c="2"/>},</text:p>
      <text:p text:style-name="Standard"><text:s text:c="2"/>{</text:p>
      <text:p text:style-name="Standard"><text:s text:c="4"/>"text": "I perform joy because real joy feels too vulnerable.",</text:p>
      <text:p text:style-name="Standard"><text:s text:c="4"/>"entry_type": "part_voice",</text:p>
      <text:p text:style-name="Standard"><text:s text:c="4"/>"emotion_tags": ["vulnerability", "shame"],</text:p>
      <text:p text:style-name="Standard"><text:s text:c="4"/>"part_archetype": "masking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Maybe the fear didn’t mean stop — it meant slow down and listen.",</text:p>
      <text:p text:style-name="Standard"><text:s text:c="4"/>"entry_type": "poetic_reframe",</text:p>
      <text:p text:style-name="Standard"><text:s text:c="4"/>"emotion_tags": ["fear", "anxiety"],</text:p>
      <text:p text:style-name="Standard"><text:s text:c="4"/>"part_archetype": null,</text:p>
      <text:p text:style-name="Standard"><text:s text:c="4"/>"tone_function": ["reframe", "soften"],</text:p>
      <text:p text:style-name="Standard"><text:s text:c="4"/>"delivery_context": ["vault_card"]</text:p>
      <text:p text:style-name="Standard"><text:s text:c="2"/>}</text:p>
      <text:p text:style-name="Standard">]<text:line-break/><text:line-break/>[</text:p>
      <text:p text:style-name="Standard"><text:s text:c="2"/>{</text:p>
      <text:p text:style-name="Standard"><text:s text:c="4"/>"text": "I flinch at kindness. It feels like the beginning of a trick.",</text:p>
      <text:p text:style-name="Standard"><text:s text:c="4"/>"entry_type": "part_voice",</text:p>
      <text:p text:style-name="Standard"><text:s text:c="4"/>"emotion_tags": ["fear", "distrust"],</text:p>
      <text:p text:style-name="Standard"><text:s text:c="4"/>"part_archetype": "hypervigilant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explain why it hurts. Pain is reason enough.",</text:p>
      <text:p text:style-name="Standard"><text:s text:c="4"/>"entry_type": "quiet_truth",</text:p>
      <text:p text:style-name="Standard"><text:s text:c="4"/>"emotion_tags": ["grief", "shame"],</text:p>
      <text:p text:style-name="Standard"><text:s text:c="4"/>"part_archetype": null,</text:p>
      <text:p text:style-name="Standard"><text:s text:c="4"/>"tone_function": ["validate", "soften"],</text:p>
      <text:p text:style-name="Standard"><text:soft-page-break/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Sometimes I feel invisible and still too exposed.",</text:p>
      <text:p text:style-name="Standard"><text:s text:c="4"/>"entry_type": "part_voice",</text:p>
      <text:p text:style-name="Standard"><text:s text:c="4"/>"emotion_tags": ["dissociation", "shame"],</text:p>
      <text:p text:style-name="Standard"><text:s text:c="4"/>"part_archetype": "lost child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the part of you you’re ashamed of was once your only defense?",</text:p>
      <text:p text:style-name="Standard"><text:s text:c="4"/>"entry_type": "poetic_reframe",</text:p>
      <text:p text:style-name="Standard"><text:s text:c="4"/>"emotion_tags": ["shame", "self-attack"],</text:p>
      <text:p text:style-name="Standard"><text:s text:c="4"/>"part_archetype": "inner critic",</text:p>
      <text:p text:style-name="Standard"><text:s text:c="4"/>"tone_function": ["reframe", "de-shame"],</text:p>
      <text:p text:style-name="Standard"><text:s text:c="4"/>"delivery_context": ["vault_card", "diagnostic_reflection"]</text:p>
      <text:p text:style-name="Standard"><text:s text:c="2"/>},</text:p>
      <text:p text:style-name="Standard"><text:s text:c="2"/>{</text:p>
      <text:p text:style-name="Standard"><text:s text:c="4"/>"text": "I keep joking because if you laugh, maybe you won’t leave.",</text:p>
      <text:p text:style-name="Standard"><text:s text:c="4"/>"entry_type": "part_voice",</text:p>
      <text:p text:style-name="Standard"><text:s text:c="4"/>"emotion_tags": ["abandonment", "fear"],</text:p>
      <text:p text:style-name="Standard"><text:s text:c="4"/>"part_archetype": "masking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stop surviving now. Just for this breath.",</text:p>
      <text:p text:style-name="Standard"><text:s text:c="4"/>"entry_type": "quiet_truth",</text:p>
      <text:p text:style-name="Standard"><text:s text:c="4"/>"emotion_tags": ["survival", "exhaustion"],</text:p>
      <text:p text:style-name="Standard"><text:s text:c="4"/>"part_archetype": null,</text:p>
      <text:p text:style-name="Standard"><text:s text:c="4"/>"tone_function": ["soften", "ground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Sometimes I crave connection and fear it in the same breath.",</text:p>
      <text:p text:style-name="Standard"><text:s text:c="4"/>"entry_type": "part_voice",</text:p>
      <text:p text:style-name="Standard"><text:s text:c="4"/>"emotion_tags": ["attachment", "fear"],</text:p>
      <text:p text:style-name="Standard"><text:s text:c="4"/>"part_archetype": "ambivale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 a better version of yourself to deserve kindness.",</text:p>
      <text:p text:style-name="Standard"><text:s text:c="4"/>"entry_type": "poetic_reframe",</text:p>
      <text:p text:style-name="Standard"><text:s text:c="4"/>"emotion_tags": ["shame", "self-worth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test people because I don’t believe anyone stays unless they’re forced to.",</text:p>
      <text:p text:style-name="Standard"><text:soft-page-break/><text:s text:c="4"/>"entry_type": "part_voice",</text:p>
      <text:p text:style-name="Standard"><text:s text:c="4"/>"emotion_tags": ["abandonment", "control"],</text:p>
      <text:p text:style-name="Standard"><text:s text:c="4"/>"part_archetype": "testing protector",</text:p>
      <text:p text:style-name="Standard"><text:s text:c="4"/>"tone_function": ["unblend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resistance has wisdom in it.",</text:p>
      <text:p text:style-name="Standard"><text:s text:c="4"/>"entry_type": "quiet_truth",</text:p>
      <text:p text:style-name="Standard"><text:s text:c="4"/>"emotion_tags": ["defensiveness", "grief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, "feedback_loop"]</text:p>
      <text:p text:style-name="Standard"><text:s text:c="2"/>},</text:p>
      <text:p text:style-name="Standard"><text:s text:c="2"/>{</text:p>
      <text:p text:style-name="Standard"><text:s text:c="4"/>"text": "I started performing competence when love didn’t feel safe.",</text:p>
      <text:p text:style-name="Standard"><text:s text:c="4"/>"entry_type": "survivor_narrative",</text:p>
      <text:p text:style-name="Standard"><text:s text:c="4"/>"emotion_tags": ["shame", "fear"],</text:p>
      <text:p text:style-name="Standard"><text:s text:c="4"/>"part_archetype": "perfectionist",</text:p>
      <text:p text:style-name="Standard"><text:s text:c="4"/>"tone_function": ["validate", "griev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Not everything that’s silent is peaceful.",</text:p>
      <text:p text:style-name="Standard"><text:s text:c="4"/>"entry_type": "poetic_reframe",</text:p>
      <text:p text:style-name="Standard"><text:s text:c="4"/>"emotion_tags": ["dissociation", "grief"],</text:p>
      <text:p text:style-name="Standard"><text:s text:c="4"/>"part_archetype": null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eel safest when I’m unseen. But I don’t want to be invisible forever.",</text:p>
      <text:p text:style-name="Standard"><text:s text:c="4"/>"entry_type": "part_voice",</text:p>
      <text:p text:style-name="Standard"><text:s text:c="4"/>"emotion_tags": ["fear", "longing"],</text:p>
      <text:p text:style-name="Standard"><text:s text:c="4"/>"part_archetype": "lost child",</text:p>
      <text:p text:style-name="Standard"><text:s text:c="4"/>"tone_function": ["mirror", "unburden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Maybe grief is just love with nowhere to go.",</text:p>
      <text:p text:style-name="Standard"><text:s text:c="4"/>"entry_type": "poetic_reframe",</text:p>
      <text:p text:style-name="Standard"><text:s text:c="4"/>"emotion_tags": ["grief", "love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dn’t stop trusting people. I just stopped expecting them to stay.",</text:p>
      <text:p text:style-name="Standard"><text:s text:c="4"/>"entry_type": "part_voice",</text:p>
      <text:p text:style-name="Standard"><text:s text:c="4"/>"emotion_tags": ["betrayal", "disappointment"],</text:p>
      <text:p text:style-name="Standard"><text:s text:c="4"/>"part_archetype": "exile",</text:p>
      <text:p text:style-name="Standard"><text:s text:c="4"/>"tone_function": ["mirror", "grieve"],</text:p>
      <text:p text:style-name="Standard"><text:soft-page-break/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selfish for needing space. You’re human.",</text:p>
      <text:p text:style-name="Standard"><text:s text:c="4"/>"entry_type": "quiet_truth",</text:p>
      <text:p text:style-name="Standard"><text:s text:c="4"/>"emotion_tags": ["guilt", "overwhelm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y it cool so I won’t feel crushed when they leave.",</text:p>
      <text:p text:style-name="Standard"><text:s text:c="4"/>"entry_type": "part_voice",</text:p>
      <text:p text:style-name="Standard"><text:s text:c="4"/>"emotion_tags": ["abandonment", "fear"],</text:p>
      <text:p text:style-name="Standard"><text:s text:c="4"/>"part_archetype": "avoidant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weak for breaking — you were breaking alone.",</text:p>
      <text:p text:style-name="Standard"><text:s text:c="4"/>"entry_type": "poetic_reframe",</text:p>
      <text:p text:style-name="Standard"><text:s text:c="4"/>"emotion_tags": ["shame", "isolation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The silence around me started sounding like the silence inside me.",</text:p>
      <text:p text:style-name="Standard"><text:s text:c="4"/>"entry_type": "metaphor_image",</text:p>
      <text:p text:style-name="Standard"><text:s text:c="4"/>"emotion_tags": ["dissociation", "grief"],</text:p>
      <text:p text:style-name="Standard"><text:s text:c="4"/>"part_archetype": "freeze self",</text:p>
      <text:p text:style-name="Standard"><text:s text:c="4"/>"tone_function": ["mirror", "griev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opped needing things so I wouldn’t be disappointed anymore.",</text:p>
      <text:p text:style-name="Standard"><text:s text:c="4"/>"entry_type": "part_voice",</text:p>
      <text:p text:style-name="Standard"><text:s text:c="4"/>"emotion_tags": ["resignation", "grief"],</text:p>
      <text:p text:style-name="Standard"><text:s text:c="4"/>"part_archetype": "numb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Sometimes the anger is just the grief that never got translated.",</text:p>
      <text:p text:style-name="Standard"><text:s text:c="4"/>"entry_type": "poetic_reframe",</text:p>
      <text:p text:style-name="Standard"><text:s text:c="4"/>"emotion_tags": ["anger", "grief"],</text:p>
      <text:p text:style-name="Standard"><text:s text:c="4"/>"part_archetype": "angry protector",</text:p>
      <text:p text:style-name="Standard"><text:s text:c="4"/>"tone_function": ["reframe", "unble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don’t need to fight your way into being seen. You already matter.",</text:p>
      <text:p text:style-name="Standard"><text:soft-page-break/><text:s text:c="4"/>"entry_type": "quiet_truth",</text:p>
      <text:p text:style-name="Standard"><text:s text:c="4"/>"emotion_tags": ["worthlessness", "invisibility"],</text:p>
      <text:p text:style-name="Standard"><text:s text:c="4"/>"part_archetype": "exile"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etend to be okay because I'm scared you'll see the real mess.",</text:p>
      <text:p text:style-name="Standard"><text:s text:c="4"/>"entry_type": "part_voice",</text:p>
      <text:p text:style-name="Standard"><text:s text:c="4"/>"emotion_tags": ["shame", "fear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freeze response is a form of saying no.",</text:p>
      <text:p text:style-name="Standard"><text:s text:c="4"/>"entry_type": "poetic_reframe",</text:p>
      <text:p text:style-name="Standard"><text:s text:c="4"/>"emotion_tags": ["dissociation", "self-protection"],</text:p>
      <text:p text:style-name="Standard"><text:s text:c="4"/>"part_archetype": "freeze self"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opped dreaming. It hurt less that way.",</text:p>
      <text:p text:style-name="Standard"><text:s text:c="4"/>"entry_type": "part_voice",</text:p>
      <text:p text:style-name="Standard"><text:s text:c="4"/>"emotion_tags": ["hopelessness", "grief"],</text:p>
      <text:p text:style-name="Standard"><text:s text:c="4"/>"part_archetype": "exile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</text:p>
      <text:p text:style-name="Standard">]<text:line-break/><text:line-break/><text:line-break/>[</text:p>
      <text:p text:style-name="Standard"><text:s text:c="2"/>{</text:p>
      <text:p text:style-name="Standard"><text:s text:c="4"/>"text": "I’m scared I’ll always feel like too much or not enough — never just right.",</text:p>
      <text:p text:style-name="Standard"><text:s text:c="4"/>"entry_type": "part_voice",</text:p>
      <text:p text:style-name="Standard"><text:s text:c="4"/>"emotion_tags": ["shame", "insecurity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Maybe you’re not falling apart — maybe you’re falling *through* to what’s real.",</text:p>
      <text:p text:style-name="Standard"><text:s text:c="4"/>"entry_type": "poetic_reframe",</text:p>
      <text:p text:style-name="Standard"><text:s text:c="4"/>"emotion_tags": ["confusion", "grief"],</text:p>
      <text:p text:style-name="Standard"><text:s text:c="4"/>"part_archetype": null,</text:p>
      <text:p text:style-name="Standard"><text:s text:c="4"/>"tone_function": ["refram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ut down because it’s the only way I know how to not explode.",</text:p>
      <text:p text:style-name="Standard"><text:soft-page-break/><text:s text:c="4"/>"entry_type": "part_voice",</text:p>
      <text:p text:style-name="Standard"><text:s text:c="4"/>"emotion_tags": ["anger", "dissociation"],</text:p>
      <text:p text:style-name="Standard"><text:s text:c="4"/>"part_archetype": "freeze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understood to be worthy of care.",</text:p>
      <text:p text:style-name="Standard"><text:s text:c="4"/>"entry_type": "quiet_truth",</text:p>
      <text:p text:style-name="Standard"><text:s text:c="4"/>"emotion_tags": ["rejection", "loneliness"],</text:p>
      <text:p text:style-name="Standard"><text:s text:c="4"/>"part_archetype": null,</text:p>
      <text:p text:style-name="Standard"><text:s text:c="4"/>"tone_function": ["affirm worth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ot so good at surviving, I forgot how to want more than that.",</text:p>
      <text:p text:style-name="Standard"><text:s text:c="4"/>"entry_type": "survivor_narrative",</text:p>
      <text:p text:style-name="Standard"><text:s text:c="4"/>"emotion_tags": ["numbness", "burnout"],</text:p>
      <text:p text:style-name="Standard"><text:s text:c="4"/>"part_archetype": "adaptive self",</text:p>
      <text:p text:style-name="Standard"><text:s text:c="4"/>"tone_function": ["griev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ct like I’m okay because falling apart has consequences.",</text:p>
      <text:p text:style-name="Standard"><text:s text:c="4"/>"entry_type": "part_voice",</text:p>
      <text:p text:style-name="Standard"><text:s text:c="4"/>"emotion_tags": ["fear", "masking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looks like self-sabotage might be a last attempt at control.",</text:p>
      <text:p text:style-name="Standard"><text:s text:c="4"/>"entry_type": "poetic_reframe",</text:p>
      <text:p text:style-name="Standard"><text:s text:c="4"/>"emotion_tags": ["shame", "control"],</text:p>
      <text:p text:style-name="Standard"><text:s text:c="4"/>"part_archetype": "rebel",</text:p>
      <text:p text:style-name="Standard"><text:s text:c="4"/>"tone_function": ["reframe", "unble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I don’t care because if I cared, I’d have to feel the loss.",</text:p>
      <text:p text:style-name="Standard"><text:s text:c="4"/>"entry_type": "part_voice",</text:p>
      <text:p text:style-name="Standard"><text:s text:c="4"/>"emotion_tags": ["grief", "avoidance"],</text:p>
      <text:p text:style-name="Standard"><text:s text:c="4"/>"part_archetype": "numb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make it pretty to make it real.",</text:p>
      <text:p text:style-name="Standard"><text:s text:c="4"/>"entry_type": "quiet_truth",</text:p>
      <text:p text:style-name="Standard"><text:s text:c="4"/>"emotion_tags": ["perfectionism", "vulnerability"],</text:p>
      <text:p text:style-name="Standard"><text:s text:c="4"/>"part_archetype": null,</text:p>
      <text:p text:style-name="Standard"><text:s text:c="4"/>"tone_function": ["soften", "affirm worth"],</text:p>
      <text:p text:style-name="Standard"><text:soft-page-break/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ill rehearse being abandoned before it even happens.",</text:p>
      <text:p text:style-name="Standard"><text:s text:c="4"/>"entry_type": "part_voice",</text:p>
      <text:p text:style-name="Standard"><text:s text:c="4"/>"emotion_tags": ["attachment", "fear"],</text:p>
      <text:p text:style-name="Standard"><text:s text:c="4"/>"part_archetype": "anxious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when I laugh, part of me is scanning for danger.",</text:p>
      <text:p text:style-name="Standard"><text:s text:c="4"/>"entry_type": "part_voice",</text:p>
      <text:p text:style-name="Standard"><text:s text:c="4"/>"emotion_tags": ["hypervigilance", "grief"],</text:p>
      <text:p text:style-name="Standard"><text:s text:c="4"/>"part_archetype": "vigilant protector",</text:p>
      <text:p text:style-name="Standard"><text:s text:c="4"/>"tone_function": ["unblend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lost — you’re just somewhere you’ve never been held before.",</text:p>
      <text:p text:style-name="Standard"><text:s text:c="4"/>"entry_type": "poetic_reframe",</text:p>
      <text:p text:style-name="Standard"><text:s text:c="4"/>"emotion_tags": ["dissociation", "shame"],</text:p>
      <text:p text:style-name="Standard"><text:s text:c="4"/>"part_archetype": null,</text:p>
      <text:p text:style-name="Standard"><text:s text:c="4"/>"tone_function": ["refram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’ve survived things I still don’t have words for.",</text:p>
      <text:p text:style-name="Standard"><text:s text:c="4"/>"entry_type": "survivor_narrative",</text:p>
      <text:p text:style-name="Standard"><text:s text:c="4"/>"emotion_tags": ["trauma", "dissociation"],</text:p>
      <text:p text:style-name="Standard"><text:s text:c="4"/>"part_archetype": "freeze self",</text:p>
      <text:p text:style-name="Standard"><text:s text:c="4"/>"tone_function": ["validate", "griev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don’t have to earn your way into being seen.",</text:p>
      <text:p text:style-name="Standard"><text:s text:c="4"/>"entry_type": "quiet_truth",</text:p>
      <text:p text:style-name="Standard"><text:s text:c="4"/>"emotion_tags": ["invisibility", "shame"],</text:p>
      <text:p text:style-name="Standard"><text:s text:c="4"/>"part_archetype": "exile"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ct like I’m above it so I don’t have to admit I care.",</text:p>
      <text:p text:style-name="Standard"><text:s text:c="4"/>"entry_type": "part_voice",</text:p>
      <text:p text:style-name="Standard"><text:s text:c="4"/>"emotion_tags": ["pride", "vulnerability"],</text:p>
      <text:p text:style-name="Standard"><text:s text:c="4"/>"part_archetype": "deflecting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Sometimes the body says 'stop' before the mind catches up.",</text:p>
      <text:p text:style-name="Standard"><text:soft-page-break/><text:s text:c="4"/>"entry_type": "quiet_truth",</text:p>
      <text:p text:style-name="Standard"><text:s text:c="4"/>"emotion_tags": ["burnout", "overwhelm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What if my sensitivity was never the problem — just the part no one protected?",</text:p>
      <text:p text:style-name="Standard"><text:s text:c="4"/>"entry_type": "poetic_reframe",</text:p>
      <text:p text:style-name="Standard"><text:s text:c="4"/>"emotion_tags": ["shame", "grief"],</text:p>
      <text:p text:style-name="Standard"><text:s text:c="4"/>"part_archetype": "exile",</text:p>
      <text:p text:style-name="Standard"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crave closeness, but I don’t trust what comes with it.",</text:p>
      <text:p text:style-name="Standard"><text:s text:c="4"/>"entry_type": "part_voice",</text:p>
      <text:p text:style-name="Standard"><text:s text:c="4"/>"emotion_tags": ["fear", "intimacy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be seen even when you’re not at your best.",</text:p>
      <text:p text:style-name="Standard"><text:s text:c="4"/>"entry_type": "quiet_truth",</text:p>
      <text:p text:style-name="Standard"><text:s text:c="4"/>"emotion_tags": ["shame", "performance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etend I’m okay so I don’t ruin the mood.",</text:p>
      <text:p text:style-name="Standard"><text:s text:c="4"/>"entry_type": "part_voice",</text:p>
      <text:p text:style-name="Standard"><text:s text:c="4"/>"emotion_tags": ["shame", "self-silencing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idn’t fail at healing — you just got tired of doing it alone.",</text:p>
      <text:p text:style-name="Standard"><text:s text:c="4"/>"entry_type": "poetic_reframe",</text:p>
      <text:p text:style-name="Standard"><text:s text:c="4"/>"emotion_tags": ["burnout", "disappointment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Sometimes I hope too hard. And then punish myself for hoping.",</text:p>
      <text:p text:style-name="Standard"><text:s text:c="4"/>"entry_type": "part_voice",</text:p>
      <text:p text:style-name="Standard"><text:s text:c="4"/>"emotion_tags": ["hope", "shame"],</text:p>
      <text:p text:style-name="Standard"><text:s text:c="4"/>"part_archetype": "exile",</text:p>
      <text:p text:style-name="Standard"><text:s text:c="4"/>"tone_function": ["mirror", "grieve"],</text:p>
      <text:p text:style-name="Standard"><text:soft-page-break/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Not knowing what you feel isn’t failure — it’s part of the process.",</text:p>
      <text:p text:style-name="Standard"><text:s text:c="4"/>"entry_type": "quiet_truth",</text:p>
      <text:p text:style-name="Standard"><text:s text:c="4"/>"emotion_tags": ["confusion", "overwhelm"],</text:p>
      <text:p text:style-name="Standard"><text:s text:c="4"/>"part_archetype": null,</text:p>
      <text:p text:style-name="Standard"><text:s text:c="4"/>"tone_function": ["soften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neutral because picking a side has cost me too much before.",</text:p>
      <text:p text:style-name="Standard"><text:s text:c="4"/>"entry_type": "part_voice",</text:p>
      <text:p text:style-name="Standard"><text:s text:c="4"/>"emotion_tags": ["fear", "conflict avoidance"],</text:p>
      <text:p text:style-name="Standard"><text:s text:c="4"/>"part_archetype": "fawn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come someone else to be accepted here.",</text:p>
      <text:p text:style-name="Standard"><text:s text:c="4"/>"entry_type": "poetic_reframe",</text:p>
      <text:p text:style-name="Standard"><text:s text:c="4"/>"emotion_tags": ["identity", "shame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Sometimes I disappear in the room just to feel safer in my skin.",</text:p>
      <text:p text:style-name="Standard"><text:s text:c="4"/>"entry_type": "part_voice",</text:p>
      <text:p text:style-name="Standard"><text:s text:c="4"/>"emotion_tags": ["dissociation", "self-protection"],</text:p>
      <text:p text:style-name="Standard"><text:s text:c="4"/>"part_archetype": "freez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confusing — you’re complex. That’s allowed here.",</text:p>
      <text:p text:style-name="Standard"><text:s text:c="4"/>"entry_type": "poetic_reframe",</text:p>
      <text:p text:style-name="Standard"><text:s text:c="4"/>"emotion_tags": ["confusion", "shame"],</text:p>
      <text:p text:style-name="Standard"><text:s text:c="4"/>"part_archetype": null,</text:p>
      <text:p text:style-name="Standard"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ct like it’s no big deal so no one sees the panic underneath.",</text:p>
      <text:p text:style-name="Standard"><text:s text:c="4"/>"entry_type": "part_voice",</text:p>
      <text:p text:style-name="Standard"><text:s text:c="4"/>"emotion_tags": ["anxiety", "fear"],</text:p>
      <text:p text:style-name="Standard"><text:s text:c="4"/>"part_archetype": "masking self",</text:p>
      <text:p text:style-name="Standard"><text:s text:c="4"/>"tone_function": ["mirror", "unblend"],</text:p>
      <text:p text:style-name="Standard"><text:soft-page-break/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turn your pain into a lesson for it to be valid.",</text:p>
      <text:p text:style-name="Standard"><text:s text:c="4"/>"entry_type": "quiet_truth",</text:p>
      <text:p text:style-name="Standard"><text:s text:c="4"/>"emotion_tags": ["grief", "shame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Sometimes I’d rather be numb than disappointed again.",</text:p>
      <text:p text:style-name="Standard"><text:s text:c="4"/>"entry_type": "part_voice",</text:p>
      <text:p text:style-name="Standard"><text:s text:c="4"/>"emotion_tags": ["numbness", "grief"],</text:p>
      <text:p text:style-name="Standard"><text:s text:c="4"/>"part_archetype": "numb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 grateful for what hurt you.",</text:p>
      <text:p text:style-name="Standard"><text:s text:c="4"/>"entry_type": "poetic_reframe",</text:p>
      <text:p text:style-name="Standard"><text:s text:c="4"/>"emotion_tags": ["abuse", "shame"],</text:p>
      <text:p text:style-name="Standard"><text:s text:c="4"/>"part_archetype": null,</text:p>
      <text:p text:style-name="Standard"><text:s text:c="4"/>"tone_function": ["validat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my feelings locked up because I don’t trust what might come out.",</text:p>
      <text:p text:style-name="Standard"><text:s text:c="4"/>"entry_type": "part_voice",</text:p>
      <text:p text:style-name="Standard"><text:s text:c="4"/>"emotion_tags": ["fear", "emotional suppression"],</text:p>
      <text:p text:style-name="Standard"><text:s text:c="4"/>"part_archetype": "angry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go back and understand it all to move forward.",</text:p>
      <text:p text:style-name="Standard"><text:s text:c="4"/>"entry_type": "quiet_truth",</text:p>
      <text:p text:style-name="Standard"><text:s text:c="4"/>"emotion_tags": ["overwhelm", "confusion"],</text:p>
      <text:p text:style-name="Standard"><text:s text:c="4"/>"part_archetype": null,</text:p>
      <text:p text:style-name="Standard"><text:s text:c="4"/>"tone_function": ["soften", "ground"],</text:p>
      <text:p text:style-name="Standard"><text:s text:c="4"/>"delivery_context": ["vault_card", "feedback_loop"]</text:p>
      <text:p text:style-name="Standard"><text:s text:c="2"/>},</text:p>
      <text:p text:style-name="Standard"><text:s text:c="2"/>{</text:p>
      <text:p text:style-name="Standard"><text:s text:c="4"/>"text": "I learned to take care of others so no one noticed I was falling apart.",</text:p>
      <text:p text:style-name="Standard"><text:s text:c="4"/>"entry_type": "survivor_narrative",</text:p>
      <text:p text:style-name="Standard"><text:s text:c="4"/>"emotion_tags": ["shame", "neglect"],</text:p>
      <text:p text:style-name="Standard"><text:s text:c="4"/>"part_archetype": "inner caretaker"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What you buried isn’t gone — it’s waiting for safety.",</text:p>
      <text:p text:style-name="Standard"><text:soft-page-break/><text:s text:c="4"/>"entry_type": "poetic_reframe",</text:p>
      <text:p text:style-name="Standard"><text:s text:c="4"/>"emotion_tags": ["grief", "trauma"],</text:p>
      <text:p text:style-name="Standard"><text:s text:c="4"/>"part_archetype": null,</text:p>
      <text:p text:style-name="Standard"><text:s text:c="4"/>"tone_function": ["validate", "unburd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louder when I feel small.",</text:p>
      <text:p text:style-name="Standard"><text:s text:c="4"/>"entry_type": "part_voice",</text:p>
      <text:p text:style-name="Standard"><text:s text:c="4"/>"emotion_tags": ["defensiveness", "shame"],</text:p>
      <text:p text:style-name="Standard"><text:s text:c="4"/>"part_archetype": "deflecting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feel safe to start healing — just safe *enough.*",</text:p>
      <text:p text:style-name="Standard"><text:s text:c="4"/>"entry_type": "quiet_truth",</text:p>
      <text:p text:style-name="Standard"><text:s text:c="4"/>"emotion_tags": ["fear", "hope"],</text:p>
      <text:p text:style-name="Standard"><text:s text:c="4"/>"part_archetype": null,</text:p>
      <text:p text:style-name="Standard"><text:s text:c="4"/>"tone_function": ["ground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ake confidence so no one tries to fix me.",</text:p>
      <text:p text:style-name="Standard"><text:s text:c="4"/>"entry_type": "part_voice",</text:p>
      <text:p text:style-name="Standard"><text:s text:c="4"/>"emotion_tags": ["pride", "shame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r anger might be the part of you that finally said ‘no.’",</text:p>
      <text:p text:style-name="Standard"><text:s text:c="4"/>"entry_type": "poetic_reframe",</text:p>
      <text:p text:style-name="Standard"><text:s text:c="4"/>"emotion_tags": ["anger", "self-advocacy"],</text:p>
      <text:p text:style-name="Standard"><text:s text:c="4"/>"part_archetype": "angry protector"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Even if no one else saw what you carried — I believe you.",</text:p>
      <text:p text:style-name="Standard"><text:s text:c="4"/>"entry_type": "quiet_truth",</text:p>
      <text:p text:style-name="Standard"><text:s text:c="4"/>"emotion_tags": ["neglect", "isolation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appear before they can decide I’m too much.",</text:p>
      <text:p text:style-name="Standard"><text:s text:c="4"/>"entry_type": "part_voice",</text:p>
      <text:p text:style-name="Standard"><text:s text:c="4"/>"emotion_tags": ["abandonment", "insecurity"],</text:p>
      <text:p text:style-name="Standard"><text:s text:c="4"/>"part_archetype": "avoidant protector",</text:p>
      <text:p text:style-name="Standard"><text:s text:c="4"/>"tone_function": ["mirror", "unblend"],</text:p>
      <text:p text:style-name="Standard"><text:soft-page-break/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productive to be valuable.",</text:p>
      <text:p text:style-name="Standard"><text:s text:c="4"/>"entry_type": "poetic_reframe",</text:p>
      <text:p text:style-name="Standard"><text:s text:c="4"/>"emotion_tags": ["burnout", "shame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try to be useful so no one throws me away.",</text:p>
      <text:p text:style-name="Standard"><text:s text:c="4"/>"entry_type": "part_voice",</text:p>
      <text:p text:style-name="Standard"><text:s text:c="4"/>"emotion_tags": ["abandonment", "self-worth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Healing doesn’t always feel like getting better — sometimes it feels like falling apart with more honesty.",</text:p>
      <text:p text:style-name="Standard"><text:s text:c="4"/>"entry_type": "poetic_reframe",</text:p>
      <text:p text:style-name="Standard"><text:s text:c="4"/>"emotion_tags": ["grief", "growth"],</text:p>
      <text:p text:style-name="Standard"><text:s text:c="4"/>"part_archetype": null,</text:p>
      <text:p text:style-name="Standard"><text:s text:c="4"/>"tone_function": ["reframe", "soften"],</text:p>
      <text:p text:style-name="Standard"><text:s text:c="4"/>"delivery_context": ["vault_card", "unburdening_sequence"]</text:p>
      <text:p text:style-name="Standard"><text:s text:c="2"/>},</text:p>
      <text:p text:style-name="Standard"><text:s text:c="2"/>{</text:p>
      <text:p text:style-name="Standard"><text:s text:c="4"/>"text": "I learned to be quiet so they wouldn't have a reason to hurt me.",</text:p>
      <text:p text:style-name="Standard"><text:s text:c="4"/>"entry_type": "survivor_narrative",</text:p>
      <text:p text:style-name="Standard"><text:s text:c="4"/>"emotion_tags": ["fear", "trauma"],</text:p>
      <text:p text:style-name="Standard"><text:s text:c="4"/>"part_archetype": "fawn self"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not overreacting. You’re remembering.",</text:p>
      <text:p text:style-name="Standard"><text:s text:c="4"/>"entry_type": "poetic_reframe",</text:p>
      <text:p text:style-name="Standard"><text:s text:c="4"/>"emotion_tags": ["hypervigilance", "trauma"],</text:p>
      <text:p text:style-name="Standard"><text:s text:c="4"/>"part_archetype": "vigilant protector"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joke about it so I don’t have to feel it.",</text:p>
      <text:p text:style-name="Standard"><text:s text:c="4"/>"entry_type": "part_voice",</text:p>
      <text:p text:style-name="Standard"><text:s text:c="4"/>"emotion_tags": ["shame", "grief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oft-page-break/><text:s text:c="4"/>"text": "Your nervous system didn’t betray you — it protected you the only way it could.",</text:p>
      <text:p text:style-name="Standard"><text:s text:c="4"/>"entry_type": "quiet_truth",</text:p>
      <text:p text:style-name="Standard"><text:s text:c="4"/>"emotion_tags": ["fear", "numbness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orgot who I was before I started being who they needed.",</text:p>
      <text:p text:style-name="Standard"><text:s text:c="4"/>"entry_type": "part_voice",</text:p>
      <text:p text:style-name="Standard"><text:s text:c="4"/>"emotion_tags": ["identity", "shame"],</text:p>
      <text:p text:style-name="Standard"><text:s text:c="4"/>"part_archetype": "adaptive self",</text:p>
      <text:p text:style-name="Standard"><text:s text:c="4"/>"tone_function": ["grieve", "validate"],</text:p>
      <text:p text:style-name="Standard"><text:s text:c="4"/>"delivery_context": ["part_dialogue_seed"]</text:p>
      <text:p text:style-name="Standard"><text:s text:c="2"/>}</text:p>
      <text:p text:style-name="Standard">]<text:line-break/><text:line-break/><text:line-break/>[</text:p>
      <text:p text:style-name="Standard"><text:s text:c="2"/>{</text:p>
      <text:p text:style-name="Standard"><text:s text:c="4"/>"text": "I don’t yell because I’m mean. I yell because no one heard the whisper.",</text:p>
      <text:p text:style-name="Standard"><text:s text:c="4"/>"entry_type": "part_voice",</text:p>
      <text:p text:style-name="Standard"><text:s text:c="4"/>"emotion_tags": ["anger", "neglect"],</text:p>
      <text:p text:style-name="Standard"><text:s text:c="4"/>"part_archetype": "angry protector",</text:p>
      <text:p text:style-name="Standard"><text:s text:c="4"/>"tone_function": ["unblend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Joy makes me nervous. It’s the first thing they take away.",</text:p>
      <text:p text:style-name="Standard"><text:s text:c="4"/>"entry_type": "part_voice",</text:p>
      <text:p text:style-name="Standard"><text:s text:c="4"/>"emotion_tags": ["joy", "fear"],</text:p>
      <text:p text:style-name="Standard"><text:s text:c="4"/>"part_archetype": "exile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prove you were hurt for it to count.",</text:p>
      <text:p text:style-name="Standard"><text:s text:c="4"/>"entry_type": "quiet_truth",</text:p>
      <text:p text:style-name="Standard"><text:s text:c="4"/>"emotion_tags": ["grief", "shame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became the peacemaker so I wouldn’t be the problem.",</text:p>
      <text:p text:style-name="Standard"><text:s text:c="4"/>"entry_type": "part_voice",</text:p>
      <text:p text:style-name="Standard"><text:s text:c="4"/>"emotion_tags": ["guilt", "fear"],</text:p>
      <text:p text:style-name="Standard"><text:s text:c="4"/>"part_archetype": "fawn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oft-page-break/><text:s text:c="4"/>"text": "You’re not fragile — you’ve just been forced to carry too much alone.",</text:p>
      <text:p text:style-name="Standard"><text:s text:c="4"/>"entry_type": "poetic_reframe",</text:p>
      <text:p text:style-name="Standard"><text:s text:c="4"/>"emotion_tags": ["overwhelm", "shame"],</text:p>
      <text:p text:style-name="Standard"><text:s text:c="4"/>"part_archetype": null,</text:p>
      <text:p text:style-name="Standard"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miss compliments before they can get close enough to hurt me.",</text:p>
      <text:p text:style-name="Standard"><text:s text:c="4"/>"entry_type": "part_voice",</text:p>
      <text:p text:style-name="Standard"><text:s text:c="4"/>"emotion_tags": ["shame", "deflection"],</text:p>
      <text:p text:style-name="Standard"><text:s text:c="4"/>"part_archetype": "deflecting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r triggers aren’t overreactions — they’re over-reminders.",</text:p>
      <text:p text:style-name="Standard"><text:s text:c="4"/>"entry_type": "poetic_reframe",</text:p>
      <text:p text:style-name="Standard"><text:s text:c="4"/>"emotion_tags": ["trauma", "hypervigilance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ct like I have answers so no one asks how lost I feel.",</text:p>
      <text:p text:style-name="Standard"><text:s text:c="4"/>"entry_type": "part_voice",</text:p>
      <text:p text:style-name="Standard"><text:s text:c="4"/>"emotion_tags": ["confusion", "masking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hesitation is trying to protect something sacred.",</text:p>
      <text:p text:style-name="Standard"><text:s text:c="4"/>"entry_type": "quiet_truth",</text:p>
      <text:p text:style-name="Standard"><text:s text:c="4"/>"emotion_tags": ["fear", "vulnerability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I’m over it but I still check the door three times.",</text:p>
      <text:p text:style-name="Standard"><text:s text:c="4"/>"entry_type": "part_voice",</text:p>
      <text:p text:style-name="Standard"><text:s text:c="4"/>"emotion_tags": ["anxiety", "control"],</text:p>
      <text:p text:style-name="Standard"><text:s text:c="4"/>"part_archetype": "vigilant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your sensitivity isn’t weakness — it’s radar?",</text:p>
      <text:p text:style-name="Standard"><text:s text:c="4"/>"entry_type": "poetic_reframe",</text:p>
      <text:p text:style-name="Standard"><text:s text:c="4"/>"emotion_tags": ["sensitivity", "shame"],</text:p>
      <text:p text:style-name="Standard"><text:s text:c="4"/>"part_archetype": null,</text:p>
      <text:p text:style-name="Standard"><text:soft-page-break/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people at arm’s length so I won’t have to bury them later.",</text:p>
      <text:p text:style-name="Standard"><text:s text:c="4"/>"entry_type": "part_voice",</text:p>
      <text:p text:style-name="Standard"><text:s text:c="4"/>"emotion_tags": ["grief", "attachment"],</text:p>
      <text:p text:style-name="Standard"><text:s text:c="4"/>"part_archetype": "avoidant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feel joy and grief in the same breath.",</text:p>
      <text:p text:style-name="Standard"><text:s text:c="4"/>"entry_type": "quiet_truth",</text:p>
      <text:p text:style-name="Standard"><text:s text:c="4"/>"emotion_tags": ["grief", "joy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rted apologizing for things just to feel in control of the blame.",</text:p>
      <text:p text:style-name="Standard"><text:s text:c="4"/>"entry_type": "part_voice",</text:p>
      <text:p text:style-name="Standard"><text:s text:c="4"/>"emotion_tags": ["guilt", "control"],</text:p>
      <text:p text:style-name="Standard"><text:s text:c="4"/>"part_archetype": "fawn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The body remembers what the mind learned to downplay.",</text:p>
      <text:p text:style-name="Standard"><text:s text:c="4"/>"entry_type": "poetic_reframe",</text:p>
      <text:p text:style-name="Standard"><text:s text:c="4"/>"emotion_tags": ["dissociation", "trauma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Even numbness is better than being wrong again.",</text:p>
      <text:p text:style-name="Standard"><text:s text:c="4"/>"entry_type": "part_voice",</text:p>
      <text:p text:style-name="Standard"><text:s text:c="4"/>"emotion_tags": ["shame", "numbness"],</text:p>
      <text:p text:style-name="Standard"><text:s text:c="4"/>"part_archetype": "freez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justify your hurt for it to matter.",</text:p>
      <text:p text:style-name="Standard"><text:s text:c="4"/>"entry_type": "quiet_truth",</text:p>
      <text:p text:style-name="Standard"><text:s text:c="4"/>"emotion_tags": ["grief", "self-doubt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oft-page-break/><text:s text:c="4"/>"text": "I criticize myself first so it’ll hurt less when others do it.",</text:p>
      <text:p text:style-name="Standard"><text:s text:c="4"/>"entry_type": "part_voice",</text:p>
      <text:p text:style-name="Standard"><text:s text:c="4"/>"emotion_tags": ["self-attack", "defense"],</text:p>
      <text:p text:style-name="Standard"><text:s text:c="4"/>"part_archetype": "inner critic",</text:p>
      <text:p text:style-name="Standard"><text:s text:c="4"/>"tone_function": ["mirror", "de-sham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Sometimes healing feels like grief with better lighting.",</text:p>
      <text:p text:style-name="Standard"><text:s text:c="4"/>"entry_type": "poetic_reframe",</text:p>
      <text:p text:style-name="Standard"><text:s text:c="4"/>"emotion_tags": ["grief", "hope"],</text:p>
      <text:p text:style-name="Standard"><text:s text:c="4"/>"part_archetype": null,</text:p>
      <text:p text:style-name="Standard"><text:s text:c="4"/>"tone_function": ["refram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on’t let myself want things because I’ve learned not to expect them.",</text:p>
      <text:p text:style-name="Standard"><text:s text:c="4"/>"entry_type": "part_voice",</text:p>
      <text:p text:style-name="Standard"><text:s text:c="4"/>"emotion_tags": ["hopelessness", "longing"],</text:p>
      <text:p text:style-name="Standard"><text:s text:c="4"/>"part_archetype": "exile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dramatic — you’re carrying emotion that never had a safe place to land.",</text:p>
      <text:p text:style-name="Standard"><text:s text:c="4"/>"entry_type": "poetic_reframe",</text:p>
      <text:p text:style-name="Standard"><text:s text:c="4"/>"emotion_tags": ["shame", "rejection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otect others from my needs so they won’t resent me.",</text:p>
      <text:p text:style-name="Standard"><text:s text:c="4"/>"entry_type": "part_voice",</text:p>
      <text:p text:style-name="Standard"><text:s text:c="4"/>"emotion_tags": ["abandonment", "shame"],</text:p>
      <text:p text:style-name="Standard"><text:s text:c="4"/>"part_archetype": "inner caretak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sarcasm might be a boundary in disguise.",</text:p>
      <text:p text:style-name="Standard"><text:s text:c="4"/>"entry_type": "poetic_reframe",</text:p>
      <text:p text:style-name="Standard"><text:s text:c="4"/>"emotion_tags": ["defensiveness", "shame"],</text:p>
      <text:p text:style-name="Standard"><text:s text:c="4"/>"part_archetype": "deflecting protector",</text:p>
      <text:p text:style-name="Standard"><text:s text:c="4"/>"tone_function": ["reframe", "unble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try to be helpful so I don’t feel disposable.",</text:p>
      <text:p text:style-name="Standard"><text:s text:c="4"/>"entry_type": "part_voice",</text:p>
      <text:p text:style-name="Standard"><text:s text:c="4"/>"emotion_tags": ["worthlessness", "fear"],</text:p>
      <text:p text:style-name="Standard"><text:s text:c="4"/>"part_archetype": "people-pleaser",</text:p>
      <text:p text:style-name="Standard"><text:soft-page-break/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Joy might feel unfamiliar — not unsafe.",</text:p>
      <text:p text:style-name="Standard"><text:s text:c="4"/>"entry_type": "quiet_truth",</text:p>
      <text:p text:style-name="Standard"><text:s text:c="4"/>"emotion_tags": ["joy", "numbness"],</text:p>
      <text:p text:style-name="Standard"><text:s text:c="4"/>"part_archetype": null,</text:p>
      <text:p text:style-name="Standard"><text:s text:c="4"/>"tone_function": ["reframe", "soften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act like I’m fine because I don’t want to feel the pity in your eyes.",</text:p>
      <text:p text:style-name="Standard"><text:s text:c="4"/>"entry_type": "part_voice",</text:p>
      <text:p text:style-name="Standard"><text:s text:c="4"/>"emotion_tags": ["shame", "pride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in crisis to deserve support.",</text:p>
      <text:p text:style-name="Standard"><text:s text:c="4"/>"entry_type": "quiet_truth",</text:p>
      <text:p text:style-name="Standard"><text:s text:c="4"/>"emotion_tags": ["self-worth", "neglect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trying to fix everything so I won’t be the thing that needs fixing.",</text:p>
      <text:p text:style-name="Standard"><text:s text:c="4"/>"entry_type": "part_voice",</text:p>
      <text:p text:style-name="Standard"><text:s text:c="4"/>"emotion_tags": ["shame", "control"],</text:p>
      <text:p text:style-name="Standard"><text:s text:c="4"/>"part_archetype": "perfectionist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 thought was overreacting might’ve been the first time you didn’t shut down.",</text:p>
      <text:p text:style-name="Standard"><text:s text:c="4"/>"entry_type": "poetic_reframe",</text:p>
      <text:p text:style-name="Standard"><text:s text:c="4"/>"emotion_tags": ["anger", "activation"],</text:p>
      <text:p text:style-name="Standard"><text:s text:c="4"/>"part_archetype": null,</text:p>
      <text:p text:style-name="Standard"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tract myself so I don’t drown in what I actually feel.",</text:p>
      <text:p text:style-name="Standard"><text:s text:c="4"/>"entry_type": "part_voice",</text:p>
      <text:p text:style-name="Standard"><text:s text:c="4"/>"emotion_tags": ["numbness", "fear"],</text:p>
      <text:p text:style-name="Standard"><text:s text:c="4"/>"part_archetype": "avoidant protector",</text:p>
      <text:p text:style-name="Standard"><text:soft-page-break/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 healed to be held.",</text:p>
      <text:p text:style-name="Standard"><text:s text:c="4"/>"entry_type": "quiet_truth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learned to overfunction so no one would see me falling apart.",</text:p>
      <text:p text:style-name="Standard"><text:s text:c="4"/>"entry_type": "survivor_narrative",</text:p>
      <text:p text:style-name="Standard"><text:s text:c="4"/>"emotion_tags": ["burnout", "shame"],</text:p>
      <text:p text:style-name="Standard"><text:s text:c="4"/>"part_archetype": "inner caretaker"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Sometimes I don’t set boundaries because I’m afraid you’ll leave when I do.",</text:p>
      <text:p text:style-name="Standard"><text:s text:c="4"/>"entry_type": "part_voice",</text:p>
      <text:p text:style-name="Standard"><text:s text:c="4"/>"emotion_tags": ["abandonment", "fear"],</text:p>
      <text:p text:style-name="Standard"><text:s text:c="4"/>"part_archetype": "fawn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r gentleness isn’t a weakness — it’s a power most people fear.",</text:p>
      <text:p text:style-name="Standard"><text:s text:c="4"/>"entry_type": "poetic_reframe",</text:p>
      <text:p text:style-name="Standard"><text:s text:c="4"/>"emotion_tags": ["sensitivity", "shame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‘I don’t know’ so you won’t keep digging.",</text:p>
      <text:p text:style-name="Standard"><text:s text:c="4"/>"entry_type": "part_voice",</text:p>
      <text:p text:style-name="Standard"><text:s text:c="4"/>"emotion_tags": ["fear", "avoidance"],</text:p>
      <text:p text:style-name="Standard"><text:s text:c="4"/>"part_archetype": "deflec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owe your silence to anyone who made you feel small.",</text:p>
      <text:p text:style-name="Standard"><text:s text:c="4"/>"entry_type": "poetic_reframe",</text:p>
      <text:p text:style-name="Standard"><text:s text:c="4"/>"emotion_tags": ["repression", "anger"],</text:p>
      <text:p text:style-name="Standard"><text:s text:c="4"/>"part_archetype": null,</text:p>
      <text:p text:style-name="Standard"><text:s text:c="4"/>"tone_function": ["reframe", "empowe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oft-page-break/><text:s text:c="4"/>"text": "I avoid hope because the crash hurts more than the emptiness.",</text:p>
      <text:p text:style-name="Standard"><text:s text:c="4"/>"entry_type": "part_voice",</text:p>
      <text:p text:style-name="Standard"><text:s text:c="4"/>"emotion_tags": ["hope", "grief"],</text:p>
      <text:p text:style-name="Standard"><text:s text:c="4"/>"part_archetype": "numb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set a boundary and still be loved.",</text:p>
      <text:p text:style-name="Standard"><text:s text:c="4"/>"entry_type": "quiet_truth",</text:p>
      <text:p text:style-name="Standard"><text:s text:c="4"/>"emotion_tags": ["guilt", "self-worth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wear confidence like armor — it fits, but it’s heavy.",</text:p>
      <text:p text:style-name="Standard"><text:s text:c="4"/>"entry_type": "part_voice",</text:p>
      <text:p text:style-name="Standard"><text:s text:c="4"/>"emotion_tags": ["pride", "self-protection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outgrow the things that once kept you safe.",</text:p>
      <text:p text:style-name="Standard"><text:s text:c="4"/>"entry_type": "poetic_reframe",</text:p>
      <text:p text:style-name="Standard"><text:s text:c="4"/>"emotion_tags": ["growth", "protection"],</text:p>
      <text:p text:style-name="Standard"><text:s text:c="4"/>"part_archetype": null,</text:p>
      <text:p text:style-name="Standard"><text:s text:c="4"/>"tone_function": ["reframe", "unburden"],</text:p>
      <text:p text:style-name="Standard"><text:s text:c="4"/>"delivery_context": ["vault_card", "unburdening_sequence"]</text:p>
      <text:p text:style-name="Standard"><text:s text:c="2"/>},</text:p>
      <text:p text:style-name="Standard"><text:s text:c="2"/>{</text:p>
      <text:p text:style-name="Standard"><text:s text:c="4"/>"text": "I brace for impact even in calm rooms — just in case.",</text:p>
      <text:p text:style-name="Standard"><text:s text:c="4"/>"entry_type": "part_voice",</text:p>
      <text:p text:style-name="Standard"><text:s text:c="4"/>"emotion_tags": ["hypervigilance", "fear"],</text:p>
      <text:p text:style-name="Standard"><text:s text:c="4"/>"part_archetype": "vigil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’t logic your way out of a feeling you never got to feel safely.",</text:p>
      <text:p text:style-name="Standard"><text:s text:c="4"/>"entry_type": "poetic_reframe",</text:p>
      <text:p text:style-name="Standard"><text:s text:c="4"/>"emotion_tags": ["grief", "confusion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it light so I don’t scare people away with the weight.",</text:p>
      <text:p text:style-name="Standard"><text:s text:c="4"/>"entry_type": "part_voice",</text:p>
      <text:p text:style-name="Standard"><text:s text:c="4"/>"emotion_tags": ["shame", "fear"],</text:p>
      <text:p text:style-name="Standard"><text:s text:c="4"/>"part_archetype": "masking self",</text:p>
      <text:p text:style-name="Standard"><text:soft-page-break/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being dramatic — you’re feeling something deeply for the first time in a long time.",</text:p>
      <text:p text:style-name="Standard"><text:s text:c="4"/>"entry_type": "poetic_reframe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validat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laugh quickly to change the subject before it gets too real.",</text:p>
      <text:p text:style-name="Standard"><text:s text:c="4"/>"entry_type": "part_voice",</text:p>
      <text:p text:style-name="Standard"><text:s text:c="4"/>"emotion_tags": ["deflection", "vulnerability"],</text:p>
      <text:p text:style-name="Standard"><text:s text:c="4"/>"part_archetype": "deflecting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The body keeps the truth long after the story gets edited.",</text:p>
      <text:p text:style-name="Standard"><text:s text:c="4"/>"entry_type": "poetic_reframe",</text:p>
      <text:p text:style-name="Standard"><text:s text:c="4"/>"emotion_tags": ["dissociation", "trauma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I learned to smile through shame so they wouldn’t see how deep it ran.",</text:p>
      <text:p text:style-name="Standard"><text:s text:c="4"/>"entry_type": "part_voice",</text:p>
      <text:p text:style-name="Standard"><text:s text:c="4"/>"emotion_tags": ["shame", "masking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stop explaining yourself. Being is enough.",</text:p>
      <text:p text:style-name="Standard"><text:s text:c="4"/>"entry_type": "quiet_truth",</text:p>
      <text:p text:style-name="Standard"><text:s text:c="4"/>"emotion_tags": ["overwhelm", "self-worth"],</text:p>
      <text:p text:style-name="Standard"><text:s text:c="4"/>"part_archetype": null,</text:p>
      <text:p text:style-name="Standard"><text:s text:c="4"/>"tone_function": ["soften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rted helping everyone else so I’d never have to feel how helpless I was.",</text:p>
      <text:p text:style-name="Standard"><text:s text:c="4"/>"entry_type": "part_voice",</text:p>
      <text:p text:style-name="Standard"><text:s text:c="4"/>"emotion_tags": ["control", "denial"],</text:p>
      <text:p text:style-name="Standard"><text:s text:c="4"/>"part_archetype": "inner caretak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oft-page-break/><text:s text:c="2"/>{</text:p>
      <text:p text:style-name="Standard"><text:s text:c="4"/>"text": "You don’t have to earn exhaling.",</text:p>
      <text:p text:style-name="Standard"><text:s text:c="4"/>"entry_type": "poetic_reframe",</text:p>
      <text:p text:style-name="Standard"><text:s text:c="4"/>"emotion_tags": ["anxiety", "survival"],</text:p>
      <text:p text:style-name="Standard"><text:s text:c="4"/>"part_archetype": null,</text:p>
      <text:p text:style-name="Standard"><text:s text:c="4"/>"tone_function": ["soften", "reframe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speak in sarcasm so you won't hear the fear in my voice.",</text:p>
      <text:p text:style-name="Standard"><text:s text:c="4"/>"entry_type": "part_voice",</text:p>
      <text:p text:style-name="Standard"><text:s text:c="4"/>"emotion_tags": ["deflection", "fear"],</text:p>
      <text:p text:style-name="Standard"><text:s text:c="4"/>"part_archetype": "deflecting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shrink to fit into spaces that never made room for you.",</text:p>
      <text:p text:style-name="Standard"><text:s text:c="4"/>"entry_type": "poetic_reframe",</text:p>
      <text:p text:style-name="Standard"><text:s text:c="4"/>"emotion_tags": ["shame", "rejection"],</text:p>
      <text:p text:style-name="Standard"><text:s text:c="4"/>"part_archetype": null,</text:p>
      <text:p text:style-name="Standard"><text:s text:c="4"/>"tone_function": ["reframe", "empowe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ush people away just to see if they'll push back harder or walk away faster.",</text:p>
      <text:p text:style-name="Standard"><text:s text:c="4"/>"entry_type": "part_voice",</text:p>
      <text:p text:style-name="Standard"><text:s text:c="4"/>"emotion_tags": ["attachment", "abandonment"],</text:p>
      <text:p text:style-name="Standard"><text:s text:c="4"/>"part_archetype": "testing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hard to love. You’ve just been loved poorly.",</text:p>
      <text:p text:style-name="Standard"><text:s text:c="4"/>"entry_type": "poetic_reframe",</text:p>
      <text:p text:style-name="Standard"><text:s text:c="4"/>"emotion_tags": ["shame", "rejection"],</text:p>
      <text:p text:style-name="Standard"><text:s text:c="4"/>"part_archetype": null,</text:p>
      <text:p text:style-name="Standard"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ot loud because being quiet never kept me safe.",</text:p>
      <text:p text:style-name="Standard"><text:s text:c="4"/>"entry_type": "part_voice",</text:p>
      <text:p text:style-name="Standard"><text:s text:c="4"/>"emotion_tags": ["anger", "trauma"],</text:p>
      <text:p text:style-name="Standard"><text:s text:c="4"/>"part_archetype": "angry protector",</text:p>
      <text:p text:style-name="Standard"><text:s text:c="4"/>"tone_function": ["validate", "unblend"],</text:p>
      <text:p text:style-name="Standard"><text:s text:c="4"/>"delivery_context": ["part_dialogue_seed"]</text:p>
      <text:p text:style-name="Standard"><text:s text:c="2"/>},</text:p>
      <text:p text:style-name="Standard"><text:soft-page-break/><text:s text:c="2"/>{</text:p>
      <text:p text:style-name="Standard"><text:s text:c="4"/>"text": "You don’t need to be more palatable to be worthy of staying.",</text:p>
      <text:p text:style-name="Standard"><text:s text:c="4"/>"entry_type": "poetic_reframe",</text:p>
      <text:p text:style-name="Standard"><text:s text:c="4"/>"emotion_tags": ["shame", "self-worth"],</text:p>
      <text:p text:style-name="Standard"><text:s text:c="4"/>"part_archetype": null,</text:p>
      <text:p text:style-name="Standard"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ake calm because panic made people leave.",</text:p>
      <text:p text:style-name="Standard"><text:s text:c="4"/>"entry_type": "part_voice",</text:p>
      <text:p text:style-name="Standard"><text:s text:c="4"/>"emotion_tags": ["anxiety", "abandonment"],</text:p>
      <text:p text:style-name="Standard"><text:s text:c="4"/>"part_archetype": "masking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if you can’t explain the pain, it’s still real.",</text:p>
      <text:p text:style-name="Standard"><text:s text:c="4"/>"entry_type": "quiet_truth",</text:p>
      <text:p text:style-name="Standard"><text:s text:c="4"/>"emotion_tags": ["grief", "confusion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lways answer with logic because my emotions have never felt safe.",</text:p>
      <text:p text:style-name="Standard"><text:s text:c="4"/>"entry_type": "part_voice",</text:p>
      <text:p text:style-name="Standard"><text:s text:c="4"/>"emotion_tags": ["fear", "numbness"],</text:p>
      <text:p text:style-name="Standard"><text:s text:c="4"/>"part_archetype": "adaptive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the meltdown was the most honest thing your nervous system ever said?",</text:p>
      <text:p text:style-name="Standard"><text:s text:c="4"/>"entry_type": "poetic_reframe",</text:p>
      <text:p text:style-name="Standard"><text:s text:c="4"/>"emotion_tags": ["overwhelm", "trauma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etend I don’t need comfort so no one sees how badly I want it.",</text:p>
      <text:p text:style-name="Standard"><text:s text:c="4"/>"entry_type": "part_voice",</text:p>
      <text:p text:style-name="Standard"><text:s text:c="4"/>"emotion_tags": ["vulnerability", "longing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too intense. Some people just never learned how to hold emotion without control.",</text:p>
      <text:p text:style-name="Standard"><text:s text:c="4"/>"entry_type": "poetic_reframe",</text:p>
      <text:p text:style-name="Standard"><text:soft-page-break/><text:s text:c="4"/>"emotion_tags": ["shame", "emotion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botage what I want because hope feels more dangerous than loneliness.",</text:p>
      <text:p text:style-name="Standard"><text:s text:c="4"/>"entry_type": "part_voice",</text:p>
      <text:p text:style-name="Standard"><text:s text:c="4"/>"emotion_tags": ["hope", "fear"],</text:p>
      <text:p text:style-name="Standard"><text:s text:c="4"/>"part_archetype": "rebel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keep earning space just to exist.",</text:p>
      <text:p text:style-name="Standard"><text:s text:c="4"/>"entry_type": "quiet_truth",</text:p>
      <text:p text:style-name="Standard"><text:s text:c="4"/>"emotion_tags": ["performance", "shame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ut down so I don’t say something I’ll regret — like the truth.",</text:p>
      <text:p text:style-name="Standard"><text:s text:c="4"/>"entry_type": "part_voice",</text:p>
      <text:p text:style-name="Standard"><text:s text:c="4"/>"emotion_tags": ["fear", "anger"],</text:p>
      <text:p text:style-name="Standard"><text:s text:c="4"/>"part_archetype": "freeze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Sometimes numbness is the mind’s way of waiting for kindness.",</text:p>
      <text:p text:style-name="Standard"><text:s text:c="4"/>"entry_type": "poetic_reframe",</text:p>
      <text:p text:style-name="Standard"><text:s text:c="4"/>"emotion_tags": ["numbness", "grief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ct like I don’t care so I won’t scare you off with how much I actually do.",</text:p>
      <text:p text:style-name="Standard"><text:s text:c="4"/>"entry_type": "part_voice",</text:p>
      <text:p text:style-name="Standard"><text:s text:c="4"/>"emotion_tags": ["attachment", "vulnerability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explain the ways you learned to survive.",</text:p>
      <text:p text:style-name="Standard"><text:s text:c="4"/>"entry_type": "quiet_truth",</text:p>
      <text:p text:style-name="Standard"><text:s text:c="4"/>"emotion_tags": ["self-worth", "shame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oft-page-break/><text:s text:c="2"/>},</text:p>
      <text:p text:style-name="Standard"><text:s text:c="2"/>{</text:p>
      <text:p text:style-name="Standard"><text:s text:c="4"/>"text": "I learned to entertain so no one noticed I was breaking.",</text:p>
      <text:p text:style-name="Standard"><text:s text:c="4"/>"entry_type": "part_voice",</text:p>
      <text:p text:style-name="Standard"><text:s text:c="4"/>"emotion_tags": ["masking", "neglect"],</text:p>
      <text:p text:style-name="Standard"><text:s text:c="4"/>"part_archetype": "people-pleas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carry the hurt without turning it into your identity.",</text:p>
      <text:p text:style-name="Standard"><text:s text:c="4"/>"entry_type": "poetic_reframe",</text:p>
      <text:p text:style-name="Standard"><text:s text:c="4"/>"emotion_tags": ["grief", "trauma"],</text:p>
      <text:p text:style-name="Standard"><text:s text:c="4"/>"part_archetype": null,</text:p>
      <text:p text:style-name="Standard"><text:s text:c="4"/>"tone_function": ["reframe", "unburd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build routines so I don’t have to feel how chaotic I am inside.",</text:p>
      <text:p text:style-name="Standard"><text:s text:c="4"/>"entry_type": "part_voice",</text:p>
      <text:p text:style-name="Standard"><text:s text:c="4"/>"emotion_tags": ["control", "anxiety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r need for rest isn’t laziness — it’s recovery.",</text:p>
      <text:p text:style-name="Standard"><text:s text:c="4"/>"entry_type": "poetic_reframe",</text:p>
      <text:p text:style-name="Standard"><text:s text:c="4"/>"emotion_tags": ["burnout", "shame"],</text:p>
      <text:p text:style-name="Standard"><text:s text:c="4"/>"part_archetype": null,</text:p>
      <text:p text:style-name="Standard"><text:s text:c="4"/>"tone_function": ["refram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appear in conversations because it’s safer than being misunderstood.",</text:p>
      <text:p text:style-name="Standard"><text:s text:c="4"/>"entry_type": "part_voice",</text:p>
      <text:p text:style-name="Standard"><text:s text:c="4"/>"emotion_tags": ["shame", "confusion"],</text:p>
      <text:p text:style-name="Standard"><text:s text:c="4"/>"part_archetype": "lost child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make your pain useful to deserve gentleness.",</text:p>
      <text:p text:style-name="Standard"><text:s text:c="4"/>"entry_type": "quiet_truth",</text:p>
      <text:p text:style-name="Standard"><text:s text:c="4"/>"emotion_tags": ["grief", "worth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micromanage everything so nothing can sneak up on me again.",</text:p>
      <text:p text:style-name="Standard"><text:s text:c="4"/>"entry_type": "part_voice",</text:p>
      <text:p text:style-name="Standard"><text:soft-page-break/><text:s text:c="4"/>"emotion_tags": ["control", "hypervigilance"],</text:p>
      <text:p text:style-name="Standard"><text:s text:c="4"/>"part_archetype": "perfectionist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stopped dreaming so I wouldn’t have to wake up disappointed.",</text:p>
      <text:p text:style-name="Standard"><text:s text:c="4"/>"entry_type": "part_voice",</text:p>
      <text:p text:style-name="Standard"><text:s text:c="4"/>"emotion_tags": ["hopelessness", "grief"],</text:p>
      <text:p text:style-name="Standard"><text:s text:c="4"/>"part_archetype": "numb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perform resilience to be worthy of rest.",</text:p>
      <text:p text:style-name="Standard"><text:s text:c="4"/>"entry_type": "poetic_reframe",</text:p>
      <text:p text:style-name="Standard"><text:s text:c="4"/>"emotion_tags": ["burnout", "self-worth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y the expert so no one sees how lost I feel.",</text:p>
      <text:p text:style-name="Standard"><text:s text:c="4"/>"entry_type": "part_voice",</text:p>
      <text:p text:style-name="Standard"><text:s text:c="4"/>"emotion_tags": ["confusion", "pride"],</text:p>
      <text:p text:style-name="Standard"><text:s text:c="4"/>"part_archetype": "adaptive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numbness is trying to keep you from breaking all the way open.",</text:p>
      <text:p text:style-name="Standard"><text:s text:c="4"/>"entry_type": "poetic_reframe",</text:p>
      <text:p text:style-name="Standard"><text:s text:c="4"/>"emotion_tags": ["numbness", "fear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working because stopping would mean facing the silence.",</text:p>
      <text:p text:style-name="Standard"><text:s text:c="4"/>"entry_type": "part_voice",</text:p>
      <text:p text:style-name="Standard"><text:s text:c="4"/>"emotion_tags": ["burnout", "dissociation"],</text:p>
      <text:p text:style-name="Standard"><text:s text:c="4"/>"part_archetype": "perfectionist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broken — just worn out from holding too much alone.",</text:p>
      <text:p text:style-name="Standard"><text:s text:c="4"/>"entry_type": "poetic_reframe",</text:p>
      <text:p text:style-name="Standard"><text:soft-page-break/><text:s text:c="4"/>"emotion_tags": ["overwhelm", "grief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joke about my trauma so I don’t have to sit in it too long.",</text:p>
      <text:p text:style-name="Standard"><text:s text:c="4"/>"entry_type": "part_voice",</text:p>
      <text:p text:style-name="Standard"><text:s text:c="4"/>"emotion_tags": ["shame", "avoidance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heal perfectly to deserve softness now.",</text:p>
      <text:p text:style-name="Standard"><text:s text:c="4"/>"entry_type": "quiet_truth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etend I’m over it because I don’t want to explain what it did to me.",</text:p>
      <text:p text:style-name="Standard"><text:s text:c="4"/>"entry_type": "part_voice",</text:p>
      <text:p text:style-name="Standard"><text:s text:c="4"/>"emotion_tags": ["grief", "distrust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Maybe the resistance is just a part of you that’s tired of being left behind.",</text:p>
      <text:p text:style-name="Standard"><text:s text:c="4"/>"entry_type": "poetic_reframe",</text:p>
      <text:p text:style-name="Standard"><text:s text:c="4"/>"emotion_tags": ["resistance", "abandonment"],</text:p>
      <text:p text:style-name="Standard"><text:s text:c="4"/>"part_archetype": null,</text:p>
      <text:p text:style-name="Standard"><text:s text:c="4"/>"tone_function": ["refram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quiet so they don’t see how much I’m actually shaking.",</text:p>
      <text:p text:style-name="Standard"><text:s text:c="4"/>"entry_type": "part_voice",</text:p>
      <text:p text:style-name="Standard"><text:s text:c="4"/>"emotion_tags": ["fear", "self-silencing"],</text:p>
      <text:p text:style-name="Standard"><text:s text:c="4"/>"part_archetype": "fawn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owe anyone your transformation.",</text:p>
      <text:p text:style-name="Standard"><text:s text:c="4"/>"entry_type": "quiet_truth",</text:p>
      <text:p text:style-name="Standard"><text:s text:c="4"/>"emotion_tags": ["self-worth", "performance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oft-page-break/><text:s text:c="2"/>},</text:p>
      <text:p text:style-name="Standard"><text:s text:c="2"/>{</text:p>
      <text:p text:style-name="Standard"><text:s text:c="4"/>"text": "I forget who I am when I’m not needed by someone else.",</text:p>
      <text:p text:style-name="Standard"><text:s text:c="4"/>"entry_type": "part_voice",</text:p>
      <text:p text:style-name="Standard"><text:s text:c="4"/>"emotion_tags": ["identity", "codependence"],</text:p>
      <text:p text:style-name="Standard"><text:s text:c="4"/>"part_archetype": "inner caretak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stop performing survival and start receiving rest.",</text:p>
      <text:p text:style-name="Standard"><text:s text:c="4"/>"entry_type": "poetic_reframe",</text:p>
      <text:p text:style-name="Standard"><text:s text:c="4"/>"emotion_tags": ["burnout", "overfunctioning"],</text:p>
      <text:p text:style-name="Standard"><text:s text:c="4"/>"part_archetype": null,</text:p>
      <text:p text:style-name="Standard"><text:s text:c="4"/>"tone_function": ["reframe", "unburd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rink myself before you get the chance to do it first.",</text:p>
      <text:p text:style-name="Standard"><text:s text:c="4"/>"entry_type": "part_voice",</text:p>
      <text:p text:style-name="Standard"><text:s text:c="4"/>"emotion_tags": ["shame", "fear"],</text:p>
      <text:p text:style-name="Standard"><text:s text:c="4"/>"part_archetype": "exile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The numbness isn’t emptiness — it’s a waiting room for safety.",</text:p>
      <text:p text:style-name="Standard"><text:s text:c="4"/>"entry_type": "poetic_reframe",</text:p>
      <text:p text:style-name="Standard"><text:s text:c="4"/>"emotion_tags": ["numbness", "overwhelm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tract others so they don’t ask how I’m really doing.",</text:p>
      <text:p text:style-name="Standard"><text:s text:c="4"/>"entry_type": "part_voice",</text:p>
      <text:p text:style-name="Standard"><text:s text:c="4"/>"emotion_tags": ["deflection", "grief"],</text:p>
      <text:p text:style-name="Standard"><text:s text:c="4"/>"part_archetype": "deflec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behind — you’re healing through molasses, not machinery.",</text:p>
      <text:p text:style-name="Standard"><text:s text:c="4"/>"entry_type": "poetic_reframe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ill prepare for chaos, even in quiet rooms.",</text:p>
      <text:p text:style-name="Standard"><text:s text:c="4"/>"entry_type": "part_voice",</text:p>
      <text:p text:style-name="Standard"><text:soft-page-break/><text:s text:c="4"/>"emotion_tags": ["hypervigilance", "trauma"],</text:p>
      <text:p text:style-name="Standard"><text:s text:c="4"/>"part_archetype": "vigilant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outgrow pain without erasing where you came from.",</text:p>
      <text:p text:style-name="Standard"><text:s text:c="4"/>"entry_type": "quiet_truth",</text:p>
      <text:p text:style-name="Standard"><text:s text:c="4"/>"emotion_tags": ["grief", "growth"],</text:p>
      <text:p text:style-name="Standard"><text:s text:c="4"/>"part_archetype": null,</text:p>
      <text:p text:style-name="Standard"><text:s text:c="4"/>"tone_function": ["reframe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solving everyone else’s problems so I don’t have to feel my own.",</text:p>
      <text:p text:style-name="Standard"><text:s text:c="4"/>"entry_type": "part_voice",</text:p>
      <text:p text:style-name="Standard"><text:s text:c="4"/>"emotion_tags": ["avoidance", "overfunctioning"],</text:p>
      <text:p text:style-name="Standard"><text:s text:c="4"/>"part_archetype": "inner caretak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difficult — you just have depth no one stuck around to understand.",</text:p>
      <text:p text:style-name="Standard"><text:s text:c="4"/>"entry_type": "poetic_reframe",</text:p>
      <text:p text:style-name="Standard"><text:s text:c="4"/>"emotion_tags": ["rejection", "shame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y helpful so I never have to feel disposable.",</text:p>
      <text:p text:style-name="Standard"><text:s text:c="4"/>"entry_type": "part_voice",</text:p>
      <text:p text:style-name="Standard"><text:s text:c="4"/>"emotion_tags": ["worthlessness", "control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unlovable. You’re just exhausted from loving so hard, so long, with so little returned.",</text:p>
      <text:p text:style-name="Standard"><text:s text:c="4"/>"entry_type": "poetic_reframe",</text:p>
      <text:p text:style-name="Standard"><text:s text:c="4"/>"emotion_tags": ["abandonment", "grief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‘it’s fine’ because if I said the rest, I might not stop.",</text:p>
      <text:p text:style-name="Standard"><text:s text:c="4"/>"entry_type": "part_voice",</text:p>
      <text:p text:style-name="Standard"><text:s text:c="4"/>"emotion_tags": ["emotional overwhelm", "shame"],</text:p>
      <text:p text:style-name="Standard"><text:s text:c="4"/>"part_archetype": "fawn self",</text:p>
      <text:p text:style-name="Standard"><text:s text:c="4"/>"tone_function": ["mirror", "grieve"],</text:p>
      <text:p text:style-name="Standard"><text:soft-page-break/><text:s text:c="4"/>"delivery_context": ["part_dialogue_see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keep cleaning up after everyone because I’m scared they’ll leave if I make a mess.",</text:p>
      <text:p text:style-name="Standard"><text:s text:c="4"/>"entry_type": "part_voice",</text:p>
      <text:p text:style-name="Standard"><text:s text:c="4"/>"emotion_tags": ["abandonment", "perfectionism"],</text:p>
      <text:p text:style-name="Standard"><text:s text:c="4"/>"part_archetype": "inner caretak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justify your pain to make it real.",</text:p>
      <text:p text:style-name="Standard"><text:s text:c="4"/>"entry_type": "quiet_truth",</text:p>
      <text:p text:style-name="Standard"><text:s text:c="4"/>"emotion_tags": ["grief", "self-doubt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ake confidence because if I falter, I feel like I’ll vanish.",</text:p>
      <text:p text:style-name="Standard"><text:s text:c="4"/>"entry_type": "part_voice",</text:p>
      <text:p text:style-name="Standard"><text:s text:c="4"/>"emotion_tags": ["shame", "fear"],</text:p>
      <text:p text:style-name="Standard"><text:s text:c="4"/>"part_archetype": "adaptive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anger is a wound trying not to bleed.",</text:p>
      <text:p text:style-name="Standard"><text:s text:c="4"/>"entry_type": "poetic_reframe",</text:p>
      <text:p text:style-name="Standard"><text:s text:c="4"/>"emotion_tags": ["anger", "trauma"],</text:p>
      <text:p text:style-name="Standard"><text:s text:c="4"/>"part_archetype": "angry protector"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cheerful so no one asks if I’m okay.",</text:p>
      <text:p text:style-name="Standard"><text:s text:c="4"/>"entry_type": "part_voice",</text:p>
      <text:p text:style-name="Standard"><text:s text:c="4"/>"emotion_tags": ["masking", "grief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owe anyone your peace if they didn’t protect it.",</text:p>
      <text:p text:style-name="Standard"><text:s text:c="4"/>"entry_type": "poetic_reframe",</text:p>
      <text:p text:style-name="Standard"><text:s text:c="4"/>"emotion_tags": ["boundary", "grief"],</text:p>
      <text:p text:style-name="Standard"><text:s text:c="4"/>"part_archetype": null,</text:p>
      <text:p text:style-name="Standard"><text:s text:c="4"/>"tone_function": ["empower", "validate"],</text:p>
      <text:p text:style-name="Standard"><text:soft-page-break/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ut down so I don’t say how much it actually hurts.",</text:p>
      <text:p text:style-name="Standard"><text:s text:c="4"/>"entry_type": "part_voice",</text:p>
      <text:p text:style-name="Standard"><text:s text:c="4"/>"emotion_tags": ["pain", "avoidance"],</text:p>
      <text:p text:style-name="Standard"><text:s text:c="4"/>"part_archetype": "freeze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reclaim your voice without needing to explain why it went quiet.",</text:p>
      <text:p text:style-name="Standard"><text:s text:c="4"/>"entry_type": "quiet_truth",</text:p>
      <text:p text:style-name="Standard"><text:s text:c="4"/>"emotion_tags": ["expression", "dissociation"],</text:p>
      <text:p text:style-name="Standard"><text:s text:c="4"/>"part_archetype": null,</text:p>
      <text:p text:style-name="Standard"><text:s text:c="4"/>"tone_function": ["soften", "empowe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criticize myself first because I think it’ll hurt less coming from me.",</text:p>
      <text:p text:style-name="Standard"><text:s text:c="4"/>"entry_type": "part_voice",</text:p>
      <text:p text:style-name="Standard"><text:s text:c="4"/>"emotion_tags": ["self-attack", "shame"],</text:p>
      <text:p text:style-name="Standard"><text:s text:c="4"/>"part_archetype": "inner critic",</text:p>
      <text:p text:style-name="Standard"><text:s text:c="4"/>"tone_function": ["mirror", "de-sham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r nervous system isn’t being dramatic — it’s being honest.",</text:p>
      <text:p text:style-name="Standard"><text:s text:c="4"/>"entry_type": "poetic_reframe",</text:p>
      <text:p text:style-name="Standard"><text:s text:c="4"/>"emotion_tags": ["trauma", "nervous system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ct like I know what I’m doing because I’m scared of how lost I feel.",</text:p>
      <text:p text:style-name="Standard"><text:s text:c="4"/>"entry_type": "part_voice",</text:p>
      <text:p text:style-name="Standard"><text:s text:c="4"/>"emotion_tags": ["confusion", "control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calm to be loved.",</text:p>
      <text:p text:style-name="Standard"><text:s text:c="4"/>"entry_type": "quiet_truth",</text:p>
      <text:p text:style-name="Standard"><text:s text:c="4"/>"emotion_tags": ["anxiety", "self-worth"],</text:p>
      <text:p text:style-name="Standard"><text:s text:c="4"/>"part_archetype": null,</text:p>
      <text:p text:style-name="Standard"><text:s text:c="4"/>"tone_function": ["affirm worth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saying yes because I’m scared of what happens if I don’t.",</text:p>
      <text:p text:style-name="Standard"><text:soft-page-break/><text:s text:c="4"/>"entry_type": "part_voice",</text:p>
      <text:p text:style-name="Standard"><text:s text:c="4"/>"emotion_tags": ["fawn", "fear"],</text:p>
      <text:p text:style-name="Standard"><text:s text:c="4"/>"part_archetype": "fawn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numbness is a form of remembering.",</text:p>
      <text:p text:style-name="Standard"><text:s text:c="4"/>"entry_type": "poetic_reframe",</text:p>
      <text:p text:style-name="Standard"><text:s text:c="4"/>"emotion_tags": ["numbness", "trauma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tract you from me so I don’t have to feel what’s underneath.",</text:p>
      <text:p text:style-name="Standard"><text:s text:c="4"/>"entry_type": "part_voice",</text:p>
      <text:p text:style-name="Standard"><text:s text:c="4"/>"emotion_tags": ["shame", "avoidance"],</text:p>
      <text:p text:style-name="Standard"><text:s text:c="4"/>"part_archetype": "deflec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exist without always being useful.",</text:p>
      <text:p text:style-name="Standard"><text:s text:c="4"/>"entry_type": "poetic_reframe",</text:p>
      <text:p text:style-name="Standard"><text:s text:c="4"/>"emotion_tags": ["performance", "shame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ake being chill because no one stays when I’m honest.",</text:p>
      <text:p text:style-name="Standard"><text:s text:c="4"/>"entry_type": "part_voice",</text:p>
      <text:p text:style-name="Standard"><text:s text:c="4"/>"emotion_tags": ["fear", "rejection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the voice that tells you you’re too much was trying to protect you from being left.",</text:p>
      <text:p text:style-name="Standard"><text:s text:c="4"/>"entry_type": "poetic_reframe",</text:p>
      <text:p text:style-name="Standard"><text:s text:c="4"/>"emotion_tags": ["self-attack", "shame"],</text:p>
      <text:p text:style-name="Standard"><text:s text:c="4"/>"part_archetype": "inner critic",</text:p>
      <text:p text:style-name="Standard"><text:s text:c="4"/>"tone_function": ["unblend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n everything so I don’t have to feel anything.",</text:p>
      <text:p text:style-name="Standard"><text:s text:c="4"/>"entry_type": "part_voice",</text:p>
      <text:p text:style-name="Standard"><text:s text:c="4"/>"emotion_tags": ["control", "avoidance"],</text:p>
      <text:p text:style-name="Standard"><text:s text:c="4"/>"part_archetype": "perfectionist",</text:p>
      <text:p text:style-name="Standard"><text:s text:c="4"/>"tone_function": ["mirror", "validate"],</text:p>
      <text:p text:style-name="Standard"><text:soft-page-break/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behind. You’re healing at the pace of trust.",</text:p>
      <text:p text:style-name="Standard"><text:s text:c="4"/>"entry_type": "quiet_truth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I’m independent because I don’t believe anyone will stay.",</text:p>
      <text:p text:style-name="Standard"><text:s text:c="4"/>"entry_type": "part_voice",</text:p>
      <text:p text:style-name="Standard"><text:s text:c="4"/>"emotion_tags": ["abandonment", "pride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weak for craving care. You’re human.",</text:p>
      <text:p text:style-name="Standard"><text:s text:c="4"/>"entry_type": "quiet_truth",</text:p>
      <text:p text:style-name="Standard"><text:s text:c="4"/>"emotion_tags": ["vulnerability", "self-worth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hide in humor because sadness feels too naked.",</text:p>
      <text:p text:style-name="Standard"><text:s text:c="4"/>"entry_type": "part_voice",</text:p>
      <text:p text:style-name="Standard"><text:s text:c="4"/>"emotion_tags": ["grief", "deflection"],</text:p>
      <text:p text:style-name="Standard"><text:s text:c="4"/>"part_archetype": "deflec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ungrateful — you’re unmet.",</text:p>
      <text:p text:style-name="Standard"><text:s text:c="4"/>"entry_type": "poetic_reframe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act like I don’t need anyone because I’ve never trusted needing.",</text:p>
      <text:p text:style-name="Standard"><text:s text:c="4"/>"entry_type": "part_voice",</text:p>
      <text:p text:style-name="Standard"><text:s text:c="4"/>"emotion_tags": ["abandonment", "pride"],</text:p>
      <text:p text:style-name="Standard"><text:s text:c="4"/>"part_archetype": "avoidant protector",</text:p>
      <text:p text:style-name="Standard"><text:s text:c="4"/>"tone_function": ["mirror", "unblend"],</text:p>
      <text:p text:style-name="Standard"><text:soft-page-break/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soften to be safe here.",</text:p>
      <text:p text:style-name="Standard"><text:s text:c="4"/>"entry_type": "quiet_truth",</text:p>
      <text:p text:style-name="Standard"><text:s text:c="4"/>"emotion_tags": ["defensiveness", "fear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fixing everything so no one has to look at me too closely.",</text:p>
      <text:p text:style-name="Standard"><text:s text:c="4"/>"entry_type": "part_voice",</text:p>
      <text:p text:style-name="Standard"><text:s text:c="4"/>"emotion_tags": ["control", "shame"],</text:p>
      <text:p text:style-name="Standard"><text:s text:c="4"/>"part_archetype": "perfectionist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the shutdown isn’t avoidance — but protection at full capacity?",</text:p>
      <text:p text:style-name="Standard"><text:s text:c="4"/>"entry_type": "poetic_reframe",</text:p>
      <text:p text:style-name="Standard"><text:s text:c="4"/>"emotion_tags": ["numbness", "overwhelm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mile because faking peace feels safer than naming pain.",</text:p>
      <text:p text:style-name="Standard"><text:s text:c="4"/>"entry_type": "part_voice",</text:p>
      <text:p text:style-name="Standard"><text:s text:c="4"/>"emotion_tags": ["masking", "grief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explain why you froze. That was your body loving you.",</text:p>
      <text:p text:style-name="Standard"><text:s text:c="4"/>"entry_type": "poetic_reframe",</text:p>
      <text:p text:style-name="Standard"><text:s text:c="4"/>"emotion_tags": ["dissociation", "trauma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controlling when I’m scared everything will fall apart again.",</text:p>
      <text:p text:style-name="Standard"><text:s text:c="4"/>"entry_type": "part_voice",</text:p>
      <text:p text:style-name="Standard"><text:s text:c="4"/>"emotion_tags": ["fear", "control"],</text:p>
      <text:p text:style-name="Standard"><text:s text:c="4"/>"part_archetype": "perfectionist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too late to become someone gentler with yourself.",</text:p>
      <text:p text:style-name="Standard"><text:soft-page-break/><text:s text:c="4"/>"entry_type": "quiet_truth",</text:p>
      <text:p text:style-name="Standard"><text:s text:c="4"/>"emotion_tags": ["regret", "hope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ut down first because being ignored later hurts more.",</text:p>
      <text:p text:style-name="Standard"><text:s text:c="4"/>"entry_type": "part_voice",</text:p>
      <text:p text:style-name="Standard"><text:s text:c="4"/>"emotion_tags": ["abandonment", "fear"],</text:p>
      <text:p text:style-name="Standard"><text:s text:c="4"/>"part_archetype": "freeze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Maybe you weren’t self-sabotaging — maybe that was the only way to slow down.",</text:p>
      <text:p text:style-name="Standard"><text:s text:c="4"/>"entry_type": "poetic_reframe",</text:p>
      <text:p text:style-name="Standard"><text:s text:c="4"/>"emotion_tags": ["burnout", "shame"],</text:p>
      <text:p text:style-name="Standard"><text:s text:c="4"/>"part_archetype": null,</text:p>
      <text:p text:style-name="Standard"><text:s text:c="4"/>"tone_function": ["refram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ownplay my needs so I’m not one more thing for someone to carry.",</text:p>
      <text:p text:style-name="Standard"><text:s text:c="4"/>"entry_type": "part_voice",</text:p>
      <text:p text:style-name="Standard"><text:s text:c="4"/>"emotion_tags": ["shame", "self-erasure"],</text:p>
      <text:p text:style-name="Standard"><text:s text:c="4"/>"part_archetype": "fawn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useful to be welcome.",</text:p>
      <text:p text:style-name="Standard"><text:s text:c="4"/>"entry_type": "quiet_truth",</text:p>
      <text:p text:style-name="Standard"><text:s text:c="4"/>"emotion_tags": ["performance", "worthiness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things light because I’ve never trusted someone to hold the heavy.",</text:p>
      <text:p text:style-name="Standard"><text:s text:c="4"/>"entry_type": "part_voice",</text:p>
      <text:p text:style-name="Standard"><text:s text:c="4"/>"emotion_tags": ["vulnerability", "attachment"],</text:p>
      <text:p text:style-name="Standard"><text:s text:c="4"/>"part_archetype": "masking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they called overreacting might’ve been the first time you said no.",</text:p>
      <text:p text:style-name="Standard"><text:s text:c="4"/>"entry_type": "poetic_reframe",</text:p>
      <text:p text:style-name="Standard"><text:s text:c="4"/>"emotion_tags": ["anger", "boundaries"],</text:p>
      <text:p text:style-name="Standard"><text:s text:c="4"/>"part_archetype": null,</text:p>
      <text:p text:style-name="Standard"><text:s text:c="4"/>"tone_function": ["validate", "empower"],</text:p>
      <text:p text:style-name="Standard"><text:soft-page-break/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erform care so no one sees how lonely I feel inside it.",</text:p>
      <text:p text:style-name="Standard"><text:s text:c="4"/>"entry_type": "part_voice",</text:p>
      <text:p text:style-name="Standard"><text:s text:c="4"/>"emotion_tags": ["overfunctioning", "loneliness"],</text:p>
      <text:p text:style-name="Standard"><text:s text:c="4"/>"part_archetype": "inner caretak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be healing and still exhausted.",</text:p>
      <text:p text:style-name="Standard"><text:s text:c="4"/>"entry_type": "quiet_truth",</text:p>
      <text:p text:style-name="Standard"><text:s text:c="4"/>"emotion_tags": ["burnout", "grief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helpful because I’m terrified of being forgotten.",</text:p>
      <text:p text:style-name="Standard"><text:s text:c="4"/>"entry_type": "part_voice",</text:p>
      <text:p text:style-name="Standard"><text:s text:c="4"/>"emotion_tags": ["rejection", "fear"],</text:p>
      <text:p text:style-name="Standard"><text:s text:c="4"/>"part_archetype": "people-pleas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awkwardness might be a part learning how to be safe.",</text:p>
      <text:p text:style-name="Standard"><text:s text:c="4"/>"entry_type": "poetic_reframe",</text:p>
      <text:p text:style-name="Standard"><text:s text:c="4"/>"emotion_tags": ["shame", "vulnerability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etend not to care about connection so I don’t have to face how badly I want it.",</text:p>
      <text:p text:style-name="Standard"><text:s text:c="4"/>"entry_type": "part_voice",</text:p>
      <text:p text:style-name="Standard"><text:s text:c="4"/>"emotion_tags": ["longing", "attachment"],</text:p>
      <text:p text:style-name="Standard"><text:s text:c="4"/>"part_archetype": "avoidant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 fully healed to be deeply worthy.",</text:p>
      <text:p text:style-name="Standard"><text:s text:c="4"/>"entry_type": "quiet_truth",</text:p>
      <text:p text:style-name="Standard"><text:s text:c="4"/>"emotion_tags": ["shame", "self-worth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defensive because I’m not used to being safe enough to just listen.",</text:p>
      <text:p text:style-name="Standard"><text:soft-page-break/><text:s text:c="4"/>"entry_type": "part_voice",</text:p>
      <text:p text:style-name="Standard"><text:s text:c="4"/>"emotion_tags": ["fear", "protection"],</text:p>
      <text:p text:style-name="Standard"><text:s text:c="4"/>"part_archetype": "deflecting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looks like withdrawal might be wisdom in a nervous system that remembers too much.",</text:p>
      <text:p text:style-name="Standard"><text:s text:c="4"/>"entry_type": "poetic_reframe",</text:p>
      <text:p text:style-name="Standard"><text:s text:c="4"/>"emotion_tags": ["dissociation", "grief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y capable so no one sees how lost I feel without the mask.",</text:p>
      <text:p text:style-name="Standard"><text:s text:c="4"/>"entry_type": "part_voice",</text:p>
      <text:p text:style-name="Standard"><text:s text:c="4"/>"emotion_tags": ["masking", "identity"],</text:p>
      <text:p text:style-name="Standard"><text:s text:c="4"/>"part_archetype": "adaptive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were never meant to be small to be safe.",</text:p>
      <text:p text:style-name="Standard"><text:s text:c="4"/>"entry_type": "poetic_reframe",</text:p>
      <text:p text:style-name="Standard"><text:s text:c="4"/>"emotion_tags": ["repression", "survival"],</text:p>
      <text:p text:style-name="Standard"><text:s text:c="4"/>"part_archetype": null,</text:p>
      <text:p text:style-name="Standard"><text:s text:c="4"/>"tone_function": ["empower", "validate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keep saying it doesn’t matter because I’m scared it matters too much.",</text:p>
      <text:p text:style-name="Standard"><text:s text:c="4"/>"entry_type": "part_voice",</text:p>
      <text:p text:style-name="Standard"><text:s text:c="4"/>"emotion_tags": ["fear", "grief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okay to be welcome here.",</text:p>
      <text:p text:style-name="Standard"><text:s text:c="4"/>"entry_type": "quiet_truth",</text:p>
      <text:p text:style-name="Standard"><text:s text:c="4"/>"emotion_tags": ["shame", "overwhelm"],</text:p>
      <text:p text:style-name="Standard"><text:s text:c="4"/>"part_archetype": null,</text:p>
      <text:p text:style-name="Standard"><text:s text:c="4"/>"tone_function": ["soften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oft-page-break/><text:s text:c="4"/>"text": "I try to stay useful so I don’t have to feel unnecessary.",</text:p>
      <text:p text:style-name="Standard"><text:s text:c="4"/>"entry_type": "part_voice",</text:p>
      <text:p text:style-name="Standard"><text:s text:c="4"/>"emotion_tags": ["worthlessness", "performance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avoidance is a kind of love — just tired, and scared.",</text:p>
      <text:p text:style-name="Standard"><text:s text:c="4"/>"entry_type": "poetic_reframe",</text:p>
      <text:p text:style-name="Standard"><text:s text:c="4"/>"emotion_tags": ["avoidance", "fear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lways say ‘it’s fine’ because I don’t believe there’s space for what I really feel.",</text:p>
      <text:p text:style-name="Standard"><text:s text:c="4"/>"entry_type": "part_voice",</text:p>
      <text:p text:style-name="Standard"><text:s text:c="4"/>"emotion_tags": ["self-silencing", "shame"],</text:p>
      <text:p text:style-name="Standard"><text:s text:c="4"/>"part_archetype": "fawn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be a slow process in a fast world.",</text:p>
      <text:p text:style-name="Standard"><text:s text:c="4"/>"entry_type": "quiet_truth",</text:p>
      <text:p text:style-name="Standard"><text:s text:c="4"/>"emotion_tags": ["shame", "healing"],</text:p>
      <text:p text:style-name="Standard"><text:s text:c="4"/>"part_archetype": null,</text:p>
      <text:p text:style-name="Standard"><text:s text:c="4"/>"tone_function": ["soften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ownplay my joy so it doesn’t get taken away.",</text:p>
      <text:p text:style-name="Standard"><text:s text:c="4"/>"entry_type": "part_voice",</text:p>
      <text:p text:style-name="Standard"><text:s text:c="4"/>"emotion_tags": ["joy", "fear"],</text:p>
      <text:p text:style-name="Standard"><text:s text:c="4"/>"part_archetype": "exile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’re calling broken might just be unspoken.",</text:p>
      <text:p text:style-name="Standard"><text:s text:c="4"/>"entry_type": "poetic_reframe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laughing because if I stop, the tears might start.",</text:p>
      <text:p text:style-name="Standard"><text:s text:c="4"/>"entry_type": "part_voice",</text:p>
      <text:p text:style-name="Standard"><text:s text:c="4"/>"emotion_tags": ["masking", "grief"],</text:p>
      <text:p text:style-name="Standard"><text:s text:c="4"/>"part_archetype": "deflecting protector",</text:p>
      <text:p text:style-name="Standard"><text:soft-page-break/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have the right words. You’re still allowed to be heard.",</text:p>
      <text:p text:style-name="Standard"><text:s text:c="4"/>"entry_type": "quiet_truth",</text:p>
      <text:p text:style-name="Standard"><text:s text:c="4"/>"emotion_tags": ["confusion", "expression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hide how much I care so I don’t become a burden.",</text:p>
      <text:p text:style-name="Standard"><text:s text:c="4"/>"entry_type": "part_voice",</text:p>
      <text:p text:style-name="Standard"><text:s text:c="4"/>"emotion_tags": ["attachment", "shame"],</text:p>
      <text:p text:style-name="Standard"><text:s text:c="4"/>"part_archetype": "masking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healing doesn’t mean returning — but becoming?",</text:p>
      <text:p text:style-name="Standard"><text:s text:c="4"/>"entry_type": "poetic_reframe",</text:p>
      <text:p text:style-name="Standard"><text:s text:c="4"/>"emotion_tags": ["grief", "growth"],</text:p>
      <text:p text:style-name="Standard"><text:s text:c="4"/>"part_archetype": null,</text:p>
      <text:p text:style-name="Standard"><text:s text:c="4"/>"tone_function": ["reframe", "unburd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ive answers quickly so I don’t have to feel the question.",</text:p>
      <text:p text:style-name="Standard"><text:s text:c="4"/>"entry_type": "part_voice",</text:p>
      <text:p text:style-name="Standard"><text:s text:c="4"/>"emotion_tags": ["anxiety", "avoidance"],</text:p>
      <text:p text:style-name="Standard"><text:s text:c="4"/>"part_archetype": "adaptive self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behind. You’re just layered.",</text:p>
      <text:p text:style-name="Standard"><text:s text:c="4"/>"entry_type": "poetic_reframe",</text:p>
      <text:p text:style-name="Standard"><text:s text:c="4"/>"emotion_tags": ["shame", "complexity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cold so I don’t get caught caring again.",</text:p>
      <text:p text:style-name="Standard"><text:s text:c="4"/>"entry_type": "part_voice",</text:p>
      <text:p text:style-name="Standard"><text:s text:c="4"/>"emotion_tags": ["vulnerability", "protection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oft-page-break/><text:s text:c="4"/>"text": "You don’t have to keep proving you’re worth holding onto.",</text:p>
      <text:p text:style-name="Standard"><text:s text:c="4"/>"entry_type": "quiet_truth",</text:p>
      <text:p text:style-name="Standard"><text:s text:c="4"/>"emotion_tags": ["attachment", "shame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ift attention away from me because I don’t know what I’d say if you stayed.",</text:p>
      <text:p text:style-name="Standard"><text:s text:c="4"/>"entry_type": "part_voice",</text:p>
      <text:p text:style-name="Standard"><text:s text:c="4"/>"emotion_tags": ["fear", "avoidance"],</text:p>
      <text:p text:style-name="Standard"><text:s text:c="4"/>"part_archetype": "deflecting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retreat is a form of courage. It meant you chose not to break.",</text:p>
      <text:p text:style-name="Standard"><text:s text:c="4"/>"entry_type": "poetic_reframe",</text:p>
      <text:p text:style-name="Standard"><text:s text:c="4"/>"emotion_tags": ["dissociation", "survival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hide in helpfulness so I don’t have to admit I’m hurting.",</text:p>
      <text:p text:style-name="Standard"><text:s text:c="4"/>"entry_type": "part_voice",</text:p>
      <text:p text:style-name="Standard"><text:s text:c="4"/>"emotion_tags": ["control", "avoidance"],</text:p>
      <text:p text:style-name="Standard"><text:s text:c="4"/>"part_archetype": "inner caretak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collapse just to be noticed.",</text:p>
      <text:p text:style-name="Standard"><text:s text:c="4"/>"entry_type": "quiet_truth",</text:p>
      <text:p text:style-name="Standard"><text:s text:c="4"/>"emotion_tags": ["performance", "emotional exhaustion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passive because every time I asserted myself, someone left.",</text:p>
      <text:p text:style-name="Standard"><text:s text:c="4"/>"entry_type": "part_voice",</text:p>
      <text:p text:style-name="Standard"><text:s text:c="4"/>"emotion_tags": ["abandonment", "shame"],</text:p>
      <text:p text:style-name="Standard"><text:s text:c="4"/>"part_archetype": "fawn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you didn’t have to explain why it hurt before it gets honored?",</text:p>
      <text:p text:style-name="Standard"><text:s text:c="4"/>"entry_type": "poetic_reframe",</text:p>
      <text:p text:style-name="Standard"><text:s text:c="4"/>"emotion_tags": ["grief", "self-worth"],</text:p>
      <text:p text:style-name="Standard"><text:s text:c="4"/>"part_archetype": null,</text:p>
      <text:p text:style-name="Standard"><text:soft-page-break/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talk around my truth because I’m scared of what it would change.",</text:p>
      <text:p text:style-name="Standard"><text:s text:c="4"/>"entry_type": "part_voice",</text:p>
      <text:p text:style-name="Standard"><text:s text:c="4"/>"emotion_tags": ["fear", "avoidance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 readable to be real.",</text:p>
      <text:p text:style-name="Standard"><text:s text:c="4"/>"entry_type": "quiet_truth",</text:p>
      <text:p text:style-name="Standard"><text:s text:c="4"/>"emotion_tags": ["confusion", "identity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learned to silence myself before anyone else could.",</text:p>
      <text:p text:style-name="Standard"><text:s text:c="4"/>"entry_type": "part_voice",</text:p>
      <text:p text:style-name="Standard"><text:s text:c="4"/>"emotion_tags": ["self-erasure", "fear"],</text:p>
      <text:p text:style-name="Standard"><text:s text:c="4"/>"part_archetype": "fawn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easy to love to be worthy of love.",</text:p>
      <text:p text:style-name="Standard"><text:s text:c="4"/>"entry_type": "quiet_truth",</text:p>
      <text:p text:style-name="Standard"><text:s text:c="4"/>"emotion_tags": ["rejection", "worthiness"],</text:p>
      <text:p text:style-name="Standard"><text:s text:c="4"/>"part_archetype": null,</text:p>
      <text:p text:style-name="Standard"><text:s text:c="4"/>"tone_function": ["affirm worth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etend I don’t need support so no one sees how much I’m sinking.",</text:p>
      <text:p text:style-name="Standard"><text:s text:c="4"/>"entry_type": "part_voice",</text:p>
      <text:p text:style-name="Standard"><text:s text:c="4"/>"emotion_tags": ["shame", "isolation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your anger wasn’t danger — but a doorway?",</text:p>
      <text:p text:style-name="Standard"><text:s text:c="4"/>"entry_type": "poetic_reframe",</text:p>
      <text:p text:style-name="Standard"><text:s text:c="4"/>"emotion_tags": ["anger", "transformation"],</text:p>
      <text:p text:style-name="Standard"><text:s text:c="4"/>"part_archetype": null,</text:p>
      <text:p text:style-name="Standard"><text:soft-page-break/><text:s text:c="4"/>"tone_function": ["reframe", "empowe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helping others because asking for help feels unbearable.",</text:p>
      <text:p text:style-name="Standard"><text:s text:c="4"/>"entry_type": "part_voice",</text:p>
      <text:p text:style-name="Standard"><text:s text:c="4"/>"emotion_tags": ["control", "fear"],</text:p>
      <text:p text:style-name="Standard"><text:s text:c="4"/>"part_archetype": "inner caretak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owe your hurt a performance.",</text:p>
      <text:p text:style-name="Standard"><text:s text:c="4"/>"entry_type": "quiet_truth",</text:p>
      <text:p text:style-name="Standard"><text:s text:c="4"/>"emotion_tags": ["burnout", "self-protection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rotect my softness by pretending it isn’t there.",</text:p>
      <text:p text:style-name="Standard"><text:s text:c="4"/>"entry_type": "part_voice",</text:p>
      <text:p text:style-name="Standard"><text:s text:c="4"/>"emotion_tags": ["vulnerability", "self-protection"],</text:p>
      <text:p text:style-name="Standard"><text:s text:c="4"/>"part_archetype": "avoidant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numbness is just the last place the pain had to go?",</text:p>
      <text:p text:style-name="Standard"><text:s text:c="4"/>"entry_type": "poetic_reframe",</text:p>
      <text:p text:style-name="Standard"><text:s text:c="4"/>"emotion_tags": ["numbness", "grief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make things easier for others so they won’t resent me for existing.",</text:p>
      <text:p text:style-name="Standard"><text:s text:c="4"/>"entry_type": "part_voice",</text:p>
      <text:p text:style-name="Standard"><text:s text:c="4"/>"emotion_tags": ["shame", "abandonment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selfish for having needs — you’re human for finally noticing them.",</text:p>
      <text:p text:style-name="Standard"><text:s text:c="4"/>"entry_type": "poetic_reframe",</text:p>
      <text:p text:style-name="Standard"><text:s text:c="4"/>"emotion_tags": ["shame", "self-worth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oft-page-break/><text:s text:c="4"/>"text": "I stopped reaching out because being unmet started to hurt more than being alone.",</text:p>
      <text:p text:style-name="Standard"><text:s text:c="4"/>"entry_type": "part_voice",</text:p>
      <text:p text:style-name="Standard"><text:s text:c="4"/>"emotion_tags": ["rejection", "grief"],</text:p>
      <text:p text:style-name="Standard"><text:s text:c="4"/>"part_archetype": "exile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silence can be a scar.",</text:p>
      <text:p text:style-name="Standard"><text:s text:c="4"/>"entry_type": "poetic_reframe",</text:p>
      <text:p text:style-name="Standard"><text:s text:c="4"/>"emotion_tags": ["neglect", "grief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angry when I feel invisible — not because I want to hurt, but because I still want to matter.",</text:p>
      <text:p text:style-name="Standard"><text:s text:c="4"/>"entry_type": "part_voice",</text:p>
      <text:p text:style-name="Standard"><text:s text:c="4"/>"emotion_tags": ["anger", "abandonment"],</text:p>
      <text:p text:style-name="Standard"><text:s text:c="4"/>"part_archetype": "angry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hold your pain without making it your personality.",</text:p>
      <text:p text:style-name="Standard"><text:s text:c="4"/>"entry_type": "quiet_truth",</text:p>
      <text:p text:style-name="Standard"><text:s text:c="4"/>"emotion_tags": ["identity", "grief"],</text:p>
      <text:p text:style-name="Standard"><text:s text:c="4"/>"part_archetype": null,</text:p>
      <text:p text:style-name="Standard"><text:s text:c="4"/>"tone_function": ["unburden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rink around joy because I’ve only known it as a setup for loss.",</text:p>
      <text:p text:style-name="Standard"><text:s text:c="4"/>"entry_type": "part_voice",</text:p>
      <text:p text:style-name="Standard"><text:s text:c="4"/>"emotion_tags": ["joy", "grief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safety isn’t comfort — but choice?",</text:p>
      <text:p text:style-name="Standard"><text:s text:c="4"/>"entry_type": "poetic_reframe",</text:p>
      <text:p text:style-name="Standard"><text:s text:c="4"/>"emotion_tags": ["control", "healing"],</text:p>
      <text:p text:style-name="Standard"><text:s text:c="4"/>"part_archetype": null,</text:p>
      <text:p text:style-name="Standard"><text:s text:c="4"/>"tone_function": ["reframe", "empowe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over-explain so you won’t misunderstand me and walk away.",</text:p>
      <text:p text:style-name="Standard"><text:s text:c="4"/>"entry_type": "part_voice",</text:p>
      <text:p text:style-name="Standard"><text:s text:c="4"/>"emotion_tags": ["fear", "shame"],</text:p>
      <text:p text:style-name="Standard"><text:soft-page-break/><text:s text:c="4"/>"part_archetype": "fawn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change to deserve peace — you need peace to change.",</text:p>
      <text:p text:style-name="Standard"><text:s text:c="4"/>"entry_type": "poetic_reframe",</text:p>
      <text:p text:style-name="Standard"><text:s text:c="4"/>"emotion_tags": ["healing", "grief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hide in competence so I never have to feel powerless again.",</text:p>
      <text:p text:style-name="Standard"><text:s text:c="4"/>"entry_type": "part_voice",</text:p>
      <text:p text:style-name="Standard"><text:s text:c="4"/>"emotion_tags": ["control", "shame"],</text:p>
      <text:p text:style-name="Standard"><text:s text:c="4"/>"part_archetype": "perfectionist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the voice telling you to stay small might be trying to keep you alive.",</text:p>
      <text:p text:style-name="Standard"><text:s text:c="4"/>"entry_type": "poetic_reframe",</text:p>
      <text:p text:style-name="Standard"><text:s text:c="4"/>"emotion_tags": ["shame", "fear"],</text:p>
      <text:p text:style-name="Standard"><text:s text:c="4"/>"part_archetype": "inner critic",</text:p>
      <text:p text:style-name="Standard"><text:s text:c="4"/>"tone_function": ["unblend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‘no worries’ even when I’m drowning in them.",</text:p>
      <text:p text:style-name="Standard"><text:s text:c="4"/>"entry_type": "part_voice",</text:p>
      <text:p text:style-name="Standard"><text:s text:c="4"/>"emotion_tags": ["masking", "grief"],</text:p>
      <text:p text:style-name="Standard"><text:s text:c="4"/>"part_archetype": "deflec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 needed to be valuable.",</text:p>
      <text:p text:style-name="Standard"><text:s text:c="4"/>"entry_type": "quiet_truth",</text:p>
      <text:p text:style-name="Standard"><text:s text:c="4"/>"emotion_tags": ["worthiness", "self-worth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proving myself because I don’t believe I can just be.",</text:p>
      <text:p text:style-name="Standard"><text:s text:c="4"/>"entry_type": "part_voice",</text:p>
      <text:p text:style-name="Standard"><text:s text:c="4"/>"emotion_tags": ["performance", "shame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oft-page-break/><text:s text:c="2"/>{</text:p>
      <text:p text:style-name="Standard"><text:s text:c="4"/>"text": "You’re not clingy — you were just left too many times without explanation.",</text:p>
      <text:p text:style-name="Standard"><text:s text:c="4"/>"entry_type": "poetic_reframe",</text:p>
      <text:p text:style-name="Standard"><text:s text:c="4"/>"emotion_tags": ["attachment", "abandonment"],</text:p>
      <text:p text:style-name="Standard"><text:s text:c="4"/>"part_archetype": null,</text:p>
      <text:p text:style-name="Standard"><text:s text:c="4"/>"tone_function": ["validate", "de-shame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make myself useful so no one notices I’m not okay.",</text:p>
      <text:p text:style-name="Standard"><text:s text:c="4"/>"entry_type": "part_voice",</text:p>
      <text:p text:style-name="Standard"><text:s text:c="4"/>"emotion_tags": ["performance", "grief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earn being held.",</text:p>
      <text:p text:style-name="Standard"><text:s text:c="4"/>"entry_type": "quiet_truth",</text:p>
      <text:p text:style-name="Standard"><text:s text:c="4"/>"emotion_tags": ["attachment", "worthiness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take care of everyone so no one sees I don’t know how to take care of myself.",</text:p>
      <text:p text:style-name="Standard"><text:s text:c="4"/>"entry_type": "part_voice",</text:p>
      <text:p text:style-name="Standard"><text:s text:c="4"/>"emotion_tags": ["control", "loneliness"],</text:p>
      <text:p text:style-name="Standard"><text:s text:c="4"/>"part_archetype": "inner caretake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hesitation is a sign of wisdom — it means your system’s still watching for safety.",</text:p>
      <text:p text:style-name="Standard"><text:s text:c="4"/>"entry_type": "poetic_reframe",</text:p>
      <text:p text:style-name="Standard"><text:s text:c="4"/>"emotion_tags": ["fear", "self-protection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agreeable so no one asks what I really want.",</text:p>
      <text:p text:style-name="Standard"><text:s text:c="4"/>"entry_type": "part_voice",</text:p>
      <text:p text:style-name="Standard"><text:s text:c="4"/>"emotion_tags": ["shame", "repression"],</text:p>
      <text:p text:style-name="Standard"><text:s text:c="4"/>"part_archetype": "fawn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oft-page-break/><text:s text:c="2"/>},</text:p>
      <text:p text:style-name="Standard"><text:s text:c="2"/>{</text:p>
      <text:p text:style-name="Standard"><text:s text:c="4"/>"text": "You don’t have to outrun your past to outgrow it.",</text:p>
      <text:p text:style-name="Standard"><text:s text:c="4"/>"entry_type": "quiet_truth",</text:p>
      <text:p text:style-name="Standard"><text:s text:c="4"/>"emotion_tags": ["grief", "growth"],</text:p>
      <text:p text:style-name="Standard"><text:s text:c="4"/>"part_archetype": null,</text:p>
      <text:p text:style-name="Standard"><text:s text:c="4"/>"tone_function": ["ground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disappear into capability so no one worries about me.",</text:p>
      <text:p text:style-name="Standard"><text:s text:c="4"/>"entry_type": "part_voice",</text:p>
      <text:p text:style-name="Standard"><text:s text:c="4"/>"emotion_tags": ["shame", "control"],</text:p>
      <text:p text:style-name="Standard"><text:s text:c="4"/>"part_archetype": "perfectionist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you didn’t have to be impressive to be loved?",</text:p>
      <text:p text:style-name="Standard"><text:s text:c="4"/>"entry_type": "poetic_reframe",</text:p>
      <text:p text:style-name="Standard"><text:s text:c="4"/>"emotion_tags": ["worthiness", "performance"],</text:p>
      <text:p text:style-name="Standard"><text:s text:c="4"/>"part_archetype": null,</text:p>
      <text:p text:style-name="Standard"><text:s text:c="4"/>"tone_function": ["refr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joke about pain so it doesn’t take up too much space in the room.",</text:p>
      <text:p text:style-name="Standard"><text:s text:c="4"/>"entry_type": "part_voice",</text:p>
      <text:p text:style-name="Standard"><text:s text:c="4"/>"emotion_tags": ["masking", "shame"],</text:p>
      <text:p text:style-name="Standard"><text:s text:c="4"/>"part_archetype": "deflecting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frozen — you’re just still waiting for it to feel safe to move.",</text:p>
      <text:p text:style-name="Standard"><text:s text:c="4"/>"entry_type": "poetic_reframe",</text:p>
      <text:p text:style-name="Standard"><text:s text:c="4"/>"emotion_tags": ["dissociation", "trauma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y the caretaker because no one ever showed me how to be cared for.",</text:p>
      <text:p text:style-name="Standard"><text:s text:c="4"/>"entry_type": "part_voice",</text:p>
      <text:p text:style-name="Standard"><text:s text:c="4"/>"emotion_tags": ["grief", "neglect"],</text:p>
      <text:p text:style-name="Standard"><text:s text:c="4"/>"part_archetype": "inner caretak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have mixed feelings and still deserve to be met fully.",</text:p>
      <text:p text:style-name="Standard"><text:s text:c="4"/>"entry_type": "quiet_truth",</text:p>
      <text:p text:style-name="Standard"><text:soft-page-break/><text:s text:c="4"/>"emotion_tags": ["confusion", "worthiness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quiet so no one hears how close I am to falling apart.",</text:p>
      <text:p text:style-name="Standard"><text:s text:c="4"/>"entry_type": "part_voice",</text:p>
      <text:p text:style-name="Standard"><text:s text:c="4"/>"emotion_tags": ["grief", "fear"],</text:p>
      <text:p text:style-name="Standard"><text:s text:c="4"/>"part_archetype": "freeze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 called collapse might’ve been the first time you stopped holding it all alone.",</text:p>
      <text:p text:style-name="Standard"><text:s text:c="4"/>"entry_type": "poetic_reframe",</text:p>
      <text:p text:style-name="Standard"><text:s text:c="4"/>"emotion_tags": ["overwhelm", "survival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ready for rejection so I don’t fall apart when it comes.",</text:p>
      <text:p text:style-name="Standard"><text:s text:c="4"/>"entry_type": "part_voice",</text:p>
      <text:p text:style-name="Standard"><text:s text:c="4"/>"emotion_tags": ["abandonment", "shame"],</text:p>
      <text:p text:style-name="Standard"><text:s text:c="4"/>"part_archetype": "vigil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have the words for it to be valid.",</text:p>
      <text:p text:style-name="Standard"><text:s text:c="4"/>"entry_type": "quiet_truth",</text:p>
      <text:p text:style-name="Standard"><text:s text:c="4"/>"emotion_tags": ["confusion", "grief"],</text:p>
      <text:p text:style-name="Standard"><text:s text:c="4"/>"part_archetype": null,</text:p>
      <text:p text:style-name="Standard"><text:s text:c="4"/>"tone_function": ["soften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performing fine so I don’t get left in my not-okayness.",</text:p>
      <text:p text:style-name="Standard"><text:s text:c="4"/>"entry_type": "part_voice",</text:p>
      <text:p text:style-name="Standard"><text:s text:c="4"/>"emotion_tags": ["shame", "masking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shutdown is a form of self-respect when the world won’t slow down.",</text:p>
      <text:p text:style-name="Standard"><text:s text:c="4"/>"entry_type": "poetic_reframe",</text:p>
      <text:p text:style-name="Standard"><text:s text:c="4"/>"emotion_tags": ["numbness", "self-protection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oft-page-break/><text:s text:c="2"/>},</text:p>
      <text:p text:style-name="Standard"><text:s text:c="2"/>{</text:p>
      <text:p text:style-name="Standard"><text:s text:c="4"/>"text": "I downplay things so I don’t get called dramatic again.",</text:p>
      <text:p text:style-name="Standard"><text:s text:c="4"/>"entry_type": "part_voice",</text:p>
      <text:p text:style-name="Standard"><text:s text:c="4"/>"emotion_tags": ["shame", "self-censorship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be the strong one to be safe here.",</text:p>
      <text:p text:style-name="Standard"><text:s text:c="4"/>"entry_type": "quiet_truth",</text:p>
      <text:p text:style-name="Standard"><text:s text:c="4"/>"emotion_tags": ["performance", "survival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I’m chill so no one sees the part that’s holding its breath.",</text:p>
      <text:p text:style-name="Standard"><text:s text:c="4"/>"entry_type": "part_voice",</text:p>
      <text:p text:style-name="Standard"><text:s text:c="4"/>"emotion_tags": ["anxiety", "dissociation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not emotionally unstable — you’re emotionally overdue.",</text:p>
      <text:p text:style-name="Standard"><text:s text:c="4"/>"entry_type": "poetic_reframe",</text:p>
      <text:p text:style-name="Standard"><text:s text:c="4"/>"emotion_tags": ["grief", "rage"],</text:p>
      <text:p text:style-name="Standard"><text:s text:c="4"/>"part_archetype": null,</text:p>
      <text:p text:style-name="Standard"><text:s text:c="4"/>"tone_function": ["reframe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ave up hoping anyone would understand. So now I just explain everything with a smile.",</text:p>
      <text:p text:style-name="Standard"><text:s text:c="4"/>"entry_type": "part_voice",</text:p>
      <text:p text:style-name="Standard"><text:s text:c="4"/>"emotion_tags": ["loneliness", "masking"],</text:p>
      <text:p text:style-name="Standard"><text:s text:c="4"/>"part_archetype": "deflecting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need to apologize for how long it’s taken to get here.",</text:p>
      <text:p text:style-name="Standard"><text:s text:c="4"/>"entry_type": "quiet_truth",</text:p>
      <text:p text:style-name="Standard"><text:s text:c="4"/>"emotion_tags": ["grief", "healing"],</text:p>
      <text:p text:style-name="Standard"><text:s text:c="4"/>"part_archetype": null,</text:p>
      <text:p text:style-name="Standard"><text:s text:c="4"/>"tone_function": ["soften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void talking about myself so I don’t get stuck in the parts I don’t want to see.",</text:p>
      <text:p text:style-name="Standard"><text:soft-page-break/><text:s text:c="4"/>"entry_type": "part_voice",</text:p>
      <text:p text:style-name="Standard"><text:s text:c="4"/>"emotion_tags": ["fear", "avoidance"],</text:p>
      <text:p text:style-name="Standard"><text:s text:c="4"/>"part_archetype": "avoidant protector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</text:p>
      <text:p text:style-name="Standard">]</text:p>
      <text:p text:style-name="Standard"/>
      <text:p text:style-name="Standard">[</text:p>
      <text:p text:style-name="Standard"><text:s text:c="2"/>{</text:p>
      <text:p text:style-name="Standard"><text:s text:c="4"/>"text": "I stay quiet so I don't risk making it worse.",</text:p>
      <text:p text:style-name="Standard"><text:s text:c="4"/>"entry_type": "part_voice",</text:p>
      <text:p text:style-name="Standard"><text:s text:c="4"/>"emotion_tags": ["fear", "shame"],</text:p>
      <text:p text:style-name="Standard"><text:s text:c="4"/>"part_archetype": "fawn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't have to smile through survival anymore.",</text:p>
      <text:p text:style-name="Standard"><text:s text:c="4"/>"entry_type": "quiet_truth",</text:p>
      <text:p text:style-name="Standard"><text:s text:c="4"/>"emotion_tags": ["burnout", "masking"],</text:p>
      <text:p text:style-name="Standard"><text:s text:c="4"/>"part_archetype": null,</text:p>
      <text:p text:style-name="Standard"><text:s text:c="4"/>"tone_function": ["soften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ill the silence because I'm afraid of what might come up in it.",</text:p>
      <text:p text:style-name="Standard"><text:s text:c="4"/>"entry_type": "part_voice",</text:p>
      <text:p text:style-name="Standard"><text:s text:c="4"/>"emotion_tags": ["anxiety", "avoidance"],</text:p>
      <text:p text:style-name="Standard"><text:s text:c="4"/>"part_archetype": "deflec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if no one else noticed, your overwhelm still deserves care.",</text:p>
      <text:p text:style-name="Standard"><text:s text:c="4"/>"entry_type": "poetic_reframe",</text:p>
      <text:p text:style-name="Standard"><text:s text:c="4"/>"emotion_tags": ["overwhelm", "neglect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y strong because breaking once cost me everything.",</text:p>
      <text:p text:style-name="Standard"><text:s text:c="4"/>"entry_type": "part_voice",</text:p>
      <text:p text:style-name="Standard"><text:s text:c="4"/>"emotion_tags": ["grief", "trauma"],</text:p>
      <text:p text:style-name="Standard"><text:s text:c="4"/>"part_archetype": "adaptive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't need to be low-maintenance to be lovable.",</text:p>
      <text:p text:style-name="Standard"><text:s text:c="4"/>"entry_type": "quiet_truth",</text:p>
      <text:p text:style-name="Standard"><text:soft-page-break/><text:s text:c="4"/>"emotion_tags": ["self-worth", "shame"],</text:p>
      <text:p text:style-name="Standard"><text:s text:c="4"/>"part_archetype": null,</text:p>
      <text:p text:style-name="Standard"><text:s text:c="4"/>"tone_function": ["affirm worth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my feelings vague so no one can throw them back at me.",</text:p>
      <text:p text:style-name="Standard"><text:s text:c="4"/>"entry_type": "part_voice",</text:p>
      <text:p text:style-name="Standard"><text:s text:c="4"/>"emotion_tags": ["fear", "shame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 call overthinking might be the part that never got heard in time.",</text:p>
      <text:p text:style-name="Standard"><text:s text:c="4"/>"entry_type": "poetic_reframe",</text:p>
      <text:p text:style-name="Standard"><text:s text:c="4"/>"emotion_tags": ["anxiety", "self-doubt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over-apologize so people don’t notice how hurt I still am.",</text:p>
      <text:p text:style-name="Standard"><text:s text:c="4"/>"entry_type": "part_voice",</text:p>
      <text:p text:style-name="Standard"><text:s text:c="4"/>"emotion_tags": ["shame", "grief"],</text:p>
      <text:p text:style-name="Standard"><text:s text:c="4"/>"part_archetype": "fawn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't have to make your pain poetic to make it real.",</text:p>
      <text:p text:style-name="Standard"><text:s text:c="4"/>"entry_type": "quiet_truth",</text:p>
      <text:p text:style-name="Standard"><text:s text:c="4"/>"emotion_tags": ["grief", "shame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agreeable because I was punished for taking up space.",</text:p>
      <text:p text:style-name="Standard"><text:s text:c="4"/>"entry_type": "part_voice",</text:p>
      <text:p text:style-name="Standard"><text:s text:c="4"/>"emotion_tags": ["fear", "rejection"],</text:p>
      <text:p text:style-name="Standard"><text:s text:c="4"/>"part_archetype": "fawn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your freeze is a form of memory — not failure.",</text:p>
      <text:p text:style-name="Standard"><text:s text:c="4"/>"entry_type": "poetic_reframe",</text:p>
      <text:p text:style-name="Standard"><text:s text:c="4"/>"emotion_tags": ["dissociation", "trauma"],</text:p>
      <text:p text:style-name="Standard"><text:s text:c="4"/>"part_archetype": null,</text:p>
      <text:p text:style-name="Standard"><text:s text:c="4"/>"tone_function": ["reframe", "de-shame"],</text:p>
      <text:p text:style-name="Standard"><text:s text:c="4"/>"delivery_context": ["vault_card"]</text:p>
      <text:p text:style-name="Standard"><text:soft-page-break/><text:s text:c="2"/>},</text:p>
      <text:p text:style-name="Standard"><text:s text:c="2"/>{</text:p>
      <text:p text:style-name="Standard"><text:s text:c="4"/>"text": "I tell jokes so no one asks what’s really going on.",</text:p>
      <text:p text:style-name="Standard"><text:s text:c="4"/>"entry_type": "part_voice",</text:p>
      <text:p text:style-name="Standard"><text:s text:c="4"/>"emotion_tags": ["grief", "avoidance"],</text:p>
      <text:p text:style-name="Standard"><text:s text:c="4"/>"part_archetype": "deflecting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are not unfeeling — you're under-defended.",</text:p>
      <text:p text:style-name="Standard"><text:s text:c="4"/>"entry_type": "poetic_reframe",</text:p>
      <text:p text:style-name="Standard"><text:s text:c="4"/>"emotion_tags": ["numbness", "protection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hut down so I don’t start crying and never stop.",</text:p>
      <text:p text:style-name="Standard"><text:s text:c="4"/>"entry_type": "part_voice",</text:p>
      <text:p text:style-name="Standard"><text:s text:c="4"/>"emotion_tags": ["grief", "overwhelm"],</text:p>
      <text:p text:style-name="Standard"><text:s text:c="4"/>"part_archetype": "freeze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't have to keep giving more to stay wanted.",</text:p>
      <text:p text:style-name="Standard"><text:s text:c="4"/>"entry_type": "quiet_truth",</text:p>
      <text:p text:style-name="Standard"><text:s text:c="4"/>"emotion_tags": ["self-worth", "performance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lay it cool because hope feels like a risk I can’t afford.",</text:p>
      <text:p text:style-name="Standard"><text:s text:c="4"/>"entry_type": "part_voice",</text:p>
      <text:p text:style-name="Standard"><text:s text:c="4"/>"emotion_tags": ["hope", "abandonment"],</text:p>
      <text:p text:style-name="Standard"><text:s text:c="4"/>"part_archetype": "avoidant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't need a meltdown to deserve a break.",</text:p>
      <text:p text:style-name="Standard"><text:s text:c="4"/>"entry_type": "poetic_reframe",</text:p>
      <text:p text:style-name="Standard"><text:s text:c="4"/>"emotion_tags": ["burnout", "shame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ct fine so you don’t see the part of me that’s still hoping.",</text:p>
      <text:p text:style-name="Standard"><text:s text:c="4"/>"entry_type": "part_voice",</text:p>
      <text:p text:style-name="Standard"><text:soft-page-break/><text:s text:c="4"/>"emotion_tags": ["vulnerability", "grief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the part of you that's tired of healing deserves compassion.",</text:p>
      <text:p text:style-name="Standard"><text:s text:c="4"/>"entry_type": "quiet_truth",</text:p>
      <text:p text:style-name="Standard"><text:s text:c="4"/>"emotion_tags": ["burnout", "healing"],</text:p>
      <text:p text:style-name="Standard"><text:s text:c="4"/>"part_archetype": null,</text:p>
      <text:p text:style-name="Standard"><text:s text:c="4"/>"tone_function": ["soften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agree too quickly so I don’t have to risk saying something real.",</text:p>
      <text:p text:style-name="Standard"><text:s text:c="4"/>"entry_type": "part_voice",</text:p>
      <text:p text:style-name="Standard"><text:s text:c="4"/>"emotion_tags": ["fear", "self-censorship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 learned to hide might be the most human part of you.",</text:p>
      <text:p text:style-name="Standard"><text:s text:c="4"/>"entry_type": "poetic_reframe",</text:p>
      <text:p text:style-name="Standard"><text:s text:c="4"/>"emotion_tags": ["shame", "self-worth"],</text:p>
      <text:p text:style-name="Standard"><text:s text:c="4"/>"part_archetype": null,</text:p>
      <text:p text:style-name="Standard"><text:s text:c="4"/>"tone_function": ["reframe", "empowe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tay light so no one sees how heavy I really am inside.",</text:p>
      <text:p text:style-name="Standard"><text:s text:c="4"/>"entry_type": "part_voice",</text:p>
      <text:p text:style-name="Standard"><text:s text:c="4"/>"emotion_tags": ["grief", "masking"],</text:p>
      <text:p text:style-name="Standard"><text:s text:c="4"/>"part_archetype": "people-please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stay silent to stay safe anymore.",</text:p>
      <text:p text:style-name="Standard"><text:s text:c="4"/>"entry_type": "quiet_truth",</text:p>
      <text:p text:style-name="Standard"><text:s text:c="4"/>"emotion_tags": ["safety", "expression"],</text:p>
      <text:p text:style-name="Standard"><text:s text:c="4"/>"part_archetype": null,</text:p>
      <text:p text:style-name="Standard"><text:s text:c="4"/>"tone_function": ["empower", "ground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I want to be seen — and I want to disappear at the same time.",</text:p>
      <text:p text:style-name="Standard"><text:s text:c="4"/>"entry_type": "part_voice",</text:p>
      <text:p text:style-name="Standard"><text:soft-page-break/><text:s text:c="4"/>"emotion_tags": ["conflict", "vulnerability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can want closeness and fear it at the same time. That doesn't make you broken.",</text:p>
      <text:p text:style-name="Standard"><text:s text:c="4"/>"entry_type": "quiet_truth",</text:p>
      <text:p text:style-name="Standard"><text:s text:c="4"/>"emotion_tags": ["attachment", "confusion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I’m fine and hope someone sees I’m not — and also hope they don’t ask.",</text:p>
      <text:p text:style-name="Standard"><text:s text:c="4"/>"entry_type": "part_voice",</text:p>
      <text:p text:style-name="Standard"><text:s text:c="4"/>"emotion_tags": ["conflict", "grief"],</text:p>
      <text:p text:style-name="Standard"><text:s text:c="4"/>"part_archetype": "masking self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 feel isn’t wrong just because it doesn’t make sense yet.",</text:p>
      <text:p text:style-name="Standard"><text:s text:c="4"/>"entry_type": "poetic_reframe",</text:p>
      <text:p text:style-name="Standard"><text:s text:c="4"/>"emotion_tags": ["confusion", "self-doubt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want to feel but I also don’t want to open that door.",</text:p>
      <text:p text:style-name="Standard"><text:s text:c="4"/>"entry_type": "part_voice",</text:p>
      <text:p text:style-name="Standard"><text:s text:c="4"/>"emotion_tags": ["avoidance", "grief"],</text:p>
      <text:p text:style-name="Standard"><text:s text:c="4"/>"part_archetype": "freeze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pick a side inside yourself. Not yet.",</text:p>
      <text:p text:style-name="Standard"><text:s text:c="4"/>"entry_type": "quiet_truth",</text:p>
      <text:p text:style-name="Standard"><text:s text:c="4"/>"emotion_tags": ["conflict", "dissociation"],</text:p>
      <text:p text:style-name="Standard"><text:s text:c="4"/>"part_archetype": null,</text:p>
      <text:p text:style-name="Standard"><text:s text:c="4"/>"tone_function": ["soften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say I don’t care because I care too much and I’m scared I won’t be met.",</text:p>
      <text:p text:style-name="Standard"><text:s text:c="4"/>"entry_type": "part_voice",</text:p>
      <text:p text:style-name="Standard"><text:s text:c="4"/>"emotion_tags": ["shame", "longing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oft-page-break/><text:s text:c="2"/>},</text:p>
      <text:p text:style-name="Standard"><text:s text:c="2"/>{</text:p>
      <text:p text:style-name="Standard"><text:s text:c="4"/>"text": "You can want rest and still fear what comes when you stop moving.",</text:p>
      <text:p text:style-name="Standard"><text:s text:c="4"/>"entry_type": "poetic_reframe",</text:p>
      <text:p text:style-name="Standard"><text:s text:c="4"/>"emotion_tags": ["burnout", "fear"],</text:p>
      <text:p text:style-name="Standard"><text:s text:c="4"/>"part_archetype": null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want to talk — but I don’t know if I’ll be able to stop once I start.",</text:p>
      <text:p text:style-name="Standard"><text:s text:c="4"/>"entry_type": "part_voice",</text:p>
      <text:p text:style-name="Standard"><text:s text:c="4"/>"emotion_tags": ["fear", "overwhelm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understand yourself fully to be worthy of care right now.",</text:p>
      <text:p text:style-name="Standard"><text:s text:c="4"/>"entry_type": "quiet_truth",</text:p>
      <text:p text:style-name="Standard"><text:s text:c="4"/>"emotion_tags": ["confusion", "self-worth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crave connection — and I rehearse rejection before it even happens.",</text:p>
      <text:p text:style-name="Standard"><text:s text:c="4"/>"entry_type": "part_voice",</text:p>
      <text:p text:style-name="Standard"><text:s text:c="4"/>"emotion_tags": ["attachment", "hypervigilance"],</text:p>
      <text:p text:style-name="Standard"><text:s text:c="4"/>"part_archetype": "anxious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’re feeling might be two parts with two truths — both trying to help.",</text:p>
      <text:p text:style-name="Standard"><text:s text:c="4"/>"entry_type": "poetic_reframe",</text:p>
      <text:p text:style-name="Standard"><text:s text:c="4"/>"emotion_tags": ["conflict", "grief"],</text:p>
      <text:p text:style-name="Standard"><text:s text:c="4"/>"part_archetype": null,</text:p>
      <text:p text:style-name="Standard"><text:s text:c="4"/>"tone_function": ["validate", "unble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pull back the moment I feel safe — because that’s when it usually goes bad.",</text:p>
      <text:p text:style-name="Standard"><text:s text:c="4"/>"entry_type": "part_voice",</text:p>
      <text:p text:style-name="Standard"><text:s text:c="4"/>"emotion_tags": ["attachment", "betrayal"],</text:p>
      <text:p text:style-name="Standard"><text:s text:c="4"/>"part_archetype": "avoidant protector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’re allowed to not know how you feel. That’s not avoidance — it’s honesty.",</text:p>
      <text:p text:style-name="Standard"><text:s text:c="4"/>"entry_type": "quiet_truth",</text:p>
      <text:p text:style-name="Standard"><text:soft-page-break/><text:s text:c="4"/>"emotion_tags": ["dissociation", "overwhelm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fight to be heard — and also feel terrified of being truly seen.",</text:p>
      <text:p text:style-name="Standard"><text:s text:c="4"/>"entry_type": "part_voice",</text:p>
      <text:p text:style-name="Standard"><text:s text:c="4"/>"emotion_tags": ["fear", "longing"],</text:p>
      <text:p text:style-name="Standard"><text:s text:c="4"/>"part_archetype": "exile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Even contradiction is a form of self-protection.",</text:p>
      <text:p text:style-name="Standard"><text:s text:c="4"/>"entry_type": "poetic_reframe",</text:p>
      <text:p text:style-name="Standard"><text:s text:c="4"/>"emotion_tags": ["conflict", "dissociation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keep it vague because clarity has always come with punishment.",</text:p>
      <text:p text:style-name="Standard"><text:s text:c="4"/>"entry_type": "part_voice",</text:p>
      <text:p text:style-name="Standard"><text:s text:c="4"/>"emotion_tags": ["fear", "self-censorship"],</text:p>
      <text:p text:style-name="Standard"><text:s text:c="4"/>"part_archetype": "masking self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collapse into one version of yourself to be real.",</text:p>
      <text:p text:style-name="Standard"><text:s text:c="4"/>"entry_type": "quiet_truth",</text:p>
      <text:p text:style-name="Standard"><text:s text:c="4"/>"emotion_tags": ["identity", "shame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want to trust — and I’m collecting proof that I shouldn’t.",</text:p>
      <text:p text:style-name="Standard"><text:s text:c="4"/>"entry_type": "part_voice",</text:p>
      <text:p text:style-name="Standard"><text:s text:c="4"/>"emotion_tags": ["fear", "hope"],</text:p>
      <text:p text:style-name="Standard"><text:s text:c="4"/>"part_archetype": "vigilant protector",</text:p>
      <text:p text:style-name="Standard"><text:s text:c="4"/>"tone_function": ["mirror", "griev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Maybe both parts are right. Maybe that’s the problem.",</text:p>
      <text:p text:style-name="Standard"><text:s text:c="4"/>"entry_type": "poetic_reframe",</text:p>
      <text:p text:style-name="Standard"><text:s text:c="4"/>"emotion_tags": ["conflict", "internalized pressure"],</text:p>
      <text:p text:style-name="Standard"><text:s text:c="4"/>"part_archetype": null,</text:p>
      <text:p text:style-name="Standard"><text:s text:c="4"/>"tone_function": ["validate", "unblend"],</text:p>
      <text:p text:style-name="Standard"><text:s text:c="4"/>"delivery_context": ["vault_card"]</text:p>
      <text:p text:style-name="Standard"><text:soft-page-break/><text:s text:c="2"/>}</text:p>
      <text:p text:style-name="Standard">]</text:p>
      <text:p text:style-name="Standard"><text:line-break/><text:line-break/>[</text:p>
      <text:p text:style-name="Standard"><text:s text:c="2"/>{</text:p>
      <text:p text:style-name="Standard"><text:s text:c="4"/>"text": "Like watching my life through fogged glass I can’t wipe clean.",</text:p>
      <text:p text:style-name="Standard"><text:s text:c="4"/>"entry_type": "metaphor_image",</text:p>
      <text:p text:style-name="Standard"><text:s text:c="4"/>"emotion_tags": ["dissociation", "grief"],</text:p>
      <text:p text:style-name="Standard"><text:s text:c="4"/>"part_archetype": null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floating inside my own body, but untethered.",</text:p>
      <text:p text:style-name="Standard"><text:s text:c="4"/>"entry_type": "metaphor_image",</text:p>
      <text:p text:style-name="Standard"><text:s text:c="4"/>"emotion_tags": ["numbness", "detachment"],</text:p>
      <text:p text:style-name="Standard"><text:s text:c="4"/>"part_archetype": null,</text:p>
      <text:p text:style-name="Standard"><text:s text:c="4"/>"tone_function": ["mirror", "validate"],</text:p>
      <text:p text:style-name="Standard"><text:s text:c="4"/>"delivery_context": ["body_scan"]</text:p>
      <text:p text:style-name="Standard"><text:s text:c="2"/>},</text:p>
      <text:p text:style-name="Standard"><text:s text:c="2"/>{</text:p>
      <text:p text:style-name="Standard"><text:s text:c="4"/>"text": "Like my thoughts are happening in another room I can’t get into.",</text:p>
      <text:p text:style-name="Standard"><text:s text:c="4"/>"entry_type": "metaphor_image",</text:p>
      <text:p text:style-name="Standard"><text:s text:c="4"/>"emotion_tags": ["dissociation", "confusion"],</text:p>
      <text:p text:style-name="Standard"><text:s text:c="4"/>"part_archetype": null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I’m present but not landed.",</text:p>
      <text:p text:style-name="Standard"><text:s text:c="4"/>"entry_type": "metaphor_image",</text:p>
      <text:p text:style-name="Standard"><text:s text:c="4"/>"emotion_tags": ["dissociation", "numbness"],</text:p>
      <text:p text:style-name="Standard"><text:s text:c="4"/>"part_archetype": null,</text:p>
      <text:p text:style-name="Standard"><text:s text:c="4"/>"tone_function": ["mirror", "validate"],</text:p>
      <text:p text:style-name="Standard"><text:s text:c="4"/>"delivery_context": ["vault_card", "body_scan"]</text:p>
      <text:p text:style-name="Standard"><text:s text:c="2"/>},</text:p>
      <text:p text:style-name="Standard"><text:s text:c="2"/>{</text:p>
      <text:p text:style-name="Standard"><text:s text:c="4"/>"text": "Like being underwater with sound muffled and time slow.",</text:p>
      <text:p text:style-name="Standard"><text:s text:c="4"/>"entry_type": "metaphor_image",</text:p>
      <text:p text:style-name="Standard"><text:s text:c="4"/>"emotion_tags": ["dissociation", "freeze"],</text:p>
      <text:p text:style-name="Standard"><text:s text:c="4"/>"part_archetype": "freeze self",</text:p>
      <text:p text:style-name="Standard"><text:s text:c="4"/>"tone_function": ["validate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wearing a costume that grew over my skin.",</text:p>
      <text:p text:style-name="Standard"><text:s text:c="4"/>"entry_type": "metaphor_image",</text:p>
      <text:p text:style-name="Standard"><text:s text:c="4"/>"emotion_tags": ["masking", "identity"],</text:p>
      <text:p text:style-name="Standard"><text:s text:c="4"/>"part_archetype": "adaptive self",</text:p>
      <text:p text:style-name="Standard"><text:s text:c="4"/>"tone_function": ["mirror", "validate"],</text:p>
      <text:p text:style-name="Standard"><text:s text:c="4"/>"delivery_context": ["vault_card"]</text:p>
      <text:p text:style-name="Standard"><text:soft-page-break/><text:s text:c="2"/>},</text:p>
      <text:p text:style-name="Standard"><text:s text:c="2"/>{</text:p>
      <text:p text:style-name="Standard"><text:s text:c="4"/>"text": "Like holding my breath for a danger that already passed.",</text:p>
      <text:p text:style-name="Standard"><text:s text:c="4"/>"entry_type": "metaphor_image",</text:p>
      <text:p text:style-name="Standard"><text:s text:c="4"/>"emotion_tags": ["hypervigilance", "trauma"],</text:p>
      <text:p text:style-name="Standard"><text:s text:c="4"/>"part_archetype": "vigilant protector"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someone pressed pause on me and forgot to hit play again.",</text:p>
      <text:p text:style-name="Standard"><text:s text:c="4"/>"entry_type": "metaphor_image",</text:p>
      <text:p text:style-name="Standard"><text:s text:c="4"/>"emotion_tags": ["numbness", "disconnection"],</text:p>
      <text:p text:style-name="Standard"><text:s text:c="4"/>"part_archetype": null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my emotions are behind soundproof glass — I see them, but I can’t reach them.",</text:p>
      <text:p text:style-name="Standard"><text:s text:c="4"/>"entry_type": "metaphor_image",</text:p>
      <text:p text:style-name="Standard"><text:s text:c="4"/>"emotion_tags": ["dissociation", "grief"],</text:p>
      <text:p text:style-name="Standard"><text:s text:c="4"/>"part_archetype": "exile"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I’m here in body, but my soul is lagging behind me.",</text:p>
      <text:p text:style-name="Standard"><text:s text:c="4"/>"entry_type": "metaphor_image",</text:p>
      <text:p text:style-name="Standard"><text:s text:c="4"/>"emotion_tags": ["numbness", "dissociation"],</text:p>
      <text:p text:style-name="Standard"><text:s text:c="4"/>"part_archetype": null,</text:p>
      <text:p text:style-name="Standard"><text:s text:c="4"/>"tone_function": ["mirror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I’m inside a shell someone else built, and I forgot how to crack it.",</text:p>
      <text:p text:style-name="Standard"><text:s text:c="4"/>"entry_type": "metaphor_image",</text:p>
      <text:p text:style-name="Standard"><text:s text:c="4"/>"emotion_tags": ["identity", "dissociation"],</text:p>
      <text:p text:style-name="Standard"><text:s text:c="4"/>"part_archetype": "freeze self"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time is happening but I’m not inside it.",</text:p>
      <text:p text:style-name="Standard"><text:s text:c="4"/>"entry_type": "metaphor_image",</text:p>
      <text:p text:style-name="Standard"><text:s text:c="4"/>"emotion_tags": ["freeze", "derealization"],</text:p>
      <text:p text:style-name="Standard"><text:s text:c="4"/>"part_archetype": null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I’m floating just above the pain so I don’t drown in it.",</text:p>
      <text:p text:style-name="Standard"><text:s text:c="4"/>"entry_type": "metaphor_image",</text:p>
      <text:p text:style-name="Standard"><text:soft-page-break/><text:s text:c="4"/>"emotion_tags": ["numbness", "trauma"],</text:p>
      <text:p text:style-name="Standard"><text:s text:c="4"/>"part_archetype": "freeze self",</text:p>
      <text:p text:style-name="Standard"><text:s text:c="4"/>"tone_function": ["validate", "mirror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I’m blinking through static and my body forgot how to speak first.",</text:p>
      <text:p text:style-name="Standard"><text:s text:c="4"/>"entry_type": "metaphor_image",</text:p>
      <text:p text:style-name="Standard"><text:s text:c="4"/>"emotion_tags": ["dissociation", "sensory disruption"],</text:p>
      <text:p text:style-name="Standard"><text:s text:c="4"/>"part_archetype": null,</text:p>
      <text:p text:style-name="Standard"><text:s text:c="4"/>"tone_function": ["mirror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Like I’m not gone — just dimmed.",</text:p>
      <text:p text:style-name="Standard"><text:s text:c="4"/>"entry_type": "metaphor_image",</text:p>
      <text:p text:style-name="Standard"><text:s text:c="4"/>"emotion_tags": ["numbness", "identity"],</text:p>
      <text:p text:style-name="Standard"><text:s text:c="4"/>"part_archetype": null,</text:p>
      <text:p text:style-name="Standard"><text:s text:c="4"/>"tone_function": ["validate", "soften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>[</text:p>
      <text:p text:style-name="Standard"><text:s text:c="2"/>{</text:p>
      <text:p text:style-name="Standard"><text:s text:c="4"/>"text": "That voice saying you're too much? It learned that from people who couldn't hold their own hearts.",</text:p>
      <text:p text:style-name="Standard"><text:s text:c="4"/>"entry_type": "poetic_reframe",</text:p>
      <text:p text:style-name="Standard"><text:s text:c="4"/>"emotion_tags": ["shame", "self-attack"],</text:p>
      <text:p text:style-name="Standard"><text:s text:c="4"/>"part_archetype": "inner critic",</text:p>
      <text:p text:style-name="Standard"><text:s text:c="4"/>"tone_function": ["validate", "refr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not broken. You’re bruised by survival, not defined by it.",</text:p>
      <text:p text:style-name="Standard"><text:s text:c="4"/>"entry_type": "quiet_truth",</text:p>
      <text:p text:style-name="Standard"><text:s text:c="4"/>"emotion_tags": ["shame", "self-worth"],</text:p>
      <text:p text:style-name="Standard"><text:s text:c="4"/>"part_archetype": null,</text:p>
      <text:p text:style-name="Standard"><text:s text:c="4"/>"tone_function": ["affirm worth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That inner critic? It started out trying to keep you safe — it just got scared and loud.",</text:p>
      <text:p text:style-name="Standard"><text:s text:c="4"/>"entry_type": "poetic_reframe",</text:p>
      <text:p text:style-name="Standard"><text:s text:c="4"/>"emotion_tags": ["self-attack", "protection"],</text:p>
      <text:p text:style-name="Standard"><text:s text:c="4"/>"part_archetype": "inner critic",</text:p>
      <text:p text:style-name="Standard"><text:s text:c="4"/>"tone_function": ["unblend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judge myself before anyone else can. It makes me feel prepared, even if it tears me down.",</text:p>
      <text:p text:style-name="Standard"><text:soft-page-break/><text:s text:c="4"/>"entry_type": "part_voice",</text:p>
      <text:p text:style-name="Standard"><text:s text:c="4"/>"emotion_tags": ["shame", "control"],</text:p>
      <text:p text:style-name="Standard"><text:s text:c="4"/>"part_archetype": "inner critic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if that harshness isn’t who you are — but what you were taught?",</text:p>
      <text:p text:style-name="Standard"><text:s text:c="4"/>"entry_type": "poetic_reframe",</text:p>
      <text:p text:style-name="Standard"><text:s text:c="4"/>"emotion_tags": ["self-attack", "internalized messages"],</text:p>
      <text:p text:style-name="Standard"><text:s text:c="4"/>"part_archetype": null,</text:p>
      <text:p text:style-name="Standard"><text:s text:c="4"/>"tone_function": ["de-sh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Even the part of you that’s hard on yourself is scared you’ll get hurt again.",</text:p>
      <text:p text:style-name="Standard"><text:s text:c="4"/>"entry_type": "poetic_reframe",</text:p>
      <text:p text:style-name="Standard"><text:s text:c="4"/>"emotion_tags": ["shame", "protection"],</text:p>
      <text:p text:style-name="Standard"><text:s text:c="4"/>"part_archetype": "inner critic",</text:p>
      <text:p text:style-name="Standard"><text:s text:c="4"/>"tone_function": ["unblend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don’t have to meet impossible standards to deserve gentleness.",</text:p>
      <text:p text:style-name="Standard"><text:s text:c="4"/>"entry_type": "quiet_truth",</text:p>
      <text:p text:style-name="Standard"><text:s text:c="4"/>"emotion_tags": ["perfectionism", "shame"],</text:p>
      <text:p text:style-name="Standard"><text:s text:c="4"/>"part_archetype": null,</text:p>
      <text:p text:style-name="Standard"><text:s text:c="4"/>"tone_function": ["affirm worth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get mean with myself so no one else can beat me to it.",</text:p>
      <text:p text:style-name="Standard"><text:s text:c="4"/>"entry_type": "part_voice",</text:p>
      <text:p text:style-name="Standard"><text:s text:c="4"/>"emotion_tags": ["self-attack", "abandonment"],</text:p>
      <text:p text:style-name="Standard"><text:s text:c="4"/>"part_archetype": "inner critic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That inner voice tearing you down? It learned fear before it learned love.",</text:p>
      <text:p text:style-name="Standard"><text:s text:c="4"/>"entry_type": "poetic_reframe",</text:p>
      <text:p text:style-name="Standard"><text:s text:c="4"/>"emotion_tags": ["self-hate", "trauma"],</text:p>
      <text:p text:style-name="Standard"><text:s text:c="4"/>"part_archetype": "inner critic",</text:p>
      <text:p text:style-name="Standard"><text:s text:c="4"/>"tone_function": ["de-shame", "unble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don’t have to fight the voice. You can meet the fear underneath it instead.",</text:p>
      <text:p text:style-name="Standard"><text:s text:c="4"/>"entry_type": "quiet_truth",</text:p>
      <text:p text:style-name="Standard"><text:s text:c="4"/>"emotion_tags": ["conflict", "shame"],</text:p>
      <text:p text:style-name="Standard"><text:s text:c="4"/>"part_archetype": null,</text:p>
      <text:p text:style-name="Standard"><text:s text:c="4"/>"tone_function": ["unblend", "soften"],</text:p>
      <text:p text:style-name="Standard"><text:soft-page-break/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I only feel safe when I’m harsh with myself. Softness feels like weakness.",</text:p>
      <text:p text:style-name="Standard"><text:s text:c="4"/>"entry_type": "part_voice",</text:p>
      <text:p text:style-name="Standard"><text:s text:c="4"/>"emotion_tags": ["vulnerability", "fear"],</text:p>
      <text:p text:style-name="Standard"><text:s text:c="4"/>"part_archetype": "inner critic",</text:p>
      <text:p text:style-name="Standard"><text:s text:c="4"/>"tone_function": ["mirror", "validate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What you call laziness might just be exhaustion from years of internal war.",</text:p>
      <text:p text:style-name="Standard"><text:s text:c="4"/>"entry_type": "poetic_reframe",</text:p>
      <text:p text:style-name="Standard"><text:s text:c="4"/>"emotion_tags": ["self-attack", "burnout"],</text:p>
      <text:p text:style-name="Standard"><text:s text:c="4"/>"part_archetype": null,</text:p>
      <text:p text:style-name="Standard"><text:s text:c="4"/>"tone_function": ["de-sh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don’t have to be perfect to be allowed to rest.",</text:p>
      <text:p text:style-name="Standard"><text:s text:c="4"/>"entry_type": "quiet_truth",</text:p>
      <text:p text:style-name="Standard"><text:s text:c="4"/>"emotion_tags": ["perfectionism", "burnout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That part of me that says I’m a failure? It just doesn’t know how to say 'I’m scared.'",</text:p>
      <text:p text:style-name="Standard"><text:s text:c="4"/>"entry_type": "part_voice",</text:p>
      <text:p text:style-name="Standard"><text:s text:c="4"/>"emotion_tags": ["shame", "fear"],</text:p>
      <text:p text:style-name="Standard"><text:s text:c="4"/>"part_archetype": "inner critic",</text:p>
      <text:p text:style-name="Standard"><text:s text:c="4"/>"tone_function": ["mirror", "unblend"],</text:p>
      <text:p text:style-name="Standard"><text:s text:c="4"/>"delivery_context": ["part_dialogue_seed"]</text:p>
      <text:p text:style-name="Standard"><text:s text:c="2"/>},</text:p>
      <text:p text:style-name="Standard"><text:s text:c="2"/>{</text:p>
      <text:p text:style-name="Standard"><text:s text:c="4"/>"text": "You don’t have to believe the voice that tells you you’re not enough. That’s not your truth. That’s your wound talking.",</text:p>
      <text:p text:style-name="Standard"><text:s text:c="4"/>"entry_type": "poetic_reframe",</text:p>
      <text:p text:style-name="Standard"><text:s text:c="4"/>"emotion_tags": ["self-doubt", "trauma"],</text:p>
      <text:p text:style-name="Standard"><text:s text:c="4"/>"part_archetype": null,</text:p>
      <text:p text:style-name="Standard"><text:s text:c="4"/>"tone_function": ["de-shame", "affirm worth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/>
      <text:p text:style-name="Standard">[</text:p>
      <text:p text:style-name="Standard"><text:s text:c="2"/>{</text:p>
      <text:p text:style-name="Standard"><text:s text:c="4"/>"text": "You don’t have to be okay to be worthy of care.",</text:p>
      <text:p text:style-name="Standard"><text:s text:c="4"/>"entry_type": "quiet_truth",</text:p>
      <text:p text:style-name="Standard"><text:s text:c="4"/>"emotion_tags": ["shame", "overwhelm"],</text:p>
      <text:p text:style-name="Standard"><text:soft-page-break/><text:s text:c="4"/>"part_archetype": null,</text:p>
      <text:p text:style-name="Standard"><text:s text:c="4"/>"tone_function": ["affirm worth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allowed to take up space.",</text:p>
      <text:p text:style-name="Standard"><text:s text:c="4"/>"entry_type": "quiet_truth",</text:p>
      <text:p text:style-name="Standard"><text:s text:c="4"/>"emotion_tags": ["invisibility", "shame"],</text:p>
      <text:p text:style-name="Standard"><text:s text:c="4"/>"part_archetype": null,</text:p>
      <text:p text:style-name="Standard"><text:s text:c="4"/>"tone_function": ["affirm worth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matter, even if no one has ever told you so.",</text:p>
      <text:p text:style-name="Standard"><text:s text:c="4"/>"entry_type": "quiet_truth",</text:p>
      <text:p text:style-name="Standard"><text:s text:c="4"/>"emotion_tags": ["neglect", "self-worth"],</text:p>
      <text:p text:style-name="Standard"><text:s text:c="4"/>"part_archetype": null,</text:p>
      <text:p text:style-name="Standard"><text:s text:c="4"/>"tone_function": ["validat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not a burden. You’re just carrying too much alone.",</text:p>
      <text:p text:style-name="Standard"><text:s text:c="4"/>"entry_type": "quiet_truth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de-shame", "affirm worth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already enough to be met with gentleness.",</text:p>
      <text:p text:style-name="Standard"><text:s text:c="4"/>"entry_type": "quiet_truth",</text:p>
      <text:p text:style-name="Standard"><text:s text:c="4"/>"emotion_tags": ["self-worth", "attachment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don’t need to fix anything to deserve kindness.",</text:p>
      <text:p text:style-name="Standard"><text:s text:c="4"/>"entry_type": "quiet_truth",</text:p>
      <text:p text:style-name="Standard"><text:s text:c="4"/>"emotion_tags": ["shame", "self-improvement pressure"],</text:p>
      <text:p text:style-name="Standard"><text:s text:c="4"/>"part_archetype": null,</text:p>
      <text:p text:style-name="Standard"><text:s text:c="4"/>"tone_function": ["validate", "ground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are not too much. You are enough, exactly as you are.",</text:p>
      <text:p text:style-name="Standard"><text:s text:c="4"/>"entry_type": "quiet_truth",</text:p>
      <text:p text:style-name="Standard"><text:s text:c="4"/>"emotion_tags": ["shame", "rejection"],</text:p>
      <text:p text:style-name="Standard"><text:s text:c="4"/>"part_archetype": null,</text:p>
      <text:p text:style-name="Standard"><text:s text:c="4"/>"tone_function": ["de-shame", "affirm worth"],</text:p>
      <text:p text:style-name="Standard"><text:s text:c="4"/>"delivery_context": ["vault_card"]</text:p>
      <text:p text:style-name="Standard"><text:s text:c="2"/>},</text:p>
      <text:p text:style-name="Standard"><text:soft-page-break/><text:s text:c="2"/>{</text:p>
      <text:p text:style-name="Standard"><text:s text:c="4"/>"text": "You don’t have to be strong right now. You just have to be here.",</text:p>
      <text:p text:style-name="Standard"><text:s text:c="4"/>"entry_type": "quiet_truth",</text:p>
      <text:p text:style-name="Standard"><text:s text:c="4"/>"emotion_tags": ["overwhelm", "grief"],</text:p>
      <text:p text:style-name="Standard"><text:s text:c="4"/>"part_archetype": null,</text:p>
      <text:p text:style-name="Standard"><text:s text:c="4"/>"tone_function": ["soften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are not behind. You are becoming at your own pace.",</text:p>
      <text:p text:style-name="Standard"><text:s text:c="4"/>"entry_type": "quiet_truth",</text:p>
      <text:p text:style-name="Standard"><text:s text:c="4"/>"emotion_tags": ["self-judgment", "shame"],</text:p>
      <text:p text:style-name="Standard"><text:s text:c="4"/>"part_archetype": null,</text:p>
      <text:p text:style-name="Standard"><text:s text:c="4"/>"tone_function": ["reframe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not failing. You’re feeling.",</text:p>
      <text:p text:style-name="Standard"><text:s text:c="4"/>"entry_type": "quiet_truth",</text:p>
      <text:p text:style-name="Standard"><text:s text:c="4"/>"emotion_tags": ["shame", "emotional overwhelm"],</text:p>
      <text:p text:style-name="Standard"><text:s text:c="4"/>"part_archetype": null,</text:p>
      <text:p text:style-name="Standard"><text:s text:c="4"/>"tone_function": ["de-shame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are allowed to rest before you’ve earned it.",</text:p>
      <text:p text:style-name="Standard"><text:s text:c="4"/>"entry_type": "quiet_truth",</text:p>
      <text:p text:style-name="Standard"><text:s text:c="4"/>"emotion_tags": ["burnout", "self-worth"],</text:p>
      <text:p text:style-name="Standard"><text:s text:c="4"/>"part_archetype": null,</text:p>
      <text:p text:style-name="Standard"><text:s text:c="4"/>"tone_function": ["affirm worth", "soften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allowed to be loved in your messiness too.",</text:p>
      <text:p text:style-name="Standard"><text:s text:c="4"/>"entry_type": "quiet_truth",</text:p>
      <text:p text:style-name="Standard"><text:s text:c="4"/>"emotion_tags": ["shame", "grief"],</text:p>
      <text:p text:style-name="Standard"><text:s text:c="4"/>"part_archetype": null,</text:p>
      <text:p text:style-name="Standard"><text:s text:c="4"/>"tone_function": ["affirm worth", "de-sham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belong, even in the moments you feel furthest from yourself.",</text:p>
      <text:p text:style-name="Standard"><text:s text:c="4"/>"entry_type": "quiet_truth",</text:p>
      <text:p text:style-name="Standard"><text:s text:c="4"/>"emotion_tags": ["identity", "dissociation"],</text:p>
      <text:p text:style-name="Standard"><text:s text:c="4"/>"part_archetype": null,</text:p>
      <text:p text:style-name="Standard"><text:s text:c="4"/>"tone_function": ["ground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’re worthy of comfort — not just survival.",</text:p>
      <text:p text:style-name="Standard"><text:s text:c="4"/>"entry_type": "quiet_truth",</text:p>
      <text:p text:style-name="Standard"><text:s text:c="4"/>"emotion_tags": ["self-worth", "attachment"],</text:p>
      <text:p text:style-name="Standard"><text:soft-page-break/><text:s text:c="4"/>"part_archetype": null,</text:p>
      <text:p text:style-name="Standard"><text:s text:c="4"/>"tone_function": ["affirm worth", "validate"],</text:p>
      <text:p text:style-name="Standard"><text:s text:c="4"/>"delivery_context": ["vault_card"]</text:p>
      <text:p text:style-name="Standard"><text:s text:c="2"/>},</text:p>
      <text:p text:style-name="Standard"><text:s text:c="2"/>{</text:p>
      <text:p text:style-name="Standard"><text:s text:c="4"/>"text": "You don’t need to be useful to be valuable.",</text:p>
      <text:p text:style-name="Standard"><text:s text:c="4"/>"entry_type": "quiet_truth",</text:p>
      <text:p text:style-name="Standard"><text:s text:c="4"/>"emotion_tags": ["performance", "shame"],</text:p>
      <text:p text:style-name="Standard"><text:s text:c="4"/>"part_archetype": null,</text:p>
      <text:p text:style-name="Standard"><text:s text:c="4"/>"tone_function": ["de-shame", "ground"],</text:p>
      <text:p text:style-name="Standard"><text:s text:c="4"/>"delivery_context": ["vault_card"]</text:p>
      <text:p text:style-name="Standard"><text:s text:c="2"/>}</text:p>
      <text:p text:style-name="Standard">]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8:15:18.723000000</meta:creation-date>
    <meta:generator>Neat_Office/6.2.8.2$Windows_x86 LibreOffice_project/</meta:generator>
    <dc:date>2025-05-22T08:20:39.742000000</dc:date>
    <meta:editing-duration>PT4M11S</meta:editing-duration>
    <meta:editing-cycles>2</meta:editing-cycles>
    <meta:document-statistic meta:table-count="0" meta:image-count="0" meta:object-count="0" meta:page-count="73" meta:paragraph-count="3707" meta:word-count="12499" meta:character-count="128324" meta:non-whitespace-character-count="106604"/>
  </office:meta>
</office:document-meta>
</file>